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27in"/>
    </style:style>
    <style:style style:name="co2" style:family="table-column">
      <style:table-column-properties fo:break-before="auto" style:column-width="1.5902in"/>
    </style:style>
    <style:style style:name="co3" style:family="table-column">
      <style:table-column-properties fo:break-before="auto" style:column-width="1.6654in"/>
    </style:style>
    <style:style style:name="co4" style:family="table-column">
      <style:table-column-properties fo:break-before="auto" style:column-width="0.6791in"/>
    </style:style>
    <style:style style:name="co5" style:family="table-column">
      <style:table-column-properties fo:break-before="auto" style:column-width="1.7689in"/>
    </style:style>
    <style:style style:name="co6" style:family="table-column">
      <style:table-column-properties fo:break-before="auto" style:column-width="1.509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r_data_200" table:style-name="ta1">
        <office:forms form:automatic-focus="false" form:apply-design-mode="false"/>
        <table:shapes>
          <draw:frame draw:z-index="0" draw:style-name="gr1" draw:text-style-name="P1" svg:width="11.5in" svg:height="6.4701in" svg:x="10.4906in" svg:y="0.4217in">
            <draw:object draw:notify-on-update-of-ranges="cr_data_200.A1:cr_data_200.A1 cr_data_200.A2:cr_data_200.A197 cr_data_200.B1:cr_data_200.B1 cr_data_200.B2:cr_data_200.B197 cr_data_200.A1:cr_data_200.A1 cr_data_200.A2:cr_data_200.A197 cr_data_200.C1:cr_data_200.C1 cr_data_200.C2:cr_data_200.C19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.5in" svg:height="6.4701in" svg:x="10.4496in" svg:y="7.1508in">
            <draw:object draw:notify-on-update-of-ranges="cr_data_200.A1:cr_data_200.A1 cr_data_200.A2:cr_data_200.A197 cr_data_200.H1:cr_data_200.H1 cr_data_200.H2:cr_data_200.H19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1.5in" svg:height="6.4701in" svg:x="10.5075in" svg:y="13.978in">
            <draw:object draw:notify-on-update-of-ranges="cr_data_200.A1:cr_data_200.A1 cr_data_200.A2:cr_data_200.A197 cr_data_200.I1:cr_data_200.I1 cr_data_200.I2:cr_data_200.I19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6372" table:default-cell-style-name="Default"/>
        <table:table-row table:style-name="ro1">
          <table:table-cell table:style-name="ce1" office:value-type="string" calcext:value-type="string">
            <text:p>max_denom</text:p>
          </table:table-cell>
          <table:table-cell table:style-name="ce1" office:value-type="string" calcext:value-type="string">
            <text:p>mp_diff</text:p>
          </table:table-cell>
          <table:table-cell table:style-name="ce1" office:value-type="string" calcext:value-type="string">
            <text:p>extrm_diff</text:p>
          </table:table-cell>
          <table:table-cell table:style-name="ce1" office:value-type="string" calcext:value-type="string">
            <text:p>mp_ratio1_num</text:p>
          </table:table-cell>
          <table:table-cell table:style-name="ce1" office:value-type="string" calcext:value-type="string">
            <text:p>mp_ratio1_denom</text:p>
          </table:table-cell>
          <table:table-cell table:style-name="ce1" office:value-type="string" calcext:value-type="string">
            <text:p>mp_ratio2_num</text:p>
          </table:table-cell>
          <table:table-cell table:style-name="ce1" office:value-type="string" calcext:value-type="string">
            <text:p>mp_ratio2_denom</text:p>
          </table:table-cell>
          <table:table-cell table:style-name="ce1" office:value-type="string" calcext:value-type="string">
            <text:p>mp_delta</text:p>
          </table:table-cell>
          <table:table-cell table:style-name="ce1" office:value-type="string" calcext:value-type="string">
            <text:p>mp_ratio</text:p>
          </table:table-cell>
          <table:table-cell table:style-name="ce1" table:number-columns-repeated="1637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2]-[.C2]" office:value-type="float" office:value="0.05" calcext:value-type="float">
            <text:p>0.05</text:p>
          </table:table-cell>
          <table:table-cell table:formula="of:=(([.F2] / [.G2]) + ([.D2] / [.E2])) / 2" office:value-type="float" office:value="0.45" calcext:value-type="float">
            <text:p>0.45</text:p>
          </table:table-cell>
          <table:table-cell table:number-columns-repeated="1637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666666666666667" calcext:value-type="float">
            <text:p>0.0666666666666667</text:p>
          </table:table-cell>
          <table:table-cell office:value-type="float" office:value="0.0333333333333334" calcext:value-type="float">
            <text:p>0.033333333333333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B3]-[.C3]" office:value-type="float" office:value="0.0333333333333334" calcext:value-type="float">
            <text:p>0.0333333333333334</text:p>
          </table:table-cell>
          <table:table-cell table:formula="of:=(([.F3] / [.G3]) + ([.D3] / [.E3])) / 2" office:value-type="float" office:value="0.366666666666667" calcext:value-type="float">
            <text:p>0.366666666666667</text:p>
          </table:table-cell>
          <table:table-cell table:number-columns-repeated="1637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285714285714285" calcext:value-type="float">
            <text:p>0.0285714285714285</text:p>
          </table:table-cell>
          <table:table-cell office:value-type="float" office:value="0.0238095238095238" calcext:value-type="float">
            <text:p>0.023809523809523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B4]-[.C4]" office:value-type="float" office:value="0.00476190476190472" calcext:value-type="float">
            <text:p>0.00476190476190472</text:p>
          </table:table-cell>
          <table:table-cell table:formula="of:=(([.F4] / [.G4]) + ([.D4] / [.E4])) / 2" office:value-type="float" office:value="0.414285714285714" calcext:value-type="float">
            <text:p>0.414285714285714</text:p>
          </table:table-cell>
          <table:table-cell table:number-columns-repeated="1637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78571428571429" calcext:value-type="float">
            <text:p>0.017857142857142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B5]-[.C5]" office:value-type="float" office:value="0.00714285714285717" calcext:value-type="float">
            <text:p>0.00714285714285717</text:p>
          </table:table-cell>
          <table:table-cell table:formula="of:=(([.F5] / [.G5]) + ([.D5] / [.E5])) / 2" office:value-type="float" office:value="0.3875" calcext:value-type="float">
            <text:p>0.3875</text:p>
          </table:table-cell>
          <table:table-cell table:number-columns-repeated="1637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58730158730159" calcext:value-type="float">
            <text:p>0.0158730158730159</text:p>
          </table:table-cell>
          <table:table-cell office:value-type="float" office:value="0.0138888888888889" calcext:value-type="float">
            <text:p>0.013888888888888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B6]-[.C6]" office:value-type="float" office:value="0.00198412698412698" calcext:value-type="float">
            <text:p>0.00198412698412698</text:p>
          </table:table-cell>
          <table:table-cell table:formula="of:=(([.F6] / [.G6]) + ([.D6] / [.E6])) / 2" office:value-type="float" office:value="0.436507936507937" calcext:value-type="float">
            <text:p>0.436507936507937</text:p>
          </table:table-cell>
          <table:table-cell table:number-columns-repeated="1637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42857142857143" calcext:value-type="float">
            <text:p>0.0142857142857143</text:p>
          </table:table-cell>
          <table:table-cell office:value-type="float" office:value="0.0111111111111111" calcext:value-type="float">
            <text:p>0.01111111111111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B7]-[.C7]" office:value-type="float" office:value="0.00317460317460319" calcext:value-type="float">
            <text:p>0.00317460317460319</text:p>
          </table:table-cell>
          <table:table-cell table:formula="of:=(([.F7] / [.G7]) + ([.D7] / [.E7])) / 2" office:value-type="float" office:value="0.292857142857143" calcext:value-type="float">
            <text:p>0.292857142857143</text:p>
          </table:table-cell>
          <table:table-cell table:number-columns-repeated="1637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01010101010101" calcext:value-type="float">
            <text:p>0.0101010101010101</text:p>
          </table:table-cell>
          <table:table-cell office:value-type="float" office:value="0.00909090909090909" calcext:value-type="float">
            <text:p>0.0090909090909090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[.B8]-[.C8]" office:value-type="float" office:value="0.00101010101010102" calcext:value-type="float">
            <text:p>0.00101010101010102</text:p>
          </table:table-cell>
          <table:table-cell table:formula="of:=(([.F8] / [.G8]) + ([.D8] / [.E8])) / 2" office:value-type="float" office:value="0.44949494949495" calcext:value-type="float">
            <text:p>0.44949494949495</text:p>
          </table:table-cell>
          <table:table-cell table:number-columns-repeated="1637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01010101010101" calcext:value-type="float">
            <text:p>0.0101010101010101</text:p>
          </table:table-cell>
          <table:table-cell office:value-type="float" office:value="0.00757575757575758" calcext:value-type="float">
            <text:p>0.0075757575757575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[.B9]-[.C9]" office:value-type="float" office:value="0.00252525252525253" calcext:value-type="float">
            <text:p>0.00252525252525253</text:p>
          </table:table-cell>
          <table:table-cell table:formula="of:=(([.F9] / [.G9]) + ([.D9] / [.E9])) / 2" office:value-type="float" office:value="0.44949494949495" calcext:value-type="float">
            <text:p>0.44949494949495</text:p>
          </table:table-cell>
          <table:table-cell table:number-columns-repeated="1637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699300699300703" calcext:value-type="float">
            <text:p>0.00699300699300703</text:p>
          </table:table-cell>
          <table:table-cell office:value-type="float" office:value="0.0064102564102564" calcext:value-type="float">
            <text:p>0.006410256410256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formula="of:=[.B10]-[.C10]" office:value-type="float" office:value="0.000582750582750632" calcext:value-type="float">
            <text:p>0.000582750582750632</text:p>
          </table:table-cell>
          <table:table-cell table:formula="of:=(([.F10] / [.G10]) + ([.D10] / [.E10])) / 2" office:value-type="float" office:value="0.458041958041958" calcext:value-type="float">
            <text:p>0.458041958041958</text:p>
          </table:table-cell>
          <table:table-cell table:number-columns-repeated="1637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64935064935065" calcext:value-type="float">
            <text:p>0.0064935064935065</text:p>
          </table:table-cell>
          <table:table-cell office:value-type="float" office:value="0.0054945054945055" calcext:value-type="float">
            <text:p>0.005494505494505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[.B11]-[.C11]" office:value-type="float" office:value="0.000999000999000993" calcext:value-type="float">
            <text:p>0.000999000999000993</text:p>
          </table:table-cell>
          <table:table-cell table:formula="of:=(([.F11] / [.G11]) + ([.D11] / [.E11])) / 2" office:value-type="float" office:value="0.36038961038961" calcext:value-type="float">
            <text:p>0.36038961038961</text:p>
          </table:table-cell>
          <table:table-cell table:number-columns-repeated="1637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512820512820511" calcext:value-type="float">
            <text:p>0.00512820512820511</text:p>
          </table:table-cell>
          <table:table-cell office:value-type="float" office:value="0.00476190476190476" calcext:value-type="float">
            <text:p>0.00476190476190476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formula="of:=[.B12]-[.C12]" office:value-type="float" office:value="0.000366300366300351" calcext:value-type="float">
            <text:p>0.000366300366300351</text:p>
          </table:table-cell>
          <table:table-cell table:formula="of:=(([.F12] / [.G12]) + ([.D12] / [.E12])) / 2" office:value-type="float" office:value="0.464102564102564" calcext:value-type="float">
            <text:p>0.464102564102564</text:p>
          </table:table-cell>
          <table:table-cell table:number-columns-repeated="1637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480769230769229" calcext:value-type="float">
            <text:p>0.00480769230769229</text:p>
          </table:table-cell>
          <table:table-cell office:value-type="float" office:value="0.00416666666666667" calcext:value-type="float">
            <text:p>0.0041666666666666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[.B13]-[.C13]" office:value-type="float" office:value="0.000641025641025625" calcext:value-type="float">
            <text:p>0.000641025641025625</text:p>
          </table:table-cell>
          <table:table-cell table:formula="of:=(([.F13] / [.G13]) + ([.D13] / [.E13])) / 2" office:value-type="float" office:value="0.310096153846154" calcext:value-type="float">
            <text:p>0.310096153846154</text:p>
          </table:table-cell>
          <table:table-cell table:number-columns-repeated="1637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392156862745097" calcext:value-type="float">
            <text:p>0.00392156862745097</text:p>
          </table:table-cell>
          <table:table-cell office:value-type="float" office:value="0.0036764705882353" calcext:value-type="float">
            <text:p>0.003676470588235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[.B14]-[.C14]" office:value-type="float" office:value="0.000245098039215672" calcext:value-type="float">
            <text:p>0.000245098039215672</text:p>
          </table:table-cell>
          <table:table-cell table:formula="of:=(([.F14] / [.G14]) + ([.D14] / [.E14])) / 2" office:value-type="float" office:value="0.468627450980392" calcext:value-type="float">
            <text:p>0.468627450980392</text:p>
          </table:table-cell>
          <table:table-cell table:number-columns-repeated="1637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392156862745097" calcext:value-type="float">
            <text:p>0.00392156862745097</text:p>
          </table:table-cell>
          <table:table-cell office:value-type="float" office:value="0.00326797385620915" calcext:value-type="float">
            <text:p>0.0032679738562091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[.B15]-[.C15]" office:value-type="float" office:value="0.000653594771241814" calcext:value-type="float">
            <text:p>0.000653594771241814</text:p>
          </table:table-cell>
          <table:table-cell table:formula="of:=(([.F15] / [.G15]) + ([.D15] / [.E15])) / 2" office:value-type="float" office:value="0.468627450980392" calcext:value-type="float">
            <text:p>0.468627450980392</text:p>
          </table:table-cell>
          <table:table-cell table:number-columns-repeated="1637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309597523219812" calcext:value-type="float">
            <text:p>0.00309597523219812</text:p>
          </table:table-cell>
          <table:table-cell office:value-type="float" office:value="0.00292397660818713" calcext:value-type="float">
            <text:p>0.0029239766081871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formula="of:=[.B16]-[.C16]" office:value-type="float" office:value="0.000171998624010988" calcext:value-type="float">
            <text:p>0.000171998624010988</text:p>
          </table:table-cell>
          <table:table-cell table:formula="of:=(([.F16] / [.G16]) + ([.D16] / [.E16])) / 2" office:value-type="float" office:value="0.472136222910217" calcext:value-type="float">
            <text:p>0.472136222910217</text:p>
          </table:table-cell>
          <table:table-cell table:number-columns-repeated="1637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94117647058828" calcext:value-type="float">
            <text:p>0.00294117647058828</text:p>
          </table:table-cell>
          <table:table-cell office:value-type="float" office:value="0.00263157894736842" calcext:value-type="float">
            <text:p>0.0026315789473684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formula="of:=[.B17]-[.C17]" office:value-type="float" office:value="0.000309597523219865" calcext:value-type="float">
            <text:p>0.000309597523219865</text:p>
          </table:table-cell>
          <table:table-cell table:formula="of:=(([.F17] / [.G17]) + ([.D17] / [.E17])) / 2" office:value-type="float" office:value="0.351470588235294" calcext:value-type="float">
            <text:p>0.351470588235294</text:p>
          </table:table-cell>
          <table:table-cell table:number-columns-repeated="1637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25062656641604" calcext:value-type="float">
            <text:p>0.0025062656641604</text:p>
          </table:table-cell>
          <table:table-cell office:value-type="float" office:value="0.00238095238095239" calcext:value-type="float">
            <text:p>0.00238095238095239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formula="of:=[.B18]-[.C18]" office:value-type="float" office:value="0.000125313283208015" calcext:value-type="float">
            <text:p>0.000125313283208015</text:p>
          </table:table-cell>
          <table:table-cell table:formula="of:=(([.F18] / [.G18]) + ([.D18] / [.E18])) / 2" office:value-type="float" office:value="0.474937343358396" calcext:value-type="float">
            <text:p>0.474937343358396</text:p>
          </table:table-cell>
          <table:table-cell table:number-columns-repeated="1637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239234449760767" calcext:value-type="float">
            <text:p>0.00239234449760767</text:p>
          </table:table-cell>
          <table:table-cell office:value-type="float" office:value="0.00216450216450216" calcext:value-type="float">
            <text:p>0.00216450216450216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formula="of:=[.B19]-[.C19]" office:value-type="float" office:value="0.000227842333105507" calcext:value-type="float">
            <text:p>0.000227842333105507</text:p>
          </table:table-cell>
          <table:table-cell table:formula="of:=(([.F19] / [.G19]) + ([.D19] / [.E19])) / 2" office:value-type="float" office:value="0.316985645933014" calcext:value-type="float">
            <text:p>0.316985645933014</text:p>
          </table:table-cell>
          <table:table-cell table:number-columns-repeated="1637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207039337474124" calcext:value-type="float">
            <text:p>0.00207039337474124</text:p>
          </table:table-cell>
          <table:table-cell office:value-type="float" office:value="0.00197628458498024" calcext:value-type="float">
            <text:p>0.0019762845849802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formula="of:=[.B20]-[.C20]" office:value-type="float" office:value="0.0000941087897610021" calcext:value-type="float">
            <text:p>9.41087897610021E-05</text:p>
          </table:table-cell>
          <table:table-cell table:formula="of:=(([.F20] / [.G20]) + ([.D20] / [.E20])) / 2" office:value-type="float" office:value="0.477225672877847" calcext:value-type="float">
            <text:p>0.477225672877847</text:p>
          </table:table-cell>
          <table:table-cell table:number-columns-repeated="1637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207039337474124" calcext:value-type="float">
            <text:p>0.00207039337474124</text:p>
          </table:table-cell>
          <table:table-cell office:value-type="float" office:value="0.00181159420289855" calcext:value-type="float">
            <text:p>0.0018115942028985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formula="of:=[.B21]-[.C21]" office:value-type="float" office:value="0.00025879917184269" calcext:value-type="float">
            <text:p>0.00025879917184269</text:p>
          </table:table-cell>
          <table:table-cell table:formula="of:=(([.F21] / [.G21]) + ([.D21] / [.E21])) / 2" office:value-type="float" office:value="0.477225672877847" calcext:value-type="float">
            <text:p>0.477225672877847</text:p>
          </table:table-cell>
          <table:table-cell table:number-columns-repeated="1637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173913043478258" calcext:value-type="float">
            <text:p>0.00173913043478258</text:p>
          </table:table-cell>
          <table:table-cell office:value-type="float" office:value="0.00166666666666666" calcext:value-type="float">
            <text:p>0.00166666666666666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B22]-[.C22]" office:value-type="float" office:value="0.0000724637681159129" calcext:value-type="float">
            <text:p>7.24637681159129E-05</text:p>
          </table:table-cell>
          <table:table-cell table:formula="of:=(([.F22] / [.G22]) + ([.D22] / [.E22])) / 2" office:value-type="float" office:value="0.479130434782609" calcext:value-type="float">
            <text:p>0.479130434782609</text:p>
          </table:table-cell>
          <table:table-cell table:number-columns-repeated="1637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167224080267558" calcext:value-type="float">
            <text:p>0.00167224080267558</text:p>
          </table:table-cell>
          <table:table-cell office:value-type="float" office:value="0.00153846153846154" calcext:value-type="float">
            <text:p>0.00153846153846154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formula="of:=[.B23]-[.C23]" office:value-type="float" office:value="0.000133779264214047" calcext:value-type="float">
            <text:p>0.000133779264214047</text:p>
          </table:table-cell>
          <table:table-cell table:formula="of:=(([.F23] / [.G23]) + ([.D23] / [.E23])) / 2" office:value-type="float" office:value="0.346989966555184" calcext:value-type="float">
            <text:p>0.346989966555184</text:p>
          </table:table-cell>
          <table:table-cell table:number-columns-repeated="1637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148148148148147" calcext:value-type="float">
            <text:p>0.00148148148148147</text:p>
          </table:table-cell>
          <table:table-cell office:value-type="float" office:value="0.00142450142450143" calcext:value-type="float">
            <text:p>0.00142450142450143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formula="of:=[.B24]-[.C24]" office:value-type="float" office:value="0.0000569800569800438" calcext:value-type="float">
            <text:p>5.69800569800438E-05</text:p>
          </table:table-cell>
          <table:table-cell table:formula="of:=(([.F24] / [.G24]) + ([.D24] / [.E24])) / 2" office:value-type="float" office:value="0.480740740740741" calcext:value-type="float">
            <text:p>0.480740740740741</text:p>
          </table:table-cell>
          <table:table-cell table:number-columns-repeated="1637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142857142857145" calcext:value-type="float">
            <text:p>0.00142857142857145</text:p>
          </table:table-cell>
          <table:table-cell office:value-type="float" office:value="0.00132275132275132" calcext:value-type="float">
            <text:p>0.00132275132275132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formula="of:=[.B25]-[.C25]" office:value-type="float" office:value="0.000105820105820123" calcext:value-type="float">
            <text:p>0.000105820105820123</text:p>
          </table:table-cell>
          <table:table-cell table:formula="of:=(([.F25] / [.G25]) + ([.D25] / [.E25])) / 2" office:value-type="float" office:value="0.320714285714286" calcext:value-type="float">
            <text:p>0.320714285714286</text:p>
          </table:table-cell>
          <table:table-cell table:number-columns-repeated="1637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127713920817374" calcext:value-type="float">
            <text:p>0.00127713920817374</text:p>
          </table:table-cell>
          <table:table-cell office:value-type="float" office:value="0.00123152709359606" calcext:value-type="float">
            <text:p>0.00123152709359606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formula="of:=[.B26]-[.C26]" office:value-type="float" office:value="0.0000456121145776811" calcext:value-type="float">
            <text:p>4.56121145776811E-05</text:p>
          </table:table-cell>
          <table:table-cell table:formula="of:=(([.F26] / [.G26]) + ([.D26] / [.E26])) / 2" office:value-type="float" office:value="0.482120051085568" calcext:value-type="float">
            <text:p>0.482120051085568</text:p>
          </table:table-cell>
          <table:table-cell table:number-columns-repeated="1637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127713920817374" calcext:value-type="float">
            <text:p>0.00127713920817374</text:p>
          </table:table-cell>
          <table:table-cell office:value-type="float" office:value="0.00114942528735632" calcext:value-type="float">
            <text:p>0.00114942528735632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formula="of:=[.B27]-[.C27]" office:value-type="float" office:value="0.000127713920817417" calcext:value-type="float">
            <text:p>0.000127713920817417</text:p>
          </table:table-cell>
          <table:table-cell table:formula="of:=(([.F27] / [.G27]) + ([.D27] / [.E27])) / 2" office:value-type="float" office:value="0.482120051085568" calcext:value-type="float">
            <text:p>0.482120051085568</text:p>
          </table:table-cell>
          <table:table-cell table:number-columns-repeated="1637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11123470522803" calcext:value-type="float">
            <text:p>0.0011123470522803</text:p>
          </table:table-cell>
          <table:table-cell office:value-type="float" office:value="0.0010752688172043" calcext:value-type="float">
            <text:p>0.0010752688172043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formula="of:=[.B28]-[.C28]" office:value-type="float" office:value="0.0000370782350760032" calcext:value-type="float">
            <text:p>3.70782350760032E-05</text:p>
          </table:table-cell>
          <table:table-cell table:formula="of:=(([.F28] / [.G28]) + ([.D28] / [.E28])) / 2" office:value-type="float" office:value="0.483314794215795" calcext:value-type="float">
            <text:p>0.483314794215795</text:p>
          </table:table-cell>
          <table:table-cell table:number-columns-repeated="1637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107758620689657" calcext:value-type="float">
            <text:p>0.00107758620689657</text:p>
          </table:table-cell>
          <table:table-cell office:value-type="float" office:value="0.00100806451612903" calcext:value-type="float">
            <text:p>0.00100806451612903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formula="of:=[.B29]-[.C29]" office:value-type="float" office:value="0.0000695216907675433" calcext:value-type="float">
            <text:p>6.95216907675433E-05</text:p>
          </table:table-cell>
          <table:table-cell table:formula="of:=(([.F29] / [.G29]) + ([.D29] / [.E29])) / 2" office:value-type="float" office:value="0.344288793103448" calcext:value-type="float">
            <text:p>0.344288793103448</text:p>
          </table:table-cell>
          <table:table-cell table:number-columns-repeated="1637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0977517106549364" calcext:value-type="float">
            <text:p>0.000977517106549364</text:p>
          </table:table-cell>
          <table:table-cell office:value-type="float" office:value="0.000946969696969696" calcext:value-type="float">
            <text:p>0.000946969696969696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formula="of:=[.B30]-[.C30]" office:value-type="float" office:value="0.0000305474095796676" calcext:value-type="float">
            <text:p>3.05474095796676E-05</text:p>
          </table:table-cell>
          <table:table-cell table:formula="of:=(([.F30] / [.G30]) + ([.D30] / [.E30])) / 2" office:value-type="float" office:value="0.48435972629521" calcext:value-type="float">
            <text:p>0.48435972629521</text:p>
          </table:table-cell>
          <table:table-cell table:number-columns-repeated="1637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0948766603415585" calcext:value-type="float">
            <text:p>0.000948766603415585</text:p>
          </table:table-cell>
          <table:table-cell office:value-type="float" office:value="0.000891265597147951" calcext:value-type="float">
            <text:p>0.000891265597147951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table:formula="of:=[.B31]-[.C31]" office:value-type="float" office:value="0.0000575010062676337" calcext:value-type="float">
            <text:p>5.75010062676337E-05</text:p>
          </table:table-cell>
          <table:table-cell table:formula="of:=(([.F31] / [.G31]) + ([.D31] / [.E31])) / 2" office:value-type="float" office:value="0.323055028462998" calcext:value-type="float">
            <text:p>0.323055028462998</text:p>
          </table:table-cell>
          <table:table-cell table:number-columns-repeated="1637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0865800865800848" calcext:value-type="float">
            <text:p>0.000865800865800848</text:p>
          </table:table-cell>
          <table:table-cell office:value-type="float" office:value="0.000840336134453782" calcext:value-type="float">
            <text:p>0.000840336134453782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table:formula="of:=[.B32]-[.C32]" office:value-type="float" office:value="0.0000254647313470656" calcext:value-type="float">
            <text:p>2.54647313470656E-05</text:p>
          </table:table-cell>
          <table:table-cell table:formula="of:=(([.F32] / [.G32]) + ([.D32] / [.E32])) / 2" office:value-type="float" office:value="0.485281385281385" calcext:value-type="float">
            <text:p>0.485281385281385</text:p>
          </table:table-cell>
          <table:table-cell table:number-columns-repeated="1637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0865800865800848" calcext:value-type="float">
            <text:p>0.000865800865800848</text:p>
          </table:table-cell>
          <table:table-cell office:value-type="float" office:value="0.000793650793650794" calcext:value-type="float">
            <text:p>0.000793650793650794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table:formula="of:=[.B33]-[.C33]" office:value-type="float" office:value="0.0000721500721500533" calcext:value-type="float">
            <text:p>7.21500721500533E-05</text:p>
          </table:table-cell>
          <table:table-cell table:formula="of:=(([.F33] / [.G33]) + ([.D33] / [.E33])) / 2" office:value-type="float" office:value="0.485281385281385" calcext:value-type="float">
            <text:p>0.485281385281385</text:p>
          </table:table-cell>
          <table:table-cell table:number-columns-repeated="1637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0772200772200804" calcext:value-type="float">
            <text:p>0.000772200772200804</text:p>
          </table:table-cell>
          <table:table-cell office:value-type="float" office:value="0.000750750750750748" calcext:value-type="float">
            <text:p>0.000750750750750748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table:formula="of:=[.B34]-[.C34]" office:value-type="float" office:value="0.0000214500214500563" calcext:value-type="float">
            <text:p>2.14500214500563E-05</text:p>
          </table:table-cell>
          <table:table-cell table:formula="of:=(([.F34] / [.G34]) + ([.D34] / [.E34])) / 2" office:value-type="float" office:value="0.486100386100386" calcext:value-type="float">
            <text:p>0.486100386100386</text:p>
          </table:table-cell>
          <table:table-cell table:number-columns-repeated="1637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0751879699248115" calcext:value-type="float">
            <text:p>0.000751879699248115</text:p>
          </table:table-cell>
          <table:table-cell office:value-type="float" office:value="0.00071123755334282" calcext:value-type="float">
            <text:p>0.00071123755334282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formula="of:=[.B35]-[.C35]" office:value-type="float" office:value="0.0000406421459052952" calcext:value-type="float">
            <text:p>4.06421459052952E-05</text:p>
          </table:table-cell>
          <table:table-cell table:formula="of:=(([.F35] / [.G35]) + ([.D35] / [.E35])) / 2" office:value-type="float" office:value="0.342481203007519" calcext:value-type="float">
            <text:p>0.342481203007519</text:p>
          </table:table-cell>
          <table:table-cell table:number-columns-repeated="1637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0693000693000656" calcext:value-type="float">
            <text:p>0.000693000693000656</text:p>
          </table:table-cell>
          <table:table-cell office:value-type="float" office:value="0.000674763832658569" calcext:value-type="float">
            <text:p>0.000674763832658569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formula="of:=[.B36]-[.C36]" office:value-type="float" office:value="0.0000182368603420871" calcext:value-type="float">
            <text:p>1.82368603420871E-05</text:p>
          </table:table-cell>
          <table:table-cell table:formula="of:=(([.F36] / [.G36]) + ([.D36] / [.E36])) / 2" office:value-type="float" office:value="0.486832986832987" calcext:value-type="float">
            <text:p>0.486832986832987</text:p>
          </table:table-cell>
          <table:table-cell table:number-columns-repeated="1637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675675675675669" calcext:value-type="float">
            <text:p>0.000675675675675669</text:p>
          </table:table-cell>
          <table:table-cell office:value-type="float" office:value="0.000641025641025639" calcext:value-type="float">
            <text:p>0.00064102564102563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table:formula="of:=[.B37]-[.C37]" office:value-type="float" office:value="0.00003465003465003" calcext:value-type="float">
            <text:p>3.465003465003E-05</text:p>
          </table:table-cell>
          <table:table-cell table:formula="of:=(([.F37] / [.G37]) + ([.D37] / [.E37])) / 2" office:value-type="float" office:value="0.324662162162162" calcext:value-type="float">
            <text:p>0.324662162162162</text:p>
          </table:table-cell>
          <table:table-cell table:number-columns-repeated="1637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0625390869293307" calcext:value-type="float">
            <text:p>0.000625390869293307</text:p>
          </table:table-cell>
          <table:table-cell office:value-type="float" office:value="0.000609756097560976" calcext:value-type="float">
            <text:p>0.000609756097560976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formula="of:=[.B38]-[.C38]" office:value-type="float" office:value="0.0000156347717323313" calcext:value-type="float">
            <text:p>1.56347717323313E-05</text:p>
          </table:table-cell>
          <table:table-cell table:formula="of:=(([.F38] / [.G38]) + ([.D38] / [.E38])) / 2" office:value-type="float" office:value="0.487492182614134" calcext:value-type="float">
            <text:p>0.487492182614134</text:p>
          </table:table-cell>
          <table:table-cell table:number-columns-repeated="1637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0625390869293307" calcext:value-type="float">
            <text:p>0.000625390869293307</text:p>
          </table:table-cell>
          <table:table-cell office:value-type="float" office:value="0.000580720092915217" calcext:value-type="float">
            <text:p>0.000580720092915217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formula="of:=[.B39]-[.C39]" office:value-type="float" office:value="0.0000446707763780904" calcext:value-type="float">
            <text:p>4.46707763780904E-05</text:p>
          </table:table-cell>
          <table:table-cell table:formula="of:=(([.F39] / [.G39]) + ([.D39] / [.E39])) / 2" office:value-type="float" office:value="0.487492182614134" calcext:value-type="float">
            <text:p>0.487492182614134</text:p>
          </table:table-cell>
          <table:table-cell table:number-columns-repeated="1637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0567214974475316" calcext:value-type="float">
            <text:p>0.000567214974475316</text:p>
          </table:table-cell>
          <table:table-cell office:value-type="float" office:value="0.000553709856035436" calcext:value-type="float">
            <text:p>0.000553709856035436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table:formula="of:=[.B40]-[.C40]" office:value-type="float" office:value="0.0000135051184398799" calcext:value-type="float">
            <text:p>1.35051184398799E-05</text:p>
          </table:table-cell>
          <table:table-cell table:formula="of:=(([.F40] / [.G40]) + ([.D40] / [.E40])) / 2" office:value-type="float" office:value="0.488088485536018" calcext:value-type="float">
            <text:p>0.488088485536018</text:p>
          </table:table-cell>
          <table:table-cell table:number-columns-repeated="1637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0554323725055483" calcext:value-type="float">
            <text:p>0.000554323725055483</text:p>
          </table:table-cell>
          <table:table-cell office:value-type="float" office:value="0.000528541226215644" calcext:value-type="float">
            <text:p>0.000528541226215644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[.B41]-[.C41]" office:value-type="float" office:value="0.0000257824988398395" calcext:value-type="float">
            <text:p>2.57824988398395E-05</text:p>
          </table:table-cell>
          <table:table-cell table:formula="of:=(([.F41] / [.G41]) + ([.D41] / [.E41])) / 2" office:value-type="float" office:value="0.341186252771619" calcext:value-type="float">
            <text:p>0.341186252771619</text:p>
          </table:table-cell>
          <table:table-cell table:number-columns-repeated="1637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051679586563308" calcext:value-type="float">
            <text:p>0.00051679586563308</text:p>
          </table:table-cell>
          <table:table-cell office:value-type="float" office:value="0.000505050505050505" calcext:value-type="float">
            <text:p>0.000505050505050505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table:formula="of:=[.B42]-[.C42]" office:value-type="float" office:value="0.0000117453605825747" calcext:value-type="float">
            <text:p>1.17453605825747E-05</text:p>
          </table:table-cell>
          <table:table-cell table:formula="of:=(([.F42] / [.G42]) + ([.D42] / [.E42])) / 2" office:value-type="float" office:value="0.488630490956072" calcext:value-type="float">
            <text:p>0.488630490956072</text:p>
          </table:table-cell>
          <table:table-cell table:number-columns-repeated="1637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0505561172901903" calcext:value-type="float">
            <text:p>0.000505561172901903</text:p>
          </table:table-cell>
          <table:table-cell office:value-type="float" office:value="0.000483091787439615" calcext:value-type="float">
            <text:p>0.000483091787439615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B43]-[.C43]" office:value-type="float" office:value="0.0000224693854622877" calcext:value-type="float">
            <text:p>2.24693854622877E-05</text:p>
          </table:table-cell>
          <table:table-cell table:formula="of:=(([.F43] / [.G43]) + ([.D43] / [.E43])) / 2" office:value-type="float" office:value="0.325834175935288" calcext:value-type="float">
            <text:p>0.325834175935288</text:p>
          </table:table-cell>
          <table:table-cell table:number-columns-repeated="1637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0472813238770686" calcext:value-type="float">
            <text:p>0.000472813238770686</text:p>
          </table:table-cell>
          <table:table-cell office:value-type="float" office:value="0.000462534690101758" calcext:value-type="float">
            <text:p>0.000462534690101758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table:formula="of:=[.B44]-[.C44]" office:value-type="float" office:value="0.0000102785486689287" calcext:value-type="float">
            <text:p>1.02785486689287E-05</text:p>
          </table:table-cell>
          <table:table-cell table:formula="of:=(([.F44] / [.G44]) + ([.D44] / [.E44])) / 2" office:value-type="float" office:value="0.489125295508274" calcext:value-type="float">
            <text:p>0.489125295508274</text:p>
          </table:table-cell>
          <table:table-cell table:number-columns-repeated="1637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0472813238770686" calcext:value-type="float">
            <text:p>0.000472813238770686</text:p>
          </table:table-cell>
          <table:table-cell office:value-type="float" office:value="0.000443262411347518" calcext:value-type="float">
            <text:p>0.000443262411347518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table:formula="of:=[.B45]-[.C45]" office:value-type="float" office:value="0.0000295508274231679" calcext:value-type="float">
            <text:p>2.95508274231679E-05</text:p>
          </table:table-cell>
          <table:table-cell table:formula="of:=(([.F45] / [.G45]) + ([.D45] / [.E45])) / 2" office:value-type="float" office:value="0.489125295508274" calcext:value-type="float">
            <text:p>0.489125295508274</text:p>
          </table:table-cell>
          <table:table-cell table:number-columns-repeated="1637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0434216239687368" calcext:value-type="float">
            <text:p>0.000434216239687368</text:p>
          </table:table-cell>
          <table:table-cell office:value-type="float" office:value="0.000425170068027211" calcext:value-type="float">
            <text:p>0.000425170068027211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table:formula="of:=[.B46]-[.C46]" office:value-type="float" office:value="0.00000904617166015698" calcext:value-type="float">
            <text:p>9.04617166015698E-06</text:p>
          </table:table-cell>
          <table:table-cell table:formula="of:=(([.F46] / [.G46]) + ([.D46] / [.E46])) / 2" office:value-type="float" office:value="0.489578810247503" calcext:value-type="float">
            <text:p>0.489578810247503</text:p>
          </table:table-cell>
          <table:table-cell table:number-columns-repeated="1637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425531914893584" calcext:value-type="float">
            <text:p>0.000425531914893584</text:p>
          </table:table-cell>
          <table:table-cell office:value-type="float" office:value="0.00040816326530612" calcext:value-type="float">
            <text:p>0.00040816326530612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table:formula="of:=[.B47]-[.C47]" office:value-type="float" office:value="0.0000173686495874639" calcext:value-type="float">
            <text:p>1.73686495874639E-05</text:p>
          </table:table-cell>
          <table:table-cell table:formula="of:=(([.F47] / [.G47]) + ([.D47] / [.E47])) / 2" office:value-type="float" office:value="0.340212765957447" calcext:value-type="float">
            <text:p>0.340212765957447</text:p>
          </table:table-cell>
          <table:table-cell table:number-columns-repeated="1637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0400160064025601" calcext:value-type="float">
            <text:p>0.000400160064025601</text:p>
          </table:table-cell>
          <table:table-cell office:value-type="float" office:value="0.000392156862745099" calcext:value-type="float">
            <text:p>0.000392156862745099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table:formula="of:=[.B48]-[.C48]" office:value-type="float" office:value="0.00000800320128050217" calcext:value-type="float">
            <text:p>8.00320128050217E-06</text:p>
          </table:table-cell>
          <table:table-cell table:formula="of:=(([.F48] / [.G48]) + ([.D48] / [.E48])) / 2" office:value-type="float" office:value="0.48999599839936" calcext:value-type="float">
            <text:p>0.48999599839936</text:p>
          </table:table-cell>
          <table:table-cell table:number-columns-repeated="1637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0392464678178994" calcext:value-type="float">
            <text:p>0.000392464678178994</text:p>
          </table:table-cell>
          <table:table-cell office:value-type="float" office:value="0.00037707390648567" calcext:value-type="float">
            <text:p>0.0003770739064856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table:formula="of:=[.B49]-[.C49]" office:value-type="float" office:value="0.0000153907716933244" calcext:value-type="float">
            <text:p>1.53907716933244E-05</text:p>
          </table:table-cell>
          <table:table-cell table:formula="of:=(([.F49] / [.G49]) + ([.D49] / [.E49])) / 2" office:value-type="float" office:value="0.326726844583987" calcext:value-type="float">
            <text:p>0.326726844583987</text:p>
          </table:table-cell>
          <table:table-cell table:number-columns-repeated="1637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036995930447653" calcext:value-type="float">
            <text:p>0.00036995930447653</text:p>
          </table:table-cell>
          <table:table-cell office:value-type="float" office:value="0.000362844702467346" calcext:value-type="float">
            <text:p>0.000362844702467346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table:formula="of:=[.B50]-[.C50]" office:value-type="float" office:value="0.0000071146020091846" calcext:value-type="float">
            <text:p>7.1146020091846E-06</text:p>
          </table:table-cell>
          <table:table-cell table:formula="of:=(([.F50] / [.G50]) + ([.D50] / [.E50])) / 2" office:value-type="float" office:value="0.490381058083611" calcext:value-type="float">
            <text:p>0.490381058083611</text:p>
          </table:table-cell>
          <table:table-cell table:number-columns-repeated="1637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036995930447653" calcext:value-type="float">
            <text:p>0.00036995930447653</text:p>
          </table:table-cell>
          <table:table-cell office:value-type="float" office:value="0.000349406009783369" calcext:value-type="float">
            <text:p>0.000349406009783369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table:formula="of:=[.B51]-[.C51]" office:value-type="float" office:value="0.0000205532946931618" calcext:value-type="float">
            <text:p>2.05532946931618E-05</text:p>
          </table:table-cell>
          <table:table-cell table:formula="of:=(([.F51] / [.G51]) + ([.D51] / [.E51])) / 2" office:value-type="float" office:value="0.490381058083611" calcext:value-type="float">
            <text:p>0.490381058083611</text:p>
          </table:table-cell>
          <table:table-cell table:number-columns-repeated="1637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0343053173241847" calcext:value-type="float">
            <text:p>0.000343053173241847</text:p>
          </table:table-cell>
          <table:table-cell office:value-type="float" office:value="0.000336700336700337" calcext:value-type="float">
            <text:p>0.000336700336700337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formula="of:=[.B52]-[.C52]" office:value-type="float" office:value="0.00000635283654151081" calcext:value-type="float">
            <text:p>6.35283654151081E-06</text:p>
          </table:table-cell>
          <table:table-cell table:formula="of:=(([.F52] / [.G52]) + ([.D52] / [.E52])) / 2" office:value-type="float" office:value="0.49073756432247" calcext:value-type="float">
            <text:p>0.49073756432247</text:p>
          </table:table-cell>
          <table:table-cell table:number-columns-repeated="1637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0336927223719641" calcext:value-type="float">
            <text:p>0.000336927223719641</text:p>
          </table:table-cell>
          <table:table-cell office:value-type="float" office:value="0.000324675324675325" calcext:value-type="float">
            <text:p>0.000324675324675325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table:formula="of:=[.B53]-[.C53]" office:value-type="float" office:value="0.000012251899044316" calcext:value-type="float">
            <text:p>1.2251899044316E-05</text:p>
          </table:table-cell>
          <table:table-cell table:formula="of:=(([.F53] / [.G53]) + ([.D53] / [.E53])) / 2" office:value-type="float" office:value="0.339454177897574" calcext:value-type="float">
            <text:p>0.339454177897574</text:p>
          </table:table-cell>
          <table:table-cell table:number-columns-repeated="1637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0318979266347663" calcext:value-type="float">
            <text:p>0.000318979266347663</text:p>
          </table:table-cell>
          <table:table-cell office:value-type="float" office:value="0.00031328320802005" calcext:value-type="float">
            <text:p>0.00031328320802005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table:formula="of:=[.B54]-[.C54]" office:value-type="float" office:value="0.00000569605832761305" calcext:value-type="float">
            <text:p>5.69605832761305E-06</text:p>
          </table:table-cell>
          <table:table-cell table:formula="of:=(([.F54] / [.G54]) + ([.D54] / [.E54])) / 2" office:value-type="float" office:value="0.491068580542265" calcext:value-type="float">
            <text:p>0.491068580542265</text:p>
          </table:table-cell>
          <table:table-cell table:number-columns-repeated="1637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0313479623824442" calcext:value-type="float">
            <text:p>0.000313479623824442</text:p>
          </table:table-cell>
          <table:table-cell office:value-type="float" office:value="0.000302480338777979" calcext:value-type="float">
            <text:p>0.000302480338777979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table:formula="of:=[.B55]-[.C55]" office:value-type="float" office:value="0.0000109992850464632" calcext:value-type="float">
            <text:p>1.09992850464632E-05</text:p>
          </table:table-cell>
          <table:table-cell table:formula="of:=(([.F55] / [.G55]) + ([.D55] / [.E55])) / 2" office:value-type="float" office:value="0.32742946708464" calcext:value-type="float">
            <text:p>0.32742946708464</text:p>
          </table:table-cell>
          <table:table-cell table:number-columns-repeated="1637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0297353553375013" calcext:value-type="float">
            <text:p>0.000297353553375013</text:p>
          </table:table-cell>
          <table:table-cell office:value-type="float" office:value="0.000292226767971946" calcext:value-type="float">
            <text:p>0.000292226767971946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table:formula="of:=[.B56]-[.C56]" office:value-type="float" office:value="0.00000512678540306663" calcext:value-type="float">
            <text:p>5.12678540306663E-06</text:p>
          </table:table-cell>
          <table:table-cell table:formula="of:=(([.F56] / [.G56]) + ([.D56] / [.E56])) / 2" office:value-type="float" office:value="0.491376746952126" calcext:value-type="float">
            <text:p>0.491376746952126</text:p>
          </table:table-cell>
          <table:table-cell table:number-columns-repeated="1637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0297353553375013" calcext:value-type="float">
            <text:p>0.000297353553375013</text:p>
          </table:table-cell>
          <table:table-cell office:value-type="float" office:value="0.000282485875706215" calcext:value-type="float">
            <text:p>0.000282485875706215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table:formula="of:=[.B57]-[.C57]" office:value-type="float" office:value="0.0000148676776687978" calcext:value-type="float">
            <text:p>1.48676776687978E-05</text:p>
          </table:table-cell>
          <table:table-cell table:formula="of:=(([.F57] / [.G57]) + ([.D57] / [.E57])) / 2" office:value-type="float" office:value="0.491376746952126" calcext:value-type="float">
            <text:p>0.491376746952126</text:p>
          </table:table-cell>
          <table:table-cell table:number-columns-repeated="1637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0277854959710999" calcext:value-type="float">
            <text:p>0.000277854959710999</text:p>
          </table:table-cell>
          <table:table-cell office:value-type="float" office:value="0.000273224043715846" calcext:value-type="float">
            <text:p>0.000273224043715846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table:formula="of:=[.B58]-[.C58]" office:value-type="float" office:value="0.00000463091599515325" calcext:value-type="float">
            <text:p>4.63091599515325E-06</text:p>
          </table:table-cell>
          <table:table-cell table:formula="of:=(([.F58] / [.G58]) + ([.D58] / [.E58])) / 2" office:value-type="float" office:value="0.491664351208669" calcext:value-type="float">
            <text:p>0.491664351208669</text:p>
          </table:table-cell>
          <table:table-cell table:number-columns-repeated="1637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0273373428102797" calcext:value-type="float">
            <text:p>0.000273373428102797</text:p>
          </table:table-cell>
          <table:table-cell office:value-type="float" office:value="0.000264410364886305" calcext:value-type="float">
            <text:p>0.000264410364886305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table:formula="of:=[.B59]-[.C59]" office:value-type="float" office:value="0.00000896306321649179" calcext:value-type="float">
            <text:p>8.96306321649179E-06</text:p>
          </table:table-cell>
          <table:table-cell table:formula="of:=(([.F59] / [.G59]) + ([.D59] / [.E59])) / 2" office:value-type="float" office:value="0.338846364133406" calcext:value-type="float">
            <text:p>0.338846364133406</text:p>
          </table:table-cell>
          <table:table-cell table:number-columns-repeated="1637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0260213374967455" calcext:value-type="float">
            <text:p>0.000260213374967455</text:p>
          </table:table-cell>
          <table:table-cell office:value-type="float" office:value="0.000256016385048644" calcext:value-type="float">
            <text:p>0.000256016385048644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table:formula="of:=[.B60]-[.C60]" office:value-type="float" office:value="0.00000419698991881157" calcext:value-type="float">
            <text:p>4.19698991881157E-06</text:p>
          </table:table-cell>
          <table:table-cell table:formula="of:=(([.F60] / [.G60]) + ([.D60] / [.E60])) / 2" office:value-type="float" office:value="0.491933385376008" calcext:value-type="float">
            <text:p>0.491933385376008</text:p>
          </table:table-cell>
          <table:table-cell table:number-columns-repeated="1637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256147540983631" calcext:value-type="float">
            <text:p>0.000256147540983631</text:p>
          </table:table-cell>
          <table:table-cell office:value-type="float" office:value="0.000248015873015872" calcext:value-type="float">
            <text:p>0.000248015873015872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table:formula="of:=[.B61]-[.C61]" office:value-type="float" office:value="0.00000813166796775899" calcext:value-type="float">
            <text:p>8.13166796775899E-06</text:p>
          </table:table-cell>
          <table:table-cell table:formula="of:=(([.F61] / [.G61]) + ([.D61] / [.E61])) / 2" office:value-type="float" office:value="0.327996926229508" calcext:value-type="float">
            <text:p>0.327996926229508</text:p>
          </table:table-cell>
          <table:table-cell table:number-columns-repeated="1637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0244200244200299" calcext:value-type="float">
            <text:p>0.000244200244200299</text:p>
          </table:table-cell>
          <table:table-cell office:value-type="float" office:value="0.000240384615384615" calcext:value-type="float">
            <text:p>0.000240384615384615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table:formula="of:=[.B62]-[.C62]" office:value-type="float" office:value="0.00000381562881568431" calcext:value-type="float">
            <text:p>3.81562881568431E-06</text:p>
          </table:table-cell>
          <table:table-cell table:formula="of:=(([.F62] / [.G62]) + ([.D62] / [.E62])) / 2" office:value-type="float" office:value="0.492185592185592" calcext:value-type="float">
            <text:p>0.492185592185592</text:p>
          </table:table-cell>
          <table:table-cell table:number-columns-repeated="1637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0244200244200299" calcext:value-type="float">
            <text:p>0.000244200244200299</text:p>
          </table:table-cell>
          <table:table-cell office:value-type="float" office:value="0.000233100233100234" calcext:value-type="float">
            <text:p>0.000233100233100234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table:formula="of:=[.B63]-[.C63]" office:value-type="float" office:value="0.0000111000111000653" calcext:value-type="float">
            <text:p>1.11000111000653E-05</text:p>
          </table:table-cell>
          <table:table-cell table:formula="of:=(([.F63] / [.G63]) + ([.D63] / [.E63])) / 2" office:value-type="float" office:value="0.492185592185592" calcext:value-type="float">
            <text:p>0.492185592185592</text:p>
          </table:table-cell>
          <table:table-cell table:number-columns-repeated="1637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0229621125143464" calcext:value-type="float">
            <text:p>0.000229621125143464</text:p>
          </table:table-cell>
          <table:table-cell office:value-type="float" office:value="0.000226142017186794" calcext:value-type="float">
            <text:p>0.000226142017186794</text:p>
          </table:table-cell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table:formula="of:=[.B64]-[.C64]" office:value-type="float" office:value="0.00000347910795667032" calcext:value-type="float">
            <text:p>3.47910795667032E-06</text:p>
          </table:table-cell>
          <table:table-cell table:formula="of:=(([.F64] / [.G64]) + ([.D64] / [.E64])) / 2" office:value-type="float" office:value="0.492422502870264" calcext:value-type="float">
            <text:p>0.492422502870264</text:p>
          </table:table-cell>
          <table:table-cell table:number-columns-repeated="1637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0226244343891402" calcext:value-type="float">
            <text:p>0.000226244343891402</text:p>
          </table:table-cell>
          <table:table-cell office:value-type="float" office:value="0.000219490781387182" calcext:value-type="float">
            <text:p>0.000219490781387182</text:p>
          </table:table-cell>
          <table:table-cell office:value-type="float" office:value="23" calcext:value-type="float">
            <text:p>23</text:p>
          </table:table-cell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  <table:table-cell table:formula="of:=[.B65]-[.C65]" office:value-type="float" office:value="0.00000675356250422025" calcext:value-type="float">
            <text:p>6.75356250422025E-06</text:p>
          </table:table-cell>
          <table:table-cell table:formula="of:=(([.F65] / [.G65]) + ([.D65] / [.E65])) / 2" office:value-type="float" office:value="0.338348416289593" calcext:value-type="float">
            <text:p>0.338348416289593</text:p>
          </table:table-cell>
          <table:table-cell table:number-columns-repeated="1637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0216309755570021" calcext:value-type="float">
            <text:p>0.000216309755570021</text:p>
          </table:table-cell>
          <table:table-cell office:value-type="float" office:value="0.00021312872975277" calcext:value-type="float">
            <text:p>0.00021312872975277</text:p>
          </table:table-cell>
          <table:table-cell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69" calcext:value-type="float">
            <text:p>69</text:p>
          </table:table-cell>
          <table:table-cell table:formula="of:=[.B66]-[.C66]" office:value-type="float" office:value="0.00000318102581725079" calcext:value-type="float">
            <text:p>3.18102581725079E-06</text:p>
          </table:table-cell>
          <table:table-cell table:formula="of:=(([.F66] / [.G66]) + ([.D66] / [.E66])) / 2" office:value-type="float" office:value="0.492645468310621" calcext:value-type="float">
            <text:p>0.492645468310621</text:p>
          </table:table-cell>
          <table:table-cell table:number-columns-repeated="1637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0213219616204685" calcext:value-type="float">
            <text:p>0.000213219616204685</text:p>
          </table:table-cell>
          <table:table-cell office:value-type="float" office:value="0.000207039337474121" calcext:value-type="float">
            <text:p>0.000207039337474121</text:p>
          </table:table-cell>
          <table:table-cell office:value-type="float" office:value="22" calcext:value-type="float">
            <text:p>22</text:p>
          </table:table-cell>
          <table:table-cell office:value-type="float" office:value="67" calcext:value-type="float">
            <text:p>67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table:formula="of:=[.B67]-[.C67]" office:value-type="float" office:value="0.0000061802787305644" calcext:value-type="float">
            <text:p>6.1802787305644E-06</text:p>
          </table:table-cell>
          <table:table-cell table:formula="of:=(([.F67] / [.G67]) + ([.D67] / [.E67])) / 2" office:value-type="float" office:value="0.328464818763326" calcext:value-type="float">
            <text:p>0.328464818763326</text:p>
          </table:table-cell>
          <table:table-cell table:number-columns-repeated="1637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0204123290467428" calcext:value-type="float">
            <text:p>0.000204123290467428</text:p>
          </table:table-cell>
          <table:table-cell office:value-type="float" office:value="0.000201207243460764" calcext:value-type="float">
            <text:p>0.000201207243460764</text:p>
          </table:table-cell>
          <table:table-cell office:value-type="float" office:value="34" calcext:value-type="float">
            <text:p>34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71" calcext:value-type="float">
            <text:p>71</text:p>
          </table:table-cell>
          <table:table-cell table:formula="of:=[.B68]-[.C68]" office:value-type="float" office:value="0.00000291604700666456" calcext:value-type="float">
            <text:p>2.91604700666456E-06</text:p>
          </table:table-cell>
          <table:table-cell table:formula="of:=(([.F68] / [.G68]) + ([.D68] / [.E68])) / 2" office:value-type="float" office:value="0.49285568483364" calcext:value-type="float">
            <text:p>0.49285568483364</text:p>
          </table:table-cell>
          <table:table-cell table:number-columns-repeated="1637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0204123290467428" calcext:value-type="float">
            <text:p>0.000204123290467428</text:p>
          </table:table-cell>
          <table:table-cell office:value-type="float" office:value="0.000195618153364633" calcext:value-type="float">
            <text:p>0.000195618153364633</text:p>
          </table:table-cell>
          <table:table-cell office:value-type="float" office:value="34" calcext:value-type="float">
            <text:p>34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71" calcext:value-type="float">
            <text:p>71</text:p>
          </table:table-cell>
          <table:table-cell table:formula="of:=[.B69]-[.C69]" office:value-type="float" office:value="0.00000850513710279506" calcext:value-type="float">
            <text:p>8.50513710279506E-06</text:p>
          </table:table-cell>
          <table:table-cell table:formula="of:=(([.F69] / [.G69]) + ([.D69] / [.E69])) / 2" office:value-type="float" office:value="0.49285568483364" calcext:value-type="float">
            <text:p>0.49285568483364</text:p>
          </table:table-cell>
          <table:table-cell table:number-columns-repeated="1637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0192938452633573" calcext:value-type="float">
            <text:p>0.000192938452633573</text:p>
          </table:table-cell>
          <table:table-cell office:value-type="float" office:value="0.000190258751902588" calcext:value-type="float">
            <text:p>0.000190258751902588</text:p>
          </table:table-cell>
          <table:table-cell office:value-type="float" office:value="35" calcext:value-type="float">
            <text:p>35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73" calcext:value-type="float">
            <text:p>73</text:p>
          </table:table-cell>
          <table:table-cell table:formula="of:=[.B70]-[.C70]" office:value-type="float" office:value="0.00000267970073098561" calcext:value-type="float">
            <text:p>2.67970073098561E-06</text:p>
          </table:table-cell>
          <table:table-cell table:formula="of:=(([.F70] / [.G70]) + ([.D70] / [.E70])) / 2" office:value-type="float" office:value="0.49305421570519" calcext:value-type="float">
            <text:p>0.49305421570519</text:p>
          </table:table-cell>
          <table:table-cell table:number-columns-repeated="1637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0190331176246672" calcext:value-type="float">
            <text:p>0.000190331176246672</text:p>
          </table:table-cell>
          <table:table-cell office:value-type="float" office:value="0.000185116623472786" calcext:value-type="float">
            <text:p>0.000185116623472786</text:p>
          </table:table-cell>
          <table:table-cell office:value-type="float" office:value="25" calcext:value-type="float">
            <text:p>25</text:p>
          </table:table-cell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office:value-type="float" office:value="71" calcext:value-type="float">
            <text:p>71</text:p>
          </table:table-cell>
          <table:table-cell table:formula="of:=[.B71]-[.C71]" office:value-type="float" office:value="0.00000521455277388561" calcext:value-type="float">
            <text:p>5.21455277388561E-06</text:p>
          </table:table-cell>
          <table:table-cell table:formula="of:=(([.F71] / [.G71]) + ([.D71] / [.E71])) / 2" office:value-type="float" office:value="0.337933003425961" calcext:value-type="float">
            <text:p>0.337933003425961</text:p>
          </table:table-cell>
          <table:table-cell table:number-columns-repeated="1637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0182648401826524" calcext:value-type="float">
            <text:p>0.000182648401826524</text:p>
          </table:table-cell>
          <table:table-cell office:value-type="float" office:value="0.00018018018018018" calcext:value-type="float">
            <text:p>0.00018018018018018</text:p>
          </table:table-cell>
          <table:table-cell office:value-type="float" office:value="36" calcext:value-type="float">
            <text:p>36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table:formula="of:=[.B72]-[.C72]" office:value-type="float" office:value="0.0000024682216463439" calcext:value-type="float">
            <text:p>2.4682216463439E-06</text:p>
          </table:table-cell>
          <table:table-cell table:formula="of:=(([.F72] / [.G72]) + ([.D72] / [.E72])) / 2" office:value-type="float" office:value="0.49324200913242" calcext:value-type="float">
            <text:p>0.49324200913242</text:p>
          </table:table-cell>
          <table:table-cell table:number-columns-repeated="1637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018024513338144" calcext:value-type="float">
            <text:p>0.00018024513338144</text:p>
          </table:table-cell>
          <table:table-cell office:value-type="float" office:value="0.00017543859649123" calcext:value-type="float">
            <text:p>0.00017543859649123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76" calcext:value-type="float">
            <text:p>76</text:p>
          </table:table-cell>
          <table:table-cell table:formula="of:=[.B73]-[.C73]" office:value-type="float" office:value="0.00000480653689021067" calcext:value-type="float">
            <text:p>4.80653689021067E-06</text:p>
          </table:table-cell>
          <table:table-cell table:formula="of:=(([.F73] / [.G73]) + ([.D73] / [.E73])) / 2" office:value-type="float" office:value="0.328857245854362" calcext:value-type="float">
            <text:p>0.328857245854362</text:p>
          </table:table-cell>
          <table:table-cell table:number-columns-repeated="1637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0173160173160158" calcext:value-type="float">
            <text:p>0.000173160173160158</text:p>
          </table:table-cell>
          <table:table-cell office:value-type="float" office:value="0.000170881749829117" calcext:value-type="float">
            <text:p>0.000170881749829117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table:formula="of:=[.B74]-[.C74]" office:value-type="float" office:value="0.00000227842333104175" calcext:value-type="float">
            <text:p>2.27842333104175E-06</text:p>
          </table:table-cell>
          <table:table-cell table:formula="of:=(([.F74] / [.G74]) + ([.D74] / [.E74])) / 2" office:value-type="float" office:value="0.493419913419913" calcext:value-type="float">
            <text:p>0.493419913419913</text:p>
          </table:table-cell>
          <table:table-cell table:number-columns-repeated="1637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0173160173160158" calcext:value-type="float">
            <text:p>0.000173160173160158</text:p>
          </table:table-cell>
          <table:table-cell office:value-type="float" office:value="0.000166500166500168" calcext:value-type="float">
            <text:p>0.000166500166500168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table:formula="of:=[.B75]-[.C75]" office:value-type="float" office:value="0.00000666000665999061" calcext:value-type="float">
            <text:p>6.66000665999061E-06</text:p>
          </table:table-cell>
          <table:table-cell table:formula="of:=(([.F75] / [.G75]) + ([.D75] / [.E75])) / 2" office:value-type="float" office:value="0.493419913419913" calcext:value-type="float">
            <text:p>0.493419913419913</text:p>
          </table:table-cell>
          <table:table-cell table:number-columns-repeated="1637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0164392569455885" calcext:value-type="float">
            <text:p>0.000164392569455885</text:p>
          </table:table-cell>
          <table:table-cell office:value-type="float" office:value="0.000162284972411554" calcext:value-type="float">
            <text:p>0.000162284972411554</text:p>
          </table:table-cell>
          <table:table-cell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79" calcext:value-type="float">
            <text:p>79</text:p>
          </table:table-cell>
          <table:table-cell table:formula="of:=[.B76]-[.C76]" office:value-type="float" office:value="0.0000021075970443301" calcext:value-type="float">
            <text:p>2.1075970443301E-06</text:p>
          </table:table-cell>
          <table:table-cell table:formula="of:=(([.F76] / [.G76]) + ([.D76] / [.E76])) / 2" office:value-type="float" office:value="0.493588689791221" calcext:value-type="float">
            <text:p>0.493588689791221</text:p>
          </table:table-cell>
          <table:table-cell table:number-columns-repeated="1637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0162337662337642" calcext:value-type="float">
            <text:p>0.000162337662337642</text:p>
          </table:table-cell>
          <table:table-cell office:value-type="float" office:value="0.000158227848101265" calcext:value-type="float">
            <text:p>0.000158227848101265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office:value-type="float" office:value="77" calcext:value-type="float">
            <text:p>77</text:p>
          </table:table-cell>
          <table:table-cell table:formula="of:=[.B77]-[.C77]" office:value-type="float" office:value="0.00000410981423637664" calcext:value-type="float">
            <text:p>4.10981423637664E-06</text:p>
          </table:table-cell>
          <table:table-cell table:formula="of:=(([.F77] / [.G77]) + ([.D77] / [.E77])) / 2" office:value-type="float" office:value="0.337581168831169" calcext:value-type="float">
            <text:p>0.337581168831169</text:p>
          </table:table-cell>
          <table:table-cell table:number-columns-repeated="1637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0156274417877744" calcext:value-type="float">
            <text:p>0.000156274417877744</text:p>
          </table:table-cell>
          <table:table-cell office:value-type="float" office:value="0.000154320987654322" calcext:value-type="float">
            <text:p>0.000154320987654322</text:p>
          </table:table-cell>
          <table:table-cell office:value-type="float" office:value="39" calcext:value-type="float">
            <text:p>39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81" calcext:value-type="float">
            <text:p>81</text:p>
          </table:table-cell>
          <table:table-cell table:formula="of:=[.B78]-[.C78]" office:value-type="float" office:value="0.00000195343022342184" calcext:value-type="float">
            <text:p>1.95343022342184E-06</text:p>
          </table:table-cell>
          <table:table-cell table:formula="of:=(([.F78] / [.G78]) + ([.D78] / [.E78])) / 2" office:value-type="float" office:value="0.493749023284888" calcext:value-type="float">
            <text:p>0.493749023284888</text:p>
          </table:table-cell>
          <table:table-cell table:number-columns-repeated="1637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0154368632293955" calcext:value-type="float">
            <text:p>0.000154368632293955</text:p>
          </table:table-cell>
          <table:table-cell office:value-type="float" office:value="0.000150557061126166" calcext:value-type="float">
            <text:p>0.000150557061126166</text:p>
          </table:table-cell>
          <table:table-cell office:value-type="float" office:value="26" calcext:value-type="float">
            <text:p>26</text:p>
          </table:table-cell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table:formula="of:=[.B79]-[.C79]" office:value-type="float" office:value="0.00000381157116778955" calcext:value-type="float">
            <text:p>3.81157116778955E-06</text:p>
          </table:table-cell>
          <table:table-cell table:formula="of:=(([.F79] / [.G79]) + ([.D79] / [.E79])) / 2" office:value-type="float" office:value="0.32919110836678" calcext:value-type="float">
            <text:p>0.32919110836678</text:p>
          </table:table-cell>
          <table:table-cell table:number-columns-repeated="1637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0148743120630679" calcext:value-type="float">
            <text:p>0.000148743120630679</text:p>
          </table:table-cell>
          <table:table-cell office:value-type="float" office:value="0.000146929180135175" calcext:value-type="float">
            <text:p>0.000146929180135175</text:p>
          </table:table-cell>
          <table:table-cell office:value-type="float" office:value="40" calcext:value-type="float">
            <text:p>40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83" calcext:value-type="float">
            <text:p>83</text:p>
          </table:table-cell>
          <table:table-cell table:formula="of:=[.B80]-[.C80]" office:value-type="float" office:value="0.00000181394049550421" calcext:value-type="float">
            <text:p>1.81394049550421E-06</text:p>
          </table:table-cell>
          <table:table-cell table:formula="of:=(([.F80] / [.G80]) + ([.D80] / [.E80])) / 2" office:value-type="float" office:value="0.493901532054142" calcext:value-type="float">
            <text:p>0.493901532054142</text:p>
          </table:table-cell>
          <table:table-cell table:number-columns-repeated="1637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0148743120630679" calcext:value-type="float">
            <text:p>0.000148743120630679</text:p>
          </table:table-cell>
          <table:table-cell office:value-type="float" office:value="0.000143430866322434" calcext:value-type="float">
            <text:p>0.000143430866322434</text:p>
          </table:table-cell>
          <table:table-cell office:value-type="float" office:value="40" calcext:value-type="float">
            <text:p>40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83" calcext:value-type="float">
            <text:p>83</text:p>
          </table:table-cell>
          <table:table-cell table:formula="of:=[.B81]-[.C81]" office:value-type="float" office:value="0.00000531225430824497" calcext:value-type="float">
            <text:p>5.31225430824497E-06</text:p>
          </table:table-cell>
          <table:table-cell table:formula="of:=(([.F81] / [.G81]) + ([.D81] / [.E81])) / 2" office:value-type="float" office:value="0.493901532054142" calcext:value-type="float">
            <text:p>0.493901532054142</text:p>
          </table:table-cell>
          <table:table-cell table:number-columns-repeated="1637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0141743444365738" calcext:value-type="float">
            <text:p>0.000141743444365738</text:p>
          </table:table-cell>
          <table:table-cell office:value-type="float" office:value="0.000140056022408963" calcext:value-type="float">
            <text:p>0.000140056022408963</text:p>
          </table:table-cell>
          <table:table-cell office:value-type="float" office:value="41" calcext:value-type="float">
            <text:p>41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85" calcext:value-type="float">
            <text:p>85</text:p>
          </table:table-cell>
          <table:table-cell table:formula="of:=[.B82]-[.C82]" office:value-type="float" office:value="0.00000168742195677529" calcext:value-type="float">
            <text:p>1.68742195677529E-06</text:p>
          </table:table-cell>
          <table:table-cell table:formula="of:=(([.F82] / [.G82]) + ([.D82] / [.E82])) / 2" office:value-type="float" office:value="0.494046775336641" calcext:value-type="float">
            <text:p>0.494046775336641</text:p>
          </table:table-cell>
          <table:table-cell table:number-columns-repeated="1637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0140095264780038" calcext:value-type="float">
            <text:p>0.000140095264780038</text:p>
          </table:table-cell>
          <table:table-cell office:value-type="float" office:value="0.000136798905608755" calcext:value-type="float">
            <text:p>0.000136798905608755</text:p>
          </table:table-cell>
          <table:table-cell office:value-type="float" office:value="29" calcext:value-type="float">
            <text:p>29</text:p>
          </table:table-cell>
          <table:table-cell office:value-type="float" office:value="86" calcext:value-type="float">
            <text:p>86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table:formula="of:=[.B83]-[.C83]" office:value-type="float" office:value="0.00000329635917128285" calcext:value-type="float">
            <text:p>3.29635917128285E-06</text:p>
          </table:table-cell>
          <table:table-cell table:formula="of:=(([.F83] / [.G83]) + ([.D83] / [.E83])) / 2" office:value-type="float" office:value="0.337279349957971" calcext:value-type="float">
            <text:p>0.337279349957971</text:p>
          </table:table-cell>
          <table:table-cell table:number-columns-repeated="1637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0135226504394848" calcext:value-type="float">
            <text:p>0.000135226504394848</text:p>
          </table:table-cell>
          <table:table-cell office:value-type="float" office:value="0.000133654103180968" calcext:value-type="float">
            <text:p>0.000133654103180968</text:p>
          </table:table-cell>
          <table:table-cell office:value-type="float" office:value="42" calcext:value-type="float">
            <text:p>42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float" office:value="87" calcext:value-type="float">
            <text:p>87</text:p>
          </table:table-cell>
          <table:table-cell table:formula="of:=[.B84]-[.C84]" office:value-type="float" office:value="0.00000157240121387986" calcext:value-type="float">
            <text:p>1.57240121387986E-06</text:p>
          </table:table-cell>
          <table:table-cell table:formula="of:=(([.F84] / [.G84]) + ([.D84] / [.E84])) / 2" office:value-type="float" office:value="0.494185260311021" calcext:value-type="float">
            <text:p>0.494185260311021</text:p>
          </table:table-cell>
          <table:table-cell table:number-columns-repeated="1637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0133689839572182" calcext:value-type="float">
            <text:p>0.000133689839572182</text:p>
          </table:table-cell>
          <table:table-cell office:value-type="float" office:value="0.000130616509926854" calcext:value-type="float">
            <text:p>0.000130616509926854</text:p>
          </table:table-cell>
          <table:table-cell office:value-type="float" office:value="28" calcext:value-type="float">
            <text:p>28</text:p>
          </table:table-cell>
          <table:table-cell office:value-type="float" office:value="85" calcext:value-type="float">
            <text:p>85</text:p>
          </table:table-cell>
          <table:table-cell office:value-type="float" office:value="29" calcext:value-type="float">
            <text:p>29</text:p>
          </table:table-cell>
          <table:table-cell office:value-type="float" office:value="88" calcext:value-type="float">
            <text:p>88</text:p>
          </table:table-cell>
          <table:table-cell table:formula="of:=[.B85]-[.C85]" office:value-type="float" office:value="0.00000307332964532767" calcext:value-type="float">
            <text:p>3.07332964532767E-06</text:p>
          </table:table-cell>
          <table:table-cell table:formula="of:=(([.F85] / [.G85]) + ([.D85] / [.E85])) / 2" office:value-type="float" office:value="0.329478609625668" calcext:value-type="float">
            <text:p>0.329478609625668</text:p>
          </table:table-cell>
          <table:table-cell table:number-columns-repeated="1637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0129148908691701" calcext:value-type="float">
            <text:p>0.000129148908691701</text:p>
          </table:table-cell>
          <table:table-cell office:value-type="float" office:value="0.000127681307456589" calcext:value-type="float">
            <text:p>0.000127681307456589</text:p>
          </table:table-cell>
          <table:table-cell office:value-type="float" office:value="43" calcext:value-type="float">
            <text:p>43</text:p>
          </table:table-cell>
          <table:table-cell office:value-type="float" office:value="87" calcext:value-type="float">
            <text:p>87</text:p>
          </table:table-cell>
          <table:table-cell office:value-type="float" office:value="44" calcext:value-type="float">
            <text:p>44</text:p>
          </table:table-cell>
          <table:table-cell office:value-type="float" office:value="89" calcext:value-type="float">
            <text:p>89</text:p>
          </table:table-cell>
          <table:table-cell table:formula="of:=[.B86]-[.C86]" office:value-type="float" office:value="0.00000146760123511183" calcext:value-type="float">
            <text:p>1.46760123511183E-06</text:p>
          </table:table-cell>
          <table:table-cell table:formula="of:=(([.F86] / [.G86]) + ([.D86] / [.E86])) / 2" office:value-type="float" office:value="0.494317448017564" calcext:value-type="float">
            <text:p>0.494317448017564</text:p>
          </table:table-cell>
          <table:table-cell table:number-columns-repeated="1637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0129148908691701" calcext:value-type="float">
            <text:p>0.000129148908691701</text:p>
          </table:table-cell>
          <table:table-cell office:value-type="float" office:value="0.000124843945068663" calcext:value-type="float">
            <text:p>0.000124843945068663</text:p>
          </table:table-cell>
          <table:table-cell office:value-type="float" office:value="43" calcext:value-type="float">
            <text:p>43</text:p>
          </table:table-cell>
          <table:table-cell office:value-type="float" office:value="87" calcext:value-type="float">
            <text:p>87</text:p>
          </table:table-cell>
          <table:table-cell office:value-type="float" office:value="44" calcext:value-type="float">
            <text:p>44</text:p>
          </table:table-cell>
          <table:table-cell office:value-type="float" office:value="89" calcext:value-type="float">
            <text:p>89</text:p>
          </table:table-cell>
          <table:table-cell table:formula="of:=[.B87]-[.C87]" office:value-type="float" office:value="0.00000430496362303738" calcext:value-type="float">
            <text:p>4.30496362303738E-06</text:p>
          </table:table-cell>
          <table:table-cell table:formula="of:=(([.F87] / [.G87]) + ([.D87] / [.E87])) / 2" office:value-type="float" office:value="0.494317448017564" calcext:value-type="float">
            <text:p>0.494317448017564</text:p>
          </table:table-cell>
          <table:table-cell table:number-columns-repeated="1637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0123472033584426" calcext:value-type="float">
            <text:p>0.000123472033584426</text:p>
          </table:table-cell>
          <table:table-cell office:value-type="float" office:value="0.000122100122100122" calcext:value-type="float">
            <text:p>0.000122100122100122</text:p>
          </table:table-cell>
          <table:table-cell office:value-type="float" office:value="44" calcext:value-type="float">
            <text:p>44</text:p>
          </table:table-cell>
          <table:table-cell office:value-type="float" office:value="89" calcext:value-type="float">
            <text:p>89</text:p>
          </table:table-cell>
          <table:table-cell office:value-type="float" office:value="45" calcext:value-type="float">
            <text:p>45</text:p>
          </table:table-cell>
          <table:table-cell office:value-type="float" office:value="91" calcext:value-type="float">
            <text:p>91</text:p>
          </table:table-cell>
          <table:table-cell table:formula="of:=[.B88]-[.C88]" office:value-type="float" office:value="0.00000137191148430471" calcext:value-type="float">
            <text:p>1.37191148430471E-06</text:p>
          </table:table-cell>
          <table:table-cell table:formula="of:=(([.F88] / [.G88]) + ([.D88] / [.E88])) / 2" office:value-type="float" office:value="0.494443758488702" calcext:value-type="float">
            <text:p>0.494443758488702</text:p>
          </table:table-cell>
          <table:table-cell table:number-columns-repeated="1637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0122129946262817" calcext:value-type="float">
            <text:p>0.000122129946262817</text:p>
          </table:table-cell>
          <table:table-cell office:value-type="float" office:value="0.000119445771619686" calcext:value-type="float">
            <text:p>0.000119445771619686</text:p>
          </table:table-cell>
          <table:table-cell office:value-type="float" office:value="31" calcext:value-type="float">
            <text:p>31</text:p>
          </table:table-cell>
          <table:table-cell office:value-type="float" office:value="92" calcext:value-type="float">
            <text:p>92</text:p>
          </table:table-cell>
          <table:table-cell office:value-type="float" office:value="30" calcext:value-type="float">
            <text:p>30</text:p>
          </table:table-cell>
          <table:table-cell office:value-type="float" office:value="89" calcext:value-type="float">
            <text:p>89</text:p>
          </table:table-cell>
          <table:table-cell table:formula="of:=[.B89]-[.C89]" office:value-type="float" office:value="0.00000268417464313088" calcext:value-type="float">
            <text:p>2.68417464313088E-06</text:p>
          </table:table-cell>
          <table:table-cell table:formula="of:=(([.F89] / [.G89]) + ([.D89] / [.E89])) / 2" office:value-type="float" office:value="0.337017586712262" calcext:value-type="float">
            <text:p>0.337017586712262</text:p>
          </table:table-cell>
          <table:table-cell table:number-columns-repeated="1637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0118161408483974" calcext:value-type="float">
            <text:p>0.000118161408483974</text:p>
          </table:table-cell>
          <table:table-cell office:value-type="float" office:value="0.000116877045348292" calcext:value-type="float">
            <text:p>0.000116877045348292</text:p>
          </table:table-cell>
          <table:table-cell office:value-type="float" office:value="45" calcext:value-type="float">
            <text:p>45</text:p>
          </table:table-cell>
          <table:table-cell office:value-type="float" office:value="91" calcext:value-type="float">
            <text:p>91</text:p>
          </table:table-cell>
          <table:table-cell office:value-type="float" office:value="46" calcext:value-type="float">
            <text:p>46</text:p>
          </table:table-cell>
          <table:table-cell office:value-type="float" office:value="93" calcext:value-type="float">
            <text:p>93</text:p>
          </table:table-cell>
          <table:table-cell table:formula="of:=[.B90]-[.C90]" office:value-type="float" office:value="0.00000128436313568195" calcext:value-type="float">
            <text:p>1.28436313568195E-06</text:p>
          </table:table-cell>
          <table:table-cell table:formula="of:=(([.F90] / [.G90]) + ([.D90] / [.E90])) / 2" office:value-type="float" office:value="0.494564575209737" calcext:value-type="float">
            <text:p>0.494564575209737</text:p>
          </table:table-cell>
          <table:table-cell table:number-columns-repeated="1637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0116904372223503" calcext:value-type="float">
            <text:p>0.000116904372223503</text:p>
          </table:table-cell>
          <table:table-cell office:value-type="float" office:value="0.000114390299702586" calcext:value-type="float">
            <text:p>0.000114390299702586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31" calcext:value-type="float">
            <text:p>31</text:p>
          </table:table-cell>
          <table:table-cell office:value-type="float" office:value="94" calcext:value-type="float">
            <text:p>94</text:p>
          </table:table-cell>
          <table:table-cell table:formula="of:=[.B91]-[.C91]" office:value-type="float" office:value="0.00000251407252091669" calcext:value-type="float">
            <text:p>2.51407252091669E-06</text:p>
          </table:table-cell>
          <table:table-cell table:formula="of:=(([.F91] / [.G91]) + ([.D91] / [.E91])) / 2" office:value-type="float" office:value="0.329728781856441" calcext:value-type="float">
            <text:p>0.329728781856441</text:p>
          </table:table-cell>
          <table:table-cell table:number-columns-repeated="1637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0113186191284642" calcext:value-type="float">
            <text:p>0.000113186191284642</text:p>
          </table:table-cell>
          <table:table-cell office:value-type="float" office:value="0.000111982082866741" calcext:value-type="float">
            <text:p>0.000111982082866741</text:p>
          </table:table-cell>
          <table:table-cell office:value-type="float" office:value="46" calcext:value-type="float">
            <text:p>46</text:p>
          </table:table-cell>
          <table:table-cell office:value-type="float" office:value="93" calcext:value-type="float">
            <text:p>93</text:p>
          </table:table-cell>
          <table:table-cell office:value-type="float" office:value="47" calcext:value-type="float">
            <text:p>47</text:p>
          </table:table-cell>
          <table:table-cell office:value-type="float" office:value="95" calcext:value-type="float">
            <text:p>95</text:p>
          </table:table-cell>
          <table:table-cell table:formula="of:=[.B92]-[.C92]" office:value-type="float" office:value="0.00000120410841790083" calcext:value-type="float">
            <text:p>1.20410841790083E-06</text:p>
          </table:table-cell>
          <table:table-cell table:formula="of:=(([.F92] / [.G92]) + ([.D92] / [.E92])) / 2" office:value-type="float" office:value="0.494680249009621" calcext:value-type="float">
            <text:p>0.494680249009621</text:p>
          </table:table-cell>
          <table:table-cell table:number-columns-repeated="1637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113186191284642" calcext:value-type="float">
            <text:p>0.000113186191284642</text:p>
          </table:table-cell>
          <table:table-cell office:value-type="float" office:value="0.000109649122807018" calcext:value-type="float">
            <text:p>0.000109649122807018</text:p>
          </table:table-cell>
          <table:table-cell office:value-type="float" office:value="46" calcext:value-type="float">
            <text:p>46</text:p>
          </table:table-cell>
          <table:table-cell office:value-type="float" office:value="93" calcext:value-type="float">
            <text:p>93</text:p>
          </table:table-cell>
          <table:table-cell office:value-type="float" office:value="47" calcext:value-type="float">
            <text:p>47</text:p>
          </table:table-cell>
          <table:table-cell office:value-type="float" office:value="95" calcext:value-type="float">
            <text:p>95</text:p>
          </table:table-cell>
          <table:table-cell table:formula="of:=[.B93]-[.C93]" office:value-type="float" office:value="0.00000353706847762425" calcext:value-type="float">
            <text:p>3.53706847762425E-06</text:p>
          </table:table-cell>
          <table:table-cell table:formula="of:=(([.F93] / [.G93]) + ([.D93] / [.E93])) / 2" office:value-type="float" office:value="0.494680249009621" calcext:value-type="float">
            <text:p>0.494680249009621</text:p>
          </table:table-cell>
          <table:table-cell table:number-columns-repeated="1637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0108518719479145" calcext:value-type="float">
            <text:p>0.000108518719479145</text:p>
          </table:table-cell>
          <table:table-cell office:value-type="float" office:value="0.000107388316151202" calcext:value-type="float">
            <text:p>0.000107388316151202</text:p>
          </table:table-cell>
          <table:table-cell office:value-type="float" office:value="47" calcext:value-type="float">
            <text:p>47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  <table:table-cell office:value-type="float" office:value="97" calcext:value-type="float">
            <text:p>97</text:p>
          </table:table-cell>
          <table:table-cell table:formula="of:=[.B94]-[.C94]" office:value-type="float" office:value="0.00000113040332794245" calcext:value-type="float">
            <text:p>1.13040332794245E-06</text:p>
          </table:table-cell>
          <table:table-cell table:formula="of:=(([.F94] / [.G94]) + ([.D94] / [.E94])) / 2" office:value-type="float" office:value="0.494791101465003" calcext:value-type="float">
            <text:p>0.494791101465003</text:p>
          </table:table-cell>
          <table:table-cell table:number-columns-repeated="1637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0107411385606881" calcext:value-type="float">
            <text:p>0.000107411385606881</text:p>
          </table:table-cell>
          <table:table-cell office:value-type="float" office:value="0.000105196717862403" calcext:value-type="float">
            <text:p>0.000105196717862403</text:p>
          </table:table-cell>
          <table:table-cell office:value-type="float" office:value="33" calcext:value-type="float">
            <text:p>33</text:p>
          </table:table-cell>
          <table:table-cell office:value-type="float" office:value="98" calcext:value-type="float">
            <text:p>98</text:p>
          </table:table-cell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table:formula="of:=[.B95]-[.C95]" office:value-type="float" office:value="0.00000221466774447815" calcext:value-type="float">
            <text:p>2.21466774447815E-06</text:p>
          </table:table-cell>
          <table:table-cell table:formula="of:=(([.F95] / [.G95]) + ([.D95] / [.E95])) / 2" office:value-type="float" office:value="0.336788399570354" calcext:value-type="float">
            <text:p>0.336788399570354</text:p>
          </table:table-cell>
          <table:table-cell table:number-columns-repeated="1637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0104134124752686" calcext:value-type="float">
            <text:p>0.000104134124752686</text:p>
          </table:table-cell>
          <table:table-cell office:value-type="float" office:value="0.000103071531642959" calcext:value-type="float">
            <text:p>0.000103071531642959</text:p>
          </table:table-cell>
          <table:table-cell office:value-type="float" office:value="48" calcext:value-type="float">
            <text:p>48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  <table:table-cell office:value-type="float" office:value="99" calcext:value-type="float">
            <text:p>99</text:p>
          </table:table-cell>
          <table:table-cell table:formula="of:=[.B96]-[.C96]" office:value-type="float" office:value="0.00000106259310972759" calcext:value-type="float">
            <text:p>1.06259310972759E-06</text:p>
          </table:table-cell>
          <table:table-cell table:formula="of:=(([.F96] / [.G96]) + ([.D96] / [.E96])) / 2" office:value-type="float" office:value="0.494897427887119" calcext:value-type="float">
            <text:p>0.494897427887119</text:p>
          </table:table-cell>
          <table:table-cell table:number-columns-repeated="1637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103092783505176" calcext:value-type="float">
            <text:p>0.000103092783505176</text:p>
          </table:table-cell>
          <table:table-cell office:value-type="float" office:value="0.000101010101010102" calcext:value-type="float">
            <text:p>0.000101010101010102</text:p>
          </table:table-cell>
          <table:table-cell office:value-type="float" office:value="32" calcext:value-type="float">
            <text:p>32</text:p>
          </table:table-cell>
          <table:table-cell office:value-type="float" office:value="97" calcext:value-type="float">
            <text:p>97</text:p>
          </table:table-cell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table:formula="of:=[.B97]-[.C97]" office:value-type="float" office:value="0.00000208268249507482" calcext:value-type="float">
            <text:p>2.08268249507482E-06</text:p>
          </table:table-cell>
          <table:table-cell table:formula="of:=(([.F97] / [.G97]) + ([.D97] / [.E97])) / 2" office:value-type="float" office:value="0.329948453608247" calcext:value-type="float">
            <text:p>0.329948453608247</text:p>
          </table:table-cell>
          <table:table-cell table:number-columns-repeated="1637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00100010001000073" calcext:value-type="float">
            <text:p>0.000100010001000073</text:p>
          </table:table-cell>
          <table:table-cell office:value-type="float" office:value="0.0000990099009900991" calcext:value-type="float">
            <text:p>9.90099009900991E-05</text:p>
          </table:table-cell>
          <table:table-cell office:value-type="float" office:value="49" calcext:value-type="float">
            <text:p>49</text:p>
          </table:table-cell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  <table:table-cell office:value-type="float" office:value="101" calcext:value-type="float">
            <text:p>101</text:p>
          </table:table-cell>
          <table:table-cell table:formula="of:=[.B98]-[.C98]" office:value-type="float" office:value="0.00000100010000997353" calcext:value-type="float">
            <text:p>1.00010000997353E-06</text:p>
          </table:table-cell>
          <table:table-cell table:formula="of:=(([.F98] / [.G98]) + ([.D98] / [.E98])) / 2" office:value-type="float" office:value="0.494999499949995" calcext:value-type="float">
            <text:p>0.494999499949995</text:p>
          </table:table-cell>
          <table:table-cell table:number-columns-repeated="1637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00100010001000073" calcext:value-type="float">
            <text:p>0.000100010001000073</text:p>
          </table:table-cell>
          <table:table-cell office:value-type="float" office:value="0.0000970685303824503" calcext:value-type="float">
            <text:p>9.70685303824503E-05</text:p>
          </table:table-cell>
          <table:table-cell office:value-type="float" office:value="49" calcext:value-type="float">
            <text:p>49</text:p>
          </table:table-cell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  <table:table-cell office:value-type="float" office:value="101" calcext:value-type="float">
            <text:p>101</text:p>
          </table:table-cell>
          <table:table-cell table:formula="of:=[.B99]-[.C99]" office:value-type="float" office:value="0.00000294147061762236" calcext:value-type="float">
            <text:p>2.94147061762236E-06</text:p>
          </table:table-cell>
          <table:table-cell table:formula="of:=(([.F99] / [.G99]) + ([.D99] / [.E99])) / 2" office:value-type="float" office:value="0.494999499949995" calcext:value-type="float">
            <text:p>0.494999499949995</text:p>
          </table:table-cell>
          <table:table-cell table:number-columns-repeated="1637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000961261174661221" calcext:value-type="float">
            <text:p>9.61261174661221E-05</text:p>
          </table:table-cell>
          <table:table-cell office:value-type="float" office:value="0.0000951837045497818" calcext:value-type="float">
            <text:p>9.51837045497818E-05</text:p>
          </table:table-cell>
          <table:table-cell office:value-type="float" office:value="50" calcext:value-type="float">
            <text:p>50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office:value-type="float" office:value="103" calcext:value-type="float">
            <text:p>103</text:p>
          </table:table-cell>
          <table:table-cell table:formula="of:=[.B100]-[.C100]" office:value-type="float" office:value="0.000000942412916340313" calcext:value-type="float">
            <text:p>9.42412916340313E-07</text:p>
          </table:table-cell>
          <table:table-cell table:formula="of:=(([.F100] / [.G100]) + ([.D100] / [.E100])) / 2" office:value-type="float" office:value="0.495097568009228" calcext:value-type="float">
            <text:p>0.495097568009228</text:p>
          </table:table-cell>
          <table:table-cell table:number-columns-repeated="1637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00095201827875091" calcext:value-type="float">
            <text:p>9.5201827875091E-05</text:p>
          </table:table-cell>
          <table:table-cell office:value-type="float" office:value="0.0000933532486930531" calcext:value-type="float">
            <text:p>9.33532486930531E-05</text:p>
          </table:table-cell>
          <table:table-cell office:value-type="float" office:value="35" calcext:value-type="float">
            <text:p>35</text:p>
          </table:table-cell>
          <table:table-cell office:value-type="float" office:value="104" calcext:value-type="float">
            <text:p>104</text:p>
          </table:table-cell>
          <table:table-cell office:value-type="float" office:value="34" calcext:value-type="float">
            <text:p>34</text:p>
          </table:table-cell>
          <table:table-cell office:value-type="float" office:value="101" calcext:value-type="float">
            <text:p>101</text:p>
          </table:table-cell>
          <table:table-cell table:formula="of:=[.B101]-[.C101]" office:value-type="float" office:value="0.00000184857918203787" calcext:value-type="float">
            <text:p>1.84857918203787E-06</text:p>
          </table:table-cell>
          <table:table-cell table:formula="of:=(([.F101] / [.G101]) + ([.D101] / [.E101])) / 2" office:value-type="float" office:value="0.336586062452399" calcext:value-type="float">
            <text:p>0.336586062452399</text:p>
          </table:table-cell>
          <table:table-cell table:number-columns-repeated="1637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000924641701340878" calcext:value-type="float">
            <text:p>9.24641701340878E-05</text:p>
          </table:table-cell>
          <table:table-cell office:value-type="float" office:value="0.0000915750915750913" calcext:value-type="float">
            <text:p>9.15750915750913E-05</text:p>
          </table:table-cell>
          <table:table-cell office:value-type="float" office:value="51" calcext:value-type="float">
            <text:p>51</text:p>
          </table:table-cell>
          <table:table-cell office:value-type="float" office:value="103" calcext:value-type="float">
            <text:p>103</text:p>
          </table:table-cell>
          <table:table-cell office:value-type="float" office:value="52" calcext:value-type="float">
            <text:p>52</text:p>
          </table:table-cell>
          <table:table-cell office:value-type="float" office:value="105" calcext:value-type="float">
            <text:p>105</text:p>
          </table:table-cell>
          <table:table-cell table:formula="of:=[.B102]-[.C102]" office:value-type="float" office:value="0.000000889078558996559" calcext:value-type="float">
            <text:p>8.89078558996559E-07</text:p>
          </table:table-cell>
          <table:table-cell table:formula="of:=(([.F102] / [.G102]) + ([.D102] / [.E102])) / 2" office:value-type="float" office:value="0.495191863153028" calcext:value-type="float">
            <text:p>0.495191863153028</text:p>
          </table:table-cell>
          <table:table-cell table:number-columns-repeated="1637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000915918666422044" calcext:value-type="float">
            <text:p>9.15918666422044E-05</text:p>
          </table:table-cell>
          <table:table-cell office:value-type="float" office:value="0.0000898472596585816" calcext:value-type="float">
            <text:p>8.98472596585816E-05</text:p>
          </table:table-cell>
          <table:table-cell office:value-type="float" office:value="34" calcext:value-type="float">
            <text:p>34</text:p>
          </table:table-cell>
          <table:table-cell office:value-type="float" office:value="103" calcext:value-type="float">
            <text:p>103</text:p>
          </table:table-cell>
          <table:table-cell office:value-type="float" office:value="35" calcext:value-type="float">
            <text:p>35</text:p>
          </table:table-cell>
          <table:table-cell office:value-type="float" office:value="106" calcext:value-type="float">
            <text:p>106</text:p>
          </table:table-cell>
          <table:table-cell table:formula="of:=[.B103]-[.C103]" office:value-type="float" office:value="0.00000174460698362279" calcext:value-type="float">
            <text:p>1.74460698362279E-06</text:p>
          </table:table-cell>
          <table:table-cell table:formula="of:=(([.F103] / [.G103]) + ([.D103] / [.E103])) / 2" office:value-type="float" office:value="0.330142883311962" calcext:value-type="float">
            <text:p>0.330142883311962</text:p>
          </table:table-cell>
          <table:table-cell table:number-columns-repeated="1637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000890075656430622" calcext:value-type="float">
            <text:p>8.90075656430622E-05</text:p>
          </table:table-cell>
          <table:table-cell office:value-type="float" office:value="0.0000881678716275793" calcext:value-type="float">
            <text:p>8.81678716275793E-05</text:p>
          </table:table-cell>
          <table:table-cell office:value-type="float" office:value="52" calcext:value-type="float">
            <text:p>52</text:p>
          </table:table-cell>
          <table:table-cell office:value-type="float" office:value="105" calcext:value-type="float">
            <text:p>105</text:p>
          </table:table-cell>
          <table:table-cell office:value-type="float" office:value="53" calcext:value-type="float">
            <text:p>53</text:p>
          </table:table-cell>
          <table:table-cell office:value-type="float" office:value="107" calcext:value-type="float">
            <text:p>107</text:p>
          </table:table-cell>
          <table:table-cell table:formula="of:=[.B104]-[.C104]" office:value-type="float" office:value="0.000000839694015482978" calcext:value-type="float">
            <text:p>8.39694015482978E-07</text:p>
          </table:table-cell>
          <table:table-cell table:formula="of:=(([.F104] / [.G104]) + ([.D104] / [.E104])) / 2" office:value-type="float" office:value="0.495282599020917" calcext:value-type="float">
            <text:p>0.495282599020917</text:p>
          </table:table-cell>
          <table:table-cell table:number-columns-repeated="1637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000890075656430622" calcext:value-type="float">
            <text:p>8.90075656430622E-05</text:p>
          </table:table-cell>
          <table:table-cell office:value-type="float" office:value="0.000086535133264105" calcext:value-type="float">
            <text:p>8.6535133264105E-05</text:p>
          </table:table-cell>
          <table:table-cell office:value-type="float" office:value="52" calcext:value-type="float">
            <text:p>52</text:p>
          </table:table-cell>
          <table:table-cell office:value-type="float" office:value="105" calcext:value-type="float">
            <text:p>105</text:p>
          </table:table-cell>
          <table:table-cell office:value-type="float" office:value="53" calcext:value-type="float">
            <text:p>53</text:p>
          </table:table-cell>
          <table:table-cell office:value-type="float" office:value="107" calcext:value-type="float">
            <text:p>107</text:p>
          </table:table-cell>
          <table:table-cell table:formula="of:=[.B105]-[.C105]" office:value-type="float" office:value="0.00000247243237895718" calcext:value-type="float">
            <text:p>2.47243237895718E-06</text:p>
          </table:table-cell>
          <table:table-cell table:formula="of:=(([.F105] / [.G105]) + ([.D105] / [.E105])) / 2" office:value-type="float" office:value="0.495282599020917" calcext:value-type="float">
            <text:p>0.495282599020917</text:p>
          </table:table-cell>
          <table:table-cell table:number-columns-repeated="1637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00085741232958958" calcext:value-type="float">
            <text:p>8.5741232958958E-05</text:p>
          </table:table-cell>
          <table:table-cell office:value-type="float" office:value="0.0000849473326537537" calcext:value-type="float">
            <text:p>8.49473326537537E-05</text:p>
          </table:table-cell>
          <table:table-cell office:value-type="float" office:value="53" calcext:value-type="float">
            <text:p>53</text:p>
          </table:table-cell>
          <table:table-cell office:value-type="float" office:value="107" calcext:value-type="float">
            <text:p>107</text:p>
          </table:table-cell>
          <table:table-cell office:value-type="float" office:value="54" calcext:value-type="float">
            <text:p>54</text:p>
          </table:table-cell>
          <table:table-cell office:value-type="float" office:value="109" calcext:value-type="float">
            <text:p>109</text:p>
          </table:table-cell>
          <table:table-cell table:formula="of:=[.B106]-[.C106]" office:value-type="float" office:value="0.00000079390030520432" calcext:value-type="float">
            <text:p>7.9390030520432E-07</text:p>
          </table:table-cell>
          <table:table-cell table:formula="of:=(([.F106] / [.G106]) + ([.D106] / [.E106])) / 2" office:value-type="float" office:value="0.495369973420218" calcext:value-type="float">
            <text:p>0.495369973420218</text:p>
          </table:table-cell>
          <table:table-cell table:number-columns-repeated="1637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000849617672047387" calcext:value-type="float">
            <text:p>8.49617672047387E-05</text:p>
          </table:table-cell>
          <table:table-cell office:value-type="float" office:value="0.0000834028356964146" calcext:value-type="float">
            <text:p>8.34028356964146E-05</text:p>
          </table:table-cell>
          <table:table-cell office:value-type="float" office:value="37" calcext:value-type="float">
            <text:p>37</text:p>
          </table:table-cell>
          <table:table-cell office:value-type="float" office:value="110" calcext:value-type="float">
            <text:p>110</text:p>
          </table:table-cell>
          <table:table-cell office:value-type="float" office:value="36" calcext:value-type="float">
            <text:p>36</text:p>
          </table:table-cell>
          <table:table-cell office:value-type="float" office:value="107" calcext:value-type="float">
            <text:p>107</text:p>
          </table:table-cell>
          <table:table-cell table:formula="of:=[.B107]-[.C107]" office:value-type="float" office:value="0.00000155893150832406" calcext:value-type="float">
            <text:p>1.55893150832406E-06</text:p>
          </table:table-cell>
          <table:table-cell table:formula="of:=(([.F107] / [.G107]) + ([.D107] / [.E107])) / 2" office:value-type="float" office:value="0.336406117247239" calcext:value-type="float">
            <text:p>0.336406117247239</text:p>
          </table:table-cell>
          <table:table-cell table:number-columns-repeated="1637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000826514587982108" calcext:value-type="float">
            <text:p>8.26514587982108E-05</text:p>
          </table:table-cell>
          <table:table-cell office:value-type="float" office:value="0.0000819000819000815" calcext:value-type="float">
            <text:p>8.19000819000815E-05</text:p>
          </table:table-cell>
          <table:table-cell office:value-type="float" office:value="54" calcext:value-type="float">
            <text:p>54</text:p>
          </table:table-cell>
          <table:table-cell office:value-type="float" office:value="109" calcext:value-type="float">
            <text:p>109</text:p>
          </table:table-cell>
          <table:table-cell office:value-type="float" office:value="55" calcext:value-type="float">
            <text:p>55</text:p>
          </table:table-cell>
          <table:table-cell office:value-type="float" office:value="111" calcext:value-type="float">
            <text:p>111</text:p>
          </table:table-cell>
          <table:table-cell table:formula="of:=[.B108]-[.C108]" office:value-type="float" office:value="0.00000075137689812925" calcext:value-type="float">
            <text:p>7.5137689812925E-07</text:p>
          </table:table-cell>
          <table:table-cell table:formula="of:=(([.F108] / [.G108]) + ([.D108] / [.E108])) / 2" office:value-type="float" office:value="0.495454169766096" calcext:value-type="float">
            <text:p>0.495454169766096</text:p>
          </table:table-cell>
          <table:table-cell table:number-columns-repeated="1637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000819134993446657" calcext:value-type="float">
            <text:p>8.19134993446657E-05</text:p>
          </table:table-cell>
          <table:table-cell office:value-type="float" office:value="0.0000804375804375809" calcext:value-type="float">
            <text:p>8.04375804375809E-05</text:p>
          </table:table-cell>
          <table:table-cell office:value-type="float" office:value="36" calcext:value-type="float">
            <text:p>36</text:p>
          </table:table-cell>
          <table:table-cell office:value-type="float" office:value="109" calcext:value-type="float">
            <text:p>109</text:p>
          </table:table-cell>
          <table:table-cell office:value-type="float" office:value="37" calcext:value-type="float">
            <text:p>37</text:p>
          </table:table-cell>
          <table:table-cell office:value-type="float" office:value="112" calcext:value-type="float">
            <text:p>112</text:p>
          </table:table-cell>
          <table:table-cell table:formula="of:=[.B109]-[.C109]" office:value-type="float" office:value="0.00000147591890708489" calcext:value-type="float">
            <text:p>1.47591890708489E-06</text:p>
          </table:table-cell>
          <table:table-cell table:formula="of:=(([.F109] / [.G109]) + ([.D109] / [.E109])) / 2" office:value-type="float" office:value="0.330316186107471" calcext:value-type="float">
            <text:p>0.330316186107471</text:p>
          </table:table-cell>
          <table:table-cell table:number-columns-repeated="1637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000797257434425602" calcext:value-type="float">
            <text:p>7.97257434425602E-05</text:p>
          </table:table-cell>
          <table:table-cell office:value-type="float" office:value="0.0000790139064475344" calcext:value-type="float">
            <text:p>7.90139064475344E-05</text:p>
          </table:table-cell>
          <table:table-cell office:value-type="float" office:value="55" calcext:value-type="float">
            <text:p>55</text:p>
          </table:table-cell>
          <table:table-cell office:value-type="float" office:value="111" calcext:value-type="float">
            <text:p>111</text:p>
          </table:table-cell>
          <table:table-cell office:value-type="float" office:value="56" calcext:value-type="float">
            <text:p>56</text:p>
          </table:table-cell>
          <table:table-cell office:value-type="float" office:value="113" calcext:value-type="float">
            <text:p>113</text:p>
          </table:table-cell>
          <table:table-cell table:formula="of:=[.B110]-[.C110]" office:value-type="float" office:value="0.000000711836995025833" calcext:value-type="float">
            <text:p>7.11836995025833E-07</text:p>
          </table:table-cell>
          <table:table-cell table:formula="of:=(([.F110] / [.G110]) + ([.D110] / [.E110])) / 2" office:value-type="float" office:value="0.495535358367217" calcext:value-type="float">
            <text:p>0.495535358367217</text:p>
          </table:table-cell>
          <table:table-cell table:number-columns-repeated="1637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000797257434425602" calcext:value-type="float">
            <text:p>7.97257434425602E-05</text:p>
          </table:table-cell>
          <table:table-cell office:value-type="float" office:value="0.0000776276975624907" calcext:value-type="float">
            <text:p>7.76276975624907E-05</text:p>
          </table:table-cell>
          <table:table-cell office:value-type="float" office:value="55" calcext:value-type="float">
            <text:p>55</text:p>
          </table:table-cell>
          <table:table-cell office:value-type="float" office:value="111" calcext:value-type="float">
            <text:p>111</text:p>
          </table:table-cell>
          <table:table-cell office:value-type="float" office:value="56" calcext:value-type="float">
            <text:p>56</text:p>
          </table:table-cell>
          <table:table-cell office:value-type="float" office:value="113" calcext:value-type="float">
            <text:p>113</text:p>
          </table:table-cell>
          <table:table-cell table:formula="of:=[.B111]-[.C111]" office:value-type="float" office:value="0.00000209804588006957" calcext:value-type="float">
            <text:p>2.09804588006957E-06</text:p>
          </table:table-cell>
          <table:table-cell table:formula="of:=(([.F111] / [.G111]) + ([.D111] / [.E111])) / 2" office:value-type="float" office:value="0.495535358367217" calcext:value-type="float">
            <text:p>0.495535358367217</text:p>
          </table:table-cell>
          <table:table-cell table:number-columns-repeated="1637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000769526741054571" calcext:value-type="float">
            <text:p>7.69526741054571E-05</text:p>
          </table:table-cell>
          <table:table-cell office:value-type="float" office:value="0.0000762776506483594" calcext:value-type="float">
            <text:p>7.62776506483594E-05</text:p>
          </table:table-cell>
          <table:table-cell office:value-type="float" office:value="56" calcext:value-type="float">
            <text:p>56</text:p>
          </table:table-cell>
          <table:table-cell office:value-type="float" office:value="113" calcext:value-type="float">
            <text:p>113</text:p>
          </table:table-cell>
          <table:table-cell office:value-type="float" office:value="57" calcext:value-type="float">
            <text:p>57</text:p>
          </table:table-cell>
          <table:table-cell office:value-type="float" office:value="115" calcext:value-type="float">
            <text:p>115</text:p>
          </table:table-cell>
          <table:table-cell table:formula="of:=[.B112]-[.C112]" office:value-type="float" office:value="0.000000675023457097704" calcext:value-type="float">
            <text:p>6.75023457097704E-07</text:p>
          </table:table-cell>
          <table:table-cell table:formula="of:=(([.F112] / [.G112]) + ([.D112] / [.E112])) / 2" office:value-type="float" office:value="0.495613697575991" calcext:value-type="float">
            <text:p>0.495613697575991</text:p>
          </table:table-cell>
          <table:table-cell table:number-columns-repeated="1637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00076289288983844" calcext:value-type="float">
            <text:p>7.6289288983844E-05</text:p>
          </table:table-cell>
          <table:table-cell office:value-type="float" office:value="0.0000749625187406299" calcext:value-type="float">
            <text:p>7.49625187406299E-05</text:p>
          </table:table-cell>
          <table:table-cell office:value-type="float" office:value="39" calcext:value-type="float">
            <text:p>39</text:p>
          </table:table-cell>
          <table:table-cell office:value-type="float" office:value="116" calcext:value-type="float">
            <text:p>116</text:p>
          </table:table-cell>
          <table:table-cell office:value-type="float" office:value="38" calcext:value-type="float">
            <text:p>38</text:p>
          </table:table-cell>
          <table:table-cell office:value-type="float" office:value="113" calcext:value-type="float">
            <text:p>113</text:p>
          </table:table-cell>
          <table:table-cell table:formula="of:=[.B113]-[.C113]" office:value-type="float" office:value="0.00000132677024321411" calcext:value-type="float">
            <text:p>1.32677024321411E-06</text:p>
          </table:table-cell>
          <table:table-cell table:formula="of:=(([.F113] / [.G113]) + ([.D113] / [.E113])) / 2" office:value-type="float" office:value="0.336245041196216" calcext:value-type="float">
            <text:p>0.336245041196216</text:p>
          </table:table-cell>
          <table:table-cell table:number-columns-repeated="1637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000743218134522383" calcext:value-type="float">
            <text:p>7.43218134522383E-05</text:p>
          </table:table-cell>
          <table:table-cell office:value-type="float" office:value="0.0000736811081638658" calcext:value-type="float">
            <text:p>7.36811081638658E-05</text:p>
          </table:table-cell>
          <table:table-cell office:value-type="float" office:value="57" calcext:value-type="float">
            <text:p>57</text:p>
          </table:table-cell>
          <table:table-cell office:value-type="float" office:value="115" calcext:value-type="float">
            <text:p>115</text:p>
          </table:table-cell>
          <table:table-cell office:value-type="float" office:value="58" calcext:value-type="float">
            <text:p>58</text:p>
          </table:table-cell>
          <table:table-cell office:value-type="float" office:value="117" calcext:value-type="float">
            <text:p>117</text:p>
          </table:table-cell>
          <table:table-cell table:formula="of:=[.B114]-[.C114]" office:value-type="float" office:value="0.000000640705288372512" calcext:value-type="float">
            <text:p>6.40705288372512E-07</text:p>
          </table:table-cell>
          <table:table-cell table:formula="of:=(([.F114] / [.G114]) + ([.D114] / [.E114])) / 2" office:value-type="float" office:value="0.49568933481977" calcext:value-type="float">
            <text:p>0.49568933481977</text:p>
          </table:table-cell>
          <table:table-cell table:number-columns-repeated="1637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000736919675755621" calcext:value-type="float">
            <text:p>7.36919675755621E-05</text:p>
          </table:table-cell>
          <table:table-cell office:value-type="float" office:value="0.0000724322758221072" calcext:value-type="float">
            <text:p>7.24322758221072E-05</text:p>
          </table:table-cell>
          <table:table-cell office:value-type="float" office:value="38" calcext:value-type="float">
            <text:p>38</text:p>
          </table:table-cell>
          <table:table-cell office:value-type="float" office:value="115" calcext:value-type="float">
            <text:p>115</text:p>
          </table:table-cell>
          <table:table-cell office:value-type="float" office:value="39" calcext:value-type="float">
            <text:p>39</text:p>
          </table:table-cell>
          <table:table-cell office:value-type="float" office:value="118" calcext:value-type="float">
            <text:p>118</text:p>
          </table:table-cell>
          <table:table-cell table:formula="of:=[.B115]-[.C115]" office:value-type="float" office:value="0.00000125969175345485" calcext:value-type="float">
            <text:p>1.25969175345485E-06</text:p>
          </table:table-cell>
          <table:table-cell table:formula="of:=(([.F115] / [.G115]) + ([.D115] / [.E115])) / 2" office:value-type="float" office:value="0.330471628592483" calcext:value-type="float">
            <text:p>0.330471628592483</text:p>
          </table:table-cell>
          <table:table-cell table:number-columns-repeated="1637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000718236012353657" calcext:value-type="float">
            <text:p>7.18236012353657E-05</text:p>
          </table:table-cell>
          <table:table-cell office:value-type="float" office:value="0.0000712149266486259" calcext:value-type="float">
            <text:p>7.12149266486259E-05</text:p>
          </table:table-cell>
          <table:table-cell office:value-type="float" office:value="58" calcext:value-type="float">
            <text:p>58</text:p>
          </table:table-cell>
          <table:table-cell office:value-type="float" office:value="117" calcext:value-type="float">
            <text:p>117</text:p>
          </table:table-cell>
          <table:table-cell office:value-type="float" office:value="59" calcext:value-type="float">
            <text:p>59</text:p>
          </table:table-cell>
          <table:table-cell office:value-type="float" office:value="119" calcext:value-type="float">
            <text:p>119</text:p>
          </table:table-cell>
          <table:table-cell table:formula="of:=[.B116]-[.C116]" office:value-type="float" office:value="0.000000608674586739799" calcext:value-type="float">
            <text:p>6.08674586739799E-07</text:p>
          </table:table-cell>
          <table:table-cell table:formula="of:=(([.F116] / [.G116]) + ([.D116] / [.E116])) / 2" office:value-type="float" office:value="0.495762407527113" calcext:value-type="float">
            <text:p>0.495762407527113</text:p>
          </table:table-cell>
          <table:table-cell table:number-columns-repeated="1637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000718236012353657" calcext:value-type="float">
            <text:p>7.18236012353657E-05</text:p>
          </table:table-cell>
          <table:table-cell office:value-type="float" office:value="0.0000700280112044815" calcext:value-type="float">
            <text:p>7.00280112044815E-05</text:p>
          </table:table-cell>
          <table:table-cell office:value-type="float" office:value="58" calcext:value-type="float">
            <text:p>58</text:p>
          </table:table-cell>
          <table:table-cell office:value-type="float" office:value="117" calcext:value-type="float">
            <text:p>117</text:p>
          </table:table-cell>
          <table:table-cell office:value-type="float" office:value="59" calcext:value-type="float">
            <text:p>59</text:p>
          </table:table-cell>
          <table:table-cell office:value-type="float" office:value="119" calcext:value-type="float">
            <text:p>119</text:p>
          </table:table-cell>
          <table:table-cell table:formula="of:=[.B117]-[.C117]" office:value-type="float" office:value="0.00000179559003088414" calcext:value-type="float">
            <text:p>1.79559003088414E-06</text:p>
          </table:table-cell>
          <table:table-cell table:formula="of:=(([.F117] / [.G117]) + ([.D117] / [.E117])) / 2" office:value-type="float" office:value="0.495762407527113" calcext:value-type="float">
            <text:p>0.495762407527113</text:p>
          </table:table-cell>
          <table:table-cell table:number-columns-repeated="1637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000694492673102287" calcext:value-type="float">
            <text:p>6.94492673102287E-05</text:p>
          </table:table-cell>
          <table:table-cell office:value-type="float" office:value="0.0000688705234159776" calcext:value-type="float">
            <text:p>6.88705234159776E-05</text:p>
          </table:table-cell>
          <table:table-cell office:value-type="float" office:value="59" calcext:value-type="float">
            <text:p>59</text:p>
          </table:table-cell>
          <table:table-cell office:value-type="float" office:value="119" calcext:value-type="float">
            <text:p>119</text:p>
          </table:table-cell>
          <table:table-cell office:value-type="float" office:value="60" calcext:value-type="float">
            <text:p>60</text:p>
          </table:table-cell>
          <table:table-cell office:value-type="float" office:value="121" calcext:value-type="float">
            <text:p>121</text:p>
          </table:table-cell>
          <table:table-cell table:formula="of:=[.B118]-[.C118]" office:value-type="float" office:value="0.000000578743894251096" calcext:value-type="float">
            <text:p>5.78743894251096E-07</text:p>
          </table:table-cell>
          <table:table-cell table:formula="of:=(([.F118] / [.G118]) + ([.D118] / [.E118])) / 2" office:value-type="float" office:value="0.495833043961386" calcext:value-type="float">
            <text:p>0.495833043961386</text:p>
          </table:table-cell>
          <table:table-cell table:number-columns-repeated="1637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000688800110208443" calcext:value-type="float">
            <text:p>6.88800110208443E-05</text:p>
          </table:table-cell>
          <table:table-cell office:value-type="float" office:value="0.0000677414984419453" calcext:value-type="float">
            <text:p>6.77414984419453E-05</text:p>
          </table:table-cell>
          <table:table-cell office:value-type="float" office:value="41" calcext:value-type="float">
            <text:p>41</text:p>
          </table:table-cell>
          <table:table-cell office:value-type="float" office:value="122" calcext:value-type="float">
            <text:p>122</text:p>
          </table:table-cell>
          <table:table-cell office:value-type="float" office:value="40" calcext:value-type="float">
            <text:p>40</text:p>
          </table:table-cell>
          <table:table-cell office:value-type="float" office:value="119" calcext:value-type="float">
            <text:p>119</text:p>
          </table:table-cell>
          <table:table-cell table:formula="of:=[.B119]-[.C119]" office:value-type="float" office:value="0.00000113851257889895" calcext:value-type="float">
            <text:p>1.13851257889895E-06</text:p>
          </table:table-cell>
          <table:table-cell table:formula="of:=(([.F119] / [.G119]) + ([.D119] / [.E119])) / 2" office:value-type="float" office:value="0.336100013776002" calcext:value-type="float">
            <text:p>0.336100013776002</text:p>
          </table:table-cell>
          <table:table-cell table:number-columns-repeated="1637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000671907545521377" calcext:value-type="float">
            <text:p>6.71907545521377E-05</text:p>
          </table:table-cell>
          <table:table-cell office:value-type="float" office:value="0.0000666400106624013" calcext:value-type="float">
            <text:p>6.66400106624013E-05</text:p>
          </table:table-cell>
          <table:table-cell office:value-type="float" office:value="60" calcext:value-type="float">
            <text:p>60</text:p>
          </table:table-cell>
          <table:table-cell office:value-type="float" office:value="121" calcext:value-type="float">
            <text:p>121</text:p>
          </table:table-cell>
          <table:table-cell office:value-type="float" office:value="61" calcext:value-type="float">
            <text:p>61</text:p>
          </table:table-cell>
          <table:table-cell office:value-type="float" office:value="123" calcext:value-type="float">
            <text:p>123</text:p>
          </table:table-cell>
          <table:table-cell table:formula="of:=[.B120]-[.C120]" office:value-type="float" office:value="0.000000550743889736471" calcext:value-type="float">
            <text:p>5.50743889736471E-07</text:p>
          </table:table-cell>
          <table:table-cell table:formula="of:=(([.F120] / [.G120]) + ([.D120] / [.E120])) / 2" office:value-type="float" office:value="0.495901363972317" calcext:value-type="float">
            <text:p>0.495901363972317</text:p>
          </table:table-cell>
          <table:table-cell table:number-columns-repeated="1637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000666488936283405" calcext:value-type="float">
            <text:p>6.66488936283405E-05</text:p>
          </table:table-cell>
          <table:table-cell office:value-type="float" office:value="0.0000655651717807512" calcext:value-type="float">
            <text:p>6.55651717807512E-05</text:p>
          </table:table-cell>
          <table:table-cell office:value-type="float" office:value="40" calcext:value-type="float">
            <text:p>40</text:p>
          </table:table-cell>
          <table:table-cell office:value-type="float" office:value="121" calcext:value-type="float">
            <text:p>121</text:p>
          </table:table-cell>
          <table:table-cell office:value-type="float" office:value="41" calcext:value-type="float">
            <text:p>41</text:p>
          </table:table-cell>
          <table:table-cell office:value-type="float" office:value="124" calcext:value-type="float">
            <text:p>124</text:p>
          </table:table-cell>
          <table:table-cell table:formula="of:=[.B121]-[.C121]" office:value-type="float" office:value="0.00000108372184758933" calcext:value-type="float">
            <text:p>1.08372184758933E-06</text:p>
          </table:table-cell>
          <table:table-cell table:formula="of:=(([.F121] / [.G121]) + ([.D121] / [.E121])) / 2" office:value-type="float" office:value="0.330611836843508" calcext:value-type="float">
            <text:p>0.330611836843508</text:p>
          </table:table-cell>
          <table:table-cell table:number-columns-repeated="1637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000650406504065226" calcext:value-type="float">
            <text:p>6.50406504065226E-05</text:p>
          </table:table-cell>
          <table:table-cell office:value-type="float" office:value="0.0000645161290322577" calcext:value-type="float">
            <text:p>6.45161290322577E-05</text:p>
          </table:table-cell>
          <table:table-cell office:value-type="float" office:value="61" calcext:value-type="float">
            <text:p>61</text:p>
          </table:table-cell>
          <table:table-cell office:value-type="float" office:value="123" calcext:value-type="float">
            <text:p>123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B122]-[.C122]" office:value-type="float" office:value="0.000000524521374264952" calcext:value-type="float">
            <text:p>5.24521374264952E-07</text:p>
          </table:table-cell>
          <table:table-cell table:formula="of:=(([.F122] / [.G122]) + ([.D122] / [.E122])) / 2" office:value-type="float" office:value="0.495967479674797" calcext:value-type="float">
            <text:p>0.495967479674797</text:p>
          </table:table-cell>
          <table:table-cell table:number-columns-repeated="1637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000650406504065226" calcext:value-type="float">
            <text:p>6.50406504065226E-05</text:p>
          </table:table-cell>
          <table:table-cell office:value-type="float" office:value="0.0000634920634920641" calcext:value-type="float">
            <text:p>6.34920634920641E-05</text:p>
          </table:table-cell>
          <table:table-cell office:value-type="float" office:value="61" calcext:value-type="float">
            <text:p>61</text:p>
          </table:table-cell>
          <table:table-cell office:value-type="float" office:value="123" calcext:value-type="float">
            <text:p>123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B123]-[.C123]" office:value-type="float" office:value="0.00000154858691445853" calcext:value-type="float">
            <text:p>1.54858691445853E-06</text:p>
          </table:table-cell>
          <table:table-cell table:formula="of:=(([.F123] / [.G123]) + ([.D123] / [.E123])) / 2" office:value-type="float" office:value="0.495967479674797" calcext:value-type="float">
            <text:p>0.495967479674797</text:p>
          </table:table-cell>
          <table:table-cell table:number-columns-repeated="1637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000629921259842625" calcext:value-type="float">
            <text:p>6.29921259842625E-05</text:p>
          </table:table-cell>
          <table:table-cell office:value-type="float" office:value="0.0000624921884764401" calcext:value-type="float">
            <text:p>6.24921884764401E-0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office:value-type="float" office:value="63" calcext:value-type="float">
            <text:p>63</text:p>
          </table:table-cell>
          <table:table-cell office:value-type="float" office:value="127" calcext:value-type="float">
            <text:p>127</text:p>
          </table:table-cell>
          <table:table-cell table:formula="of:=[.B124]-[.C124]" office:value-type="float" office:value="0.000000499937507822401" calcext:value-type="float">
            <text:p>4.99937507822401E-07</text:p>
          </table:table-cell>
          <table:table-cell table:formula="of:=(([.F124] / [.G124]) + ([.D124] / [.E124])) / 2" office:value-type="float" office:value="0.496031496062992" calcext:value-type="float">
            <text:p>0.496031496062992</text:p>
          </table:table-cell>
          <table:table-cell table:number-columns-repeated="1637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625000000000209" calcext:value-type="float">
            <text:p>6.25000000000209E-05</text:p>
          </table:table-cell>
          <table:table-cell office:value-type="float" office:value="0.000061515748031496" calcext:value-type="float">
            <text:p>6.1515748031496E-05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B125]-[.C125]" office:value-type="float" office:value="0.000000984251968524919" calcext:value-type="float">
            <text:p>9.84251968524919E-07</text:p>
          </table:table-cell>
          <table:table-cell table:formula="of:=(([.F125] / [.G125]) + ([.D125] / [.E125])) / 2" office:value-type="float" office:value="0.33596875" calcext:value-type="float">
            <text:p>0.33596875</text:p>
          </table:table-cell>
          <table:table-cell table:number-columns-repeated="1637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000610388817676721" calcext:value-type="float">
            <text:p>6.10388817676721E-05</text:p>
          </table:table-cell>
          <table:table-cell office:value-type="float" office:value="0.0000605620155038761" calcext:value-type="float">
            <text:p>6.05620155038761E-05</text:p>
          </table:table-cell>
          <table:table-cell office:value-type="float" office:value="63" calcext:value-type="float">
            <text:p>63</text:p>
          </table:table-cell>
          <table:table-cell office:value-type="float" office:value="127" calcext:value-type="float">
            <text:p>127</text:p>
          </table:table-cell>
          <table:table-cell office:value-type="float" office:value="64" calcext:value-type="float">
            <text:p>64</text:p>
          </table:table-cell>
          <table:table-cell office:value-type="float" office:value="129" calcext:value-type="float">
            <text:p>129</text:p>
          </table:table-cell>
          <table:table-cell table:formula="of:=[.B126]-[.C126]" office:value-type="float" office:value="0.000000476866263796061" calcext:value-type="float">
            <text:p>4.76866263796061E-07</text:p>
          </table:table-cell>
          <table:table-cell table:formula="of:=(([.F126] / [.G126]) + ([.D126] / [.E126])) / 2" office:value-type="float" office:value="0.496093511566868" calcext:value-type="float">
            <text:p>0.496093511566868</text:p>
          </table:table-cell>
          <table:table-cell table:number-columns-repeated="1637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00060569351907902" calcext:value-type="float">
            <text:p>6.0569351907902E-05</text:p>
          </table:table-cell>
          <table:table-cell office:value-type="float" office:value="0.0000596302921884312" calcext:value-type="float">
            <text:p>5.96302921884312E-05</text:p>
          </table:table-cell>
          <table:table-cell office:value-type="float" office:value="42" calcext:value-type="float">
            <text:p>42</text:p>
          </table:table-cell>
          <table:table-cell office:value-type="float" office:value="127" calcext:value-type="float">
            <text:p>127</text:p>
          </table:table-cell>
          <table:table-cell office:value-type="float" office:value="43" calcext:value-type="float">
            <text:p>43</text:p>
          </table:table-cell>
          <table:table-cell office:value-type="float" office:value="130" calcext:value-type="float">
            <text:p>130</text:p>
          </table:table-cell>
          <table:table-cell table:formula="of:=[.B127]-[.C127]" office:value-type="float" office:value="0.000000939059719470836" calcext:value-type="float">
            <text:p>9.39059719470836E-07</text:p>
          </table:table-cell>
          <table:table-cell table:formula="of:=(([.F127] / [.G127]) + ([.D127] / [.E127])) / 2" office:value-type="float" office:value="0.330738946093277" calcext:value-type="float">
            <text:p>0.330738946093277</text:p>
          </table:table-cell>
          <table:table-cell table:number-columns-repeated="1637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000591750991182916" calcext:value-type="float">
            <text:p>5.91750991182916E-05</text:p>
          </table:table-cell>
          <table:table-cell office:value-type="float" office:value="0.0000587199060481511" calcext:value-type="float">
            <text:p>5.87199060481511E-05</text:p>
          </table:table-cell>
          <table:table-cell office:value-type="float" office:value="64" calcext:value-type="float">
            <text:p>64</text:p>
          </table:table-cell>
          <table:table-cell office:value-type="float" office:value="129" calcext:value-type="float">
            <text:p>129</text:p>
          </table:table-cell>
          <table:table-cell office:value-type="float" office:value="65" calcext:value-type="float">
            <text:p>65</text:p>
          </table:table-cell>
          <table:table-cell office:value-type="float" office:value="131" calcext:value-type="float">
            <text:p>131</text:p>
          </table:table-cell>
          <table:table-cell table:formula="of:=[.B128]-[.C128]" office:value-type="float" office:value="0.000000455193070140504" calcext:value-type="float">
            <text:p>4.55193070140504E-07</text:p>
          </table:table-cell>
          <table:table-cell table:formula="of:=(([.F128] / [.G128]) + ([.D128] / [.E128])) / 2" office:value-type="float" office:value="0.496153618557311" calcext:value-type="float">
            <text:p>0.496153618557311</text:p>
          </table:table-cell>
          <table:table-cell table:number-columns-repeated="1637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000591750991182916" calcext:value-type="float">
            <text:p>5.91750991182916E-05</text:p>
          </table:table-cell>
          <table:table-cell office:value-type="float" office:value="0.0000578302105019657" calcext:value-type="float">
            <text:p>5.78302105019657E-05</text:p>
          </table:table-cell>
          <table:table-cell office:value-type="float" office:value="64" calcext:value-type="float">
            <text:p>64</text:p>
          </table:table-cell>
          <table:table-cell office:value-type="float" office:value="129" calcext:value-type="float">
            <text:p>129</text:p>
          </table:table-cell>
          <table:table-cell office:value-type="float" office:value="65" calcext:value-type="float">
            <text:p>65</text:p>
          </table:table-cell>
          <table:table-cell office:value-type="float" office:value="131" calcext:value-type="float">
            <text:p>131</text:p>
          </table:table-cell>
          <table:table-cell table:formula="of:=[.B129]-[.C129]" office:value-type="float" office:value="0.00000134488861632583" calcext:value-type="float">
            <text:p>1.34488861632583E-06</text:p>
          </table:table-cell>
          <table:table-cell table:formula="of:=(([.F129] / [.G129]) + ([.D129] / [.E129])) / 2" office:value-type="float" office:value="0.496153618557311" calcext:value-type="float">
            <text:p>0.496153618557311</text:p>
          </table:table-cell>
          <table:table-cell table:number-columns-repeated="1637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000573953968891483" calcext:value-type="float">
            <text:p>5.73953968891483E-05</text:p>
          </table:table-cell>
          <table:table-cell office:value-type="float" office:value="0.0000569605832763734" calcext:value-type="float">
            <text:p>5.69605832763734E-05</text:p>
          </table:table-cell>
          <table:table-cell office:value-type="float" office:value="65" calcext:value-type="float">
            <text:p>65</text:p>
          </table:table-cell>
          <table:table-cell office:value-type="float" office:value="131" calcext:value-type="float">
            <text:p>131</text:p>
          </table:table-cell>
          <table:table-cell office:value-type="float" office:value="66" calcext:value-type="float">
            <text:p>66</text:p>
          </table:table-cell>
          <table:table-cell office:value-type="float" office:value="133" calcext:value-type="float">
            <text:p>133</text:p>
          </table:table-cell>
          <table:table-cell table:formula="of:=[.B130]-[.C130]" office:value-type="float" office:value="0.00000043481361277492" calcext:value-type="float">
            <text:p>4.3481361277492E-07</text:p>
          </table:table-cell>
          <table:table-cell table:formula="of:=(([.F130] / [.G130]) + ([.D130] / [.E130])) / 2" office:value-type="float" office:value="0.496211903805315" calcext:value-type="float">
            <text:p>0.496211903805315</text:p>
          </table:table-cell>
          <table:table-cell table:number-columns-repeated="1637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000569670730317662" calcext:value-type="float">
            <text:p>5.69670730317662E-05</text:p>
          </table:table-cell>
          <table:table-cell office:value-type="float" office:value="0.0000561104253170236" calcext:value-type="float">
            <text:p>5.61104253170236E-05</text:p>
          </table:table-cell>
          <table:table-cell office:value-type="float" office:value="45" calcext:value-type="float">
            <text:p>45</text:p>
          </table:table-cell>
          <table:table-cell office:value-type="float" office:value="134" calcext:value-type="float">
            <text:p>134</text:p>
          </table:table-cell>
          <table:table-cell office:value-type="float" office:value="44" calcext:value-type="float">
            <text:p>44</text:p>
          </table:table-cell>
          <table:table-cell office:value-type="float" office:value="131" calcext:value-type="float">
            <text:p>131</text:p>
          </table:table-cell>
          <table:table-cell table:formula="of:=[.B131]-[.C131]" office:value-type="float" office:value="0.000000856647714742552" calcext:value-type="float">
            <text:p>8.56647714742552E-07</text:p>
          </table:table-cell>
          <table:table-cell table:formula="of:=(([.F131] / [.G131]) + ([.D131] / [.E131])) / 2" office:value-type="float" office:value="0.335849379058904" calcext:value-type="float">
            <text:p>0.335849379058904</text:p>
          </table:table-cell>
          <table:table-cell table:number-columns-repeated="1637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0005569479253692" calcext:value-type="float">
            <text:p>5.569479253692E-05</text:p>
          </table:table-cell>
          <table:table-cell office:value-type="float" office:value="0.0000552791597567713" calcext:value-type="float">
            <text:p>5.52791597567713E-05</text:p>
          </table:table-cell>
          <table:table-cell office:value-type="float" office:value="66" calcext:value-type="float">
            <text:p>66</text:p>
          </table:table-cell>
          <table:table-cell office:value-type="float" office:value="133" calcext:value-type="float">
            <text:p>133</text:p>
          </table:table-cell>
          <table:table-cell office:value-type="float" office:value="67" calcext:value-type="float">
            <text:p>67</text:p>
          </table:table-cell>
          <table:table-cell office:value-type="float" office:value="135" calcext:value-type="float">
            <text:p>135</text:p>
          </table:table-cell>
          <table:table-cell table:formula="of:=[.B132]-[.C132]" office:value-type="float" office:value="0.000000415632780148729" calcext:value-type="float">
            <text:p>4.15632780148729E-07</text:p>
          </table:table-cell>
          <table:table-cell table:formula="of:=(([.F132] / [.G132]) + ([.D132] / [.E132])) / 2" office:value-type="float" office:value="0.496268448900028" calcext:value-type="float">
            <text:p>0.496268448900028</text:p>
          </table:table-cell>
          <table:table-cell table:number-columns-repeated="1637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000552852720035468" calcext:value-type="float">
            <text:p>5.52852720035468E-05</text:p>
          </table:table-cell>
          <table:table-cell office:value-type="float" office:value="0.0000544662309368196" calcext:value-type="float">
            <text:p>5.44662309368196E-05</text:p>
          </table:table-cell>
          <table:table-cell office:value-type="float" office:value="44" calcext:value-type="float">
            <text:p>44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136" calcext:value-type="float">
            <text:p>136</text:p>
          </table:table-cell>
          <table:table-cell table:formula="of:=[.B133]-[.C133]" office:value-type="float" office:value="0.000000819041066727269" calcext:value-type="float">
            <text:p>8.19041066727269E-07</text:p>
          </table:table-cell>
          <table:table-cell table:formula="of:=(([.F133] / [.G133]) + ([.D133] / [.E133])) / 2" office:value-type="float" office:value="0.330854710305175" calcext:value-type="float">
            <text:p>0.330854710305175</text:p>
          </table:table-cell>
          <table:table-cell table:number-columns-repeated="1637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000540686672073631" calcext:value-type="float">
            <text:p>5.40686672073631E-05</text:p>
          </table:table-cell>
          <table:table-cell office:value-type="float" office:value="0.0000536711034778876" calcext:value-type="float">
            <text:p>5.36711034778876E-05</text:p>
          </table:table-cell>
          <table:table-cell office:value-type="float" office:value="67" calcext:value-type="float">
            <text:p>67</text:p>
          </table:table-cell>
          <table:table-cell office:value-type="float" office:value="135" calcext:value-type="float">
            <text:p>135</text:p>
          </table:table-cell>
          <table:table-cell office:value-type="float" office:value="68" calcext:value-type="float">
            <text:p>68</text:p>
          </table:table-cell>
          <table:table-cell office:value-type="float" office:value="137" calcext:value-type="float">
            <text:p>137</text:p>
          </table:table-cell>
          <table:table-cell table:formula="of:=[.B134]-[.C134]" office:value-type="float" office:value="0.000000397563729475497" calcext:value-type="float">
            <text:p>3.97563729475497E-07</text:p>
          </table:table-cell>
          <table:table-cell table:formula="of:=(([.F134] / [.G134]) + ([.D134] / [.E134])) / 2" office:value-type="float" office:value="0.4963233306299" calcext:value-type="float">
            <text:p>0.4963233306299</text:p>
          </table:table-cell>
          <table:table-cell table:number-columns-repeated="1637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000540686672073631" calcext:value-type="float">
            <text:p>5.40686672073631E-05</text:p>
          </table:table-cell>
          <table:table-cell office:value-type="float" office:value="0.0000528932613984975" calcext:value-type="float">
            <text:p>5.28932613984975E-05</text:p>
          </table:table-cell>
          <table:table-cell office:value-type="float" office:value="67" calcext:value-type="float">
            <text:p>67</text:p>
          </table:table-cell>
          <table:table-cell office:value-type="float" office:value="135" calcext:value-type="float">
            <text:p>135</text:p>
          </table:table-cell>
          <table:table-cell office:value-type="float" office:value="68" calcext:value-type="float">
            <text:p>68</text:p>
          </table:table-cell>
          <table:table-cell office:value-type="float" office:value="137" calcext:value-type="float">
            <text:p>137</text:p>
          </table:table-cell>
          <table:table-cell table:formula="of:=[.B135]-[.C135]" office:value-type="float" office:value="0.00000117540580886564" calcext:value-type="float">
            <text:p>1.17540580886564E-06</text:p>
          </table:table-cell>
          <table:table-cell table:formula="of:=(([.F135] / [.G135]) + ([.D135] / [.E135])) / 2" office:value-type="float" office:value="0.4963233306299" calcext:value-type="float">
            <text:p>0.4963233306299</text:p>
          </table:table-cell>
          <table:table-cell table:number-columns-repeated="1637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000525127343380949" calcext:value-type="float">
            <text:p>5.25127343380949E-05</text:p>
          </table:table-cell>
          <table:table-cell office:value-type="float" office:value="0.0000521322072776559" calcext:value-type="float">
            <text:p>5.21322072776559E-05</text:p>
          </table:table-cell>
          <table:table-cell office:value-type="float" office:value="68" calcext:value-type="float">
            <text:p>68</text:p>
          </table:table-cell>
          <table:table-cell office:value-type="float" office:value="137" calcext:value-type="float">
            <text:p>137</text:p>
          </table:table-cell>
          <table:table-cell office:value-type="float" office:value="69" calcext:value-type="float">
            <text:p>69</text:p>
          </table:table-cell>
          <table:table-cell office:value-type="float" office:value="139" calcext:value-type="float">
            <text:p>139</text:p>
          </table:table-cell>
          <table:table-cell table:formula="of:=[.B136]-[.C136]" office:value-type="float" office:value="0.000000380527060439041" calcext:value-type="float">
            <text:p>3.80527060439041E-07</text:p>
          </table:table-cell>
          <table:table-cell table:formula="of:=(([.F136] / [.G136]) + ([.D136] / [.E136])) / 2" office:value-type="float" office:value="0.496376621330673" calcext:value-type="float">
            <text:p>0.496376621330673</text:p>
          </table:table-cell>
          <table:table-cell table:number-columns-repeated="1637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000521376433785248" calcext:value-type="float">
            <text:p>5.21376433785248E-05</text:p>
          </table:table-cell>
          <table:table-cell office:value-type="float" office:value="0.0000513874614594045" calcext:value-type="float">
            <text:p>5.13874614594045E-05</text:p>
          </table:table-cell>
          <table:table-cell office:value-type="float" office:value="47" calcext:value-type="float">
            <text:p>47</text:p>
          </table:table-cell>
          <table:table-cell office:value-type="float" office:value="140" calcext:value-type="float">
            <text:p>140</text:p>
          </table:table-cell>
          <table:table-cell office:value-type="float" office:value="46" calcext:value-type="float">
            <text:p>46</text:p>
          </table:table-cell>
          <table:table-cell office:value-type="float" office:value="137" calcext:value-type="float">
            <text:p>137</text:p>
          </table:table-cell>
          <table:table-cell table:formula="of:=[.B137]-[.C137]" office:value-type="float" office:value="0.000000750181919120276" calcext:value-type="float">
            <text:p>7.50181919120276E-07</text:p>
          </table:table-cell>
          <table:table-cell table:formula="of:=(([.F137] / [.G137]) + ([.D137] / [.E137])) / 2" office:value-type="float" office:value="0.335740354535975" calcext:value-type="float">
            <text:p>0.335740354535975</text:p>
          </table:table-cell>
          <table:table-cell table:number-columns-repeated="1637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000510230113781041" calcext:value-type="float">
            <text:p>5.10230113781041E-05</text:p>
          </table:table-cell>
          <table:table-cell office:value-type="float" office:value="0.0000506585612968591" calcext:value-type="float">
            <text:p>5.06585612968591E-05</text:p>
          </table:table-cell>
          <table:table-cell office:value-type="float" office:value="69" calcext:value-type="float">
            <text:p>69</text:p>
          </table:table-cell>
          <table:table-cell office:value-type="float" office:value="139" calcext:value-type="float">
            <text:p>139</text:p>
          </table:table-cell>
          <table:table-cell office:value-type="float" office:value="70" calcext:value-type="float">
            <text:p>70</text:p>
          </table:table-cell>
          <table:table-cell office:value-type="float" office:value="141" calcext:value-type="float">
            <text:p>141</text:p>
          </table:table-cell>
          <table:table-cell table:formula="of:=[.B138]-[.C138]" office:value-type="float" office:value="0.000000364450081244937" calcext:value-type="float">
            <text:p>3.64450081244937E-07</text:p>
          </table:table-cell>
          <table:table-cell table:formula="of:=(([.F138] / [.G138]) + ([.D138] / [.E138])) / 2" office:value-type="float" office:value="0.496428389203531" calcext:value-type="float">
            <text:p>0.496428389203531</text:p>
          </table:table-cell>
          <table:table-cell table:number-columns-repeated="1637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000506636943966021" calcext:value-type="float">
            <text:p>5.06636943966021E-05</text:p>
          </table:table-cell>
          <table:table-cell office:value-type="float" office:value="0.0000499450604335228" calcext:value-type="float">
            <text:p>4.99450604335228E-05</text:p>
          </table:table-cell>
          <table:table-cell office:value-type="float" office:value="46" calcext:value-type="float">
            <text:p>46</text:p>
          </table:table-cell>
          <table:table-cell office:value-type="float" office:value="139" calcext:value-type="float">
            <text:p>139</text:p>
          </table:table-cell>
          <table:table-cell office:value-type="float" office:value="47" calcext:value-type="float">
            <text:p>47</text:p>
          </table:table-cell>
          <table:table-cell office:value-type="float" office:value="142" calcext:value-type="float">
            <text:p>142</text:p>
          </table:table-cell>
          <table:table-cell table:formula="of:=[.B139]-[.C139]" office:value-type="float" office:value="0.000000718633963079328" calcext:value-type="float">
            <text:p>7.18633963079328E-07</text:p>
          </table:table-cell>
          <table:table-cell table:formula="of:=(([.F139] / [.G139]) + ([.D139] / [.E139])) / 2" office:value-type="float" office:value="0.330960583645759" calcext:value-type="float">
            <text:p>0.330960583645759</text:p>
          </table:table-cell>
          <table:table-cell table:number-columns-repeated="1637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000495957942766578" calcext:value-type="float">
            <text:p>4.95957942766578E-05</text:p>
          </table:table-cell>
          <table:table-cell office:value-type="float" office:value="0.0000492465281197677" calcext:value-type="float">
            <text:p>4.92465281197677E-05</text:p>
          </table:table-cell>
          <table:table-cell office:value-type="float" office:value="70" calcext:value-type="float">
            <text:p>70</text:p>
          </table:table-cell>
          <table:table-cell office:value-type="float" office:value="141" calcext:value-type="float">
            <text:p>141</text:p>
          </table:table-cell>
          <table:table-cell office:value-type="float" office:value="71" calcext:value-type="float">
            <text:p>71</text:p>
          </table:table-cell>
          <table:table-cell office:value-type="float" office:value="143" calcext:value-type="float">
            <text:p>143</text:p>
          </table:table-cell>
          <table:table-cell table:formula="of:=[.B140]-[.C140]" office:value-type="float" office:value="0.000000349266156890113" calcext:value-type="float">
            <text:p>3.49266156890113E-07</text:p>
          </table:table-cell>
          <table:table-cell table:formula="of:=(([.F140] / [.G140]) + ([.D140] / [.E140])) / 2" office:value-type="float" office:value="0.496478698606358" calcext:value-type="float">
            <text:p>0.496478698606358</text:p>
          </table:table-cell>
          <table:table-cell table:number-columns-repeated="1637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000495957942766578" calcext:value-type="float">
            <text:p>4.95957942766578E-05</text:p>
          </table:table-cell>
          <table:table-cell office:value-type="float" office:value="0.0000485625485625489" calcext:value-type="float">
            <text:p>4.85625485625489E-05</text:p>
          </table:table-cell>
          <table:table-cell office:value-type="float" office:value="70" calcext:value-type="float">
            <text:p>70</text:p>
          </table:table-cell>
          <table:table-cell office:value-type="float" office:value="141" calcext:value-type="float">
            <text:p>141</text:p>
          </table:table-cell>
          <table:table-cell office:value-type="float" office:value="71" calcext:value-type="float">
            <text:p>71</text:p>
          </table:table-cell>
          <table:table-cell office:value-type="float" office:value="143" calcext:value-type="float">
            <text:p>143</text:p>
          </table:table-cell>
          <table:table-cell table:formula="of:=[.B141]-[.C141]" office:value-type="float" office:value="0.00000103324571410889" calcext:value-type="float">
            <text:p>1.03324571410889E-06</text:p>
          </table:table-cell>
          <table:table-cell table:formula="of:=(([.F141] / [.G141]) + ([.D141] / [.E141])) / 2" office:value-type="float" office:value="0.496478698606358" calcext:value-type="float">
            <text:p>0.496478698606358</text:p>
          </table:table-cell>
          <table:table-cell table:number-columns-repeated="1637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000482276344345167" calcext:value-type="float">
            <text:p>4.82276344345167E-05</text:p>
          </table:table-cell>
          <table:table-cell office:value-type="float" office:value="0.0000478927203065131" calcext:value-type="float">
            <text:p>4.78927203065131E-05</text:p>
          </table:table-cell>
          <table:table-cell office:value-type="float" office:value="71" calcext:value-type="float">
            <text:p>71</text:p>
          </table:table-cell>
          <table:table-cell office:value-type="float" office:value="143" calcext:value-type="float">
            <text:p>143</text:p>
          </table:table-cell>
          <table:table-cell office:value-type="float" office:value="72" calcext:value-type="float">
            <text:p>72</text:p>
          </table:table-cell>
          <table:table-cell office:value-type="float" office:value="145" calcext:value-type="float">
            <text:p>145</text:p>
          </table:table-cell>
          <table:table-cell table:formula="of:=[.B142]-[.C142]" office:value-type="float" office:value="0.000000334914128003599" calcext:value-type="float">
            <text:p>3.34914128003599E-07</text:p>
          </table:table-cell>
          <table:table-cell table:formula="of:=(([.F142] / [.G142]) + ([.D142] / [.E142])) / 2" office:value-type="float" office:value="0.496527610320714" calcext:value-type="float">
            <text:p>0.496527610320714</text:p>
          </table:table-cell>
          <table:table-cell table:number-columns-repeated="1637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000478973081712852" calcext:value-type="float">
            <text:p>4.78973081712852E-05</text:p>
          </table:table-cell>
          <table:table-cell office:value-type="float" office:value="0.0000472366556447806" calcext:value-type="float">
            <text:p>4.72366556447806E-05</text:p>
          </table:table-cell>
          <table:table-cell office:value-type="float" office:value="49" calcext:value-type="float">
            <text:p>49</text:p>
          </table:table-cell>
          <table:table-cell office:value-type="float" office:value="146" calcext:value-type="float">
            <text:p>146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table:formula="of:=[.B143]-[.C143]" office:value-type="float" office:value="0.000000660652526504602" calcext:value-type="float">
            <text:p>6.60652526504602E-07</text:p>
          </table:table-cell>
          <table:table-cell table:formula="of:=(([.F143] / [.G143]) + ([.D143] / [.E143])) / 2" office:value-type="float" office:value="0.33564038701025" calcext:value-type="float">
            <text:p>0.33564038701025</text:p>
          </table:table-cell>
          <table:table-cell table:number-columns-repeated="1637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000469153178512816" calcext:value-type="float">
            <text:p>4.69153178512816E-05</text:p>
          </table:table-cell>
          <table:table-cell office:value-type="float" office:value="0.0000465939800577764" calcext:value-type="float">
            <text:p>4.65939800577764E-05</text:p>
          </table:table-cell>
          <table:table-cell office:value-type="float" office:value="72" calcext:value-type="float">
            <text:p>72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147" calcext:value-type="float">
            <text:p>147</text:p>
          </table:table-cell>
          <table:table-cell table:formula="of:=[.B144]-[.C144]" office:value-type="float" office:value="0.000000321337793505148" calcext:value-type="float">
            <text:p>3.21337793505148E-07</text:p>
          </table:table-cell>
          <table:table-cell table:formula="of:=(([.F144] / [.G144]) + ([.D144] / [.E144])) / 2" office:value-type="float" office:value="0.496575181796857" calcext:value-type="float">
            <text:p>0.496575181796857</text:p>
          </table:table-cell>
          <table:table-cell table:number-columns-repeated="1637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000465983224604005" calcext:value-type="float">
            <text:p>4.65983224604005E-05</text:p>
          </table:table-cell>
          <table:table-cell office:value-type="float" office:value="0.0000459643316786168" calcext:value-type="float">
            <text:p>4.59643316786168E-05</text:p>
          </table:table-cell>
          <table:table-cell office:value-type="float" office:value="48" calcext:value-type="float">
            <text:p>48</text:p>
          </table:table-cell>
          <table:table-cell office:value-type="float" office:value="145" calcext:value-type="float">
            <text:p>145</text:p>
          </table:table-cell>
          <table:table-cell office:value-type="float" office:value="49" calcext:value-type="float">
            <text:p>49</text:p>
          </table:table-cell>
          <table:table-cell office:value-type="float" office:value="148" calcext:value-type="float">
            <text:p>148</text:p>
          </table:table-cell>
          <table:table-cell table:formula="of:=[.B145]-[.C145]" office:value-type="float" office:value="0.000000633990781783757" calcext:value-type="float">
            <text:p>6.33990781783757E-07</text:p>
          </table:table-cell>
          <table:table-cell table:formula="of:=(([.F145] / [.G145]) + ([.D145] / [.E145])) / 2" office:value-type="float" office:value="0.331057781919851" calcext:value-type="float">
            <text:p>0.331057781919851</text:p>
          </table:table-cell>
          <table:table-cell table:number-columns-repeated="1637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000456558462311185" calcext:value-type="float">
            <text:p>4.56558462311185E-05</text:p>
          </table:table-cell>
          <table:table-cell office:value-type="float" office:value="0.0000453473607836029" calcext:value-type="float">
            <text:p>4.53473607836029E-05</text:p>
          </table:table-cell>
          <table:table-cell office:value-type="float" office:value="73" calcext:value-type="float">
            <text:p>73</text:p>
          </table:table-cell>
          <table:table-cell office:value-type="float" office:value="147" calcext:value-type="float">
            <text:p>147</text:p>
          </table:table-cell>
          <table:table-cell office:value-type="float" office:value="74" calcext:value-type="float">
            <text:p>74</text:p>
          </table:table-cell>
          <table:table-cell office:value-type="float" office:value="149" calcext:value-type="float">
            <text:p>149</text:p>
          </table:table-cell>
          <table:table-cell table:formula="of:=[.B146]-[.C146]" office:value-type="float" office:value="0.000000308485447515598" calcext:value-type="float">
            <text:p>3.08485447515598E-07</text:p>
          </table:table-cell>
          <table:table-cell table:formula="of:=(([.F146] / [.G146]) + ([.D146] / [.E146])) / 2" office:value-type="float" office:value="0.496621467378898" calcext:value-type="float">
            <text:p>0.496621467378898</text:p>
          </table:table-cell>
          <table:table-cell table:number-columns-repeated="1637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00456558462311185" calcext:value-type="float">
            <text:p>4.56558462311185E-05</text:p>
          </table:table-cell>
          <table:table-cell office:value-type="float" office:value="0.0000447427293064871" calcext:value-type="float">
            <text:p>4.47427293064871E-05</text:p>
          </table:table-cell>
          <table:table-cell office:value-type="float" office:value="73" calcext:value-type="float">
            <text:p>73</text:p>
          </table:table-cell>
          <table:table-cell office:value-type="float" office:value="147" calcext:value-type="float">
            <text:p>147</text:p>
          </table:table-cell>
          <table:table-cell office:value-type="float" office:value="74" calcext:value-type="float">
            <text:p>74</text:p>
          </table:table-cell>
          <table:table-cell office:value-type="float" office:value="149" calcext:value-type="float">
            <text:p>149</text:p>
          </table:table-cell>
          <table:table-cell table:formula="of:=[.B147]-[.C147]" office:value-type="float" office:value="0.000000913116924631391" calcext:value-type="float">
            <text:p>9.13116924631391E-07</text:p>
          </table:table-cell>
          <table:table-cell table:formula="of:=(([.F147] / [.G147]) + ([.D147] / [.E147])) / 2" office:value-type="float" office:value="0.496621467378898" calcext:value-type="float">
            <text:p>0.496621467378898</text:p>
          </table:table-cell>
          <table:table-cell table:number-columns-repeated="1637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000444464198408601" calcext:value-type="float">
            <text:p>4.44464198408601E-05</text:p>
          </table:table-cell>
          <table:table-cell office:value-type="float" office:value="0.0000441501103752764" calcext:value-type="float">
            <text:p>4.41501103752764E-05</text:p>
          </table:table-cell>
          <table:table-cell office:value-type="float" office:value="74" calcext:value-type="float">
            <text:p>74</text:p>
          </table:table-cell>
          <table:table-cell office:value-type="float" office:value="149" calcext:value-type="float">
            <text:p>149</text:p>
          </table:table-cell>
          <table:table-cell office:value-type="float" office:value="75" calcext:value-type="float">
            <text:p>75</text:p>
          </table:table-cell>
          <table:table-cell office:value-type="float" office:value="151" calcext:value-type="float">
            <text:p>151</text:p>
          </table:table-cell>
          <table:table-cell table:formula="of:=[.B148]-[.C148]" office:value-type="float" office:value="0.000000296309465583691" calcext:value-type="float">
            <text:p>2.96309465583691E-07</text:p>
          </table:table-cell>
          <table:table-cell table:formula="of:=(([.F148] / [.G148]) + ([.D148] / [.E148])) / 2" office:value-type="float" office:value="0.496666518511934" calcext:value-type="float">
            <text:p>0.496666518511934</text:p>
          </table:table-cell>
          <table:table-cell table:number-columns-repeated="1637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000441540091840609" calcext:value-type="float">
            <text:p>4.41540091840609E-05</text:p>
          </table:table-cell>
          <table:table-cell office:value-type="float" office:value="0.0000435691878703385" calcext:value-type="float">
            <text:p>4.35691878703385E-05</text:p>
          </table:table-cell>
          <table:table-cell office:value-type="float" office:value="51" calcext:value-type="float">
            <text:p>51</text:p>
          </table:table-cell>
          <table:table-cell office:value-type="float" office:value="152" calcext:value-type="float">
            <text:p>152</text:p>
          </table:table-cell>
          <table:table-cell office:value-type="float" office:value="50" calcext:value-type="float">
            <text:p>50</text:p>
          </table:table-cell>
          <table:table-cell office:value-type="float" office:value="149" calcext:value-type="float">
            <text:p>149</text:p>
          </table:table-cell>
          <table:table-cell table:formula="of:=[.B149]-[.C149]" office:value-type="float" office:value="0.000000584821313722415" calcext:value-type="float">
            <text:p>5.84821313722415E-07</text:p>
          </table:table-cell>
          <table:table-cell table:formula="of:=(([.F149] / [.G149]) + ([.D149] / [.E149])) / 2" office:value-type="float" office:value="0.335548392794066" calcext:value-type="float">
            <text:p>0.335548392794066</text:p>
          </table:table-cell>
          <table:table-cell table:number-columns-repeated="1637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000432844219365736" calcext:value-type="float">
            <text:p>4.32844219365736E-05</text:p>
          </table:table-cell>
          <table:table-cell office:value-type="float" office:value="0.0000429996560027514" calcext:value-type="float">
            <text:p>4.29996560027514E-05</text:p>
          </table:table-cell>
          <table:table-cell office:value-type="float" office:value="75" calcext:value-type="float">
            <text:p>75</text:p>
          </table:table-cell>
          <table:table-cell office:value-type="float" office:value="151" calcext:value-type="float">
            <text:p>151</text:p>
          </table:table-cell>
          <table:table-cell office:value-type="float" office:value="76" calcext:value-type="float">
            <text:p>76</text:p>
          </table:table-cell>
          <table:table-cell office:value-type="float" office:value="153" calcext:value-type="float">
            <text:p>153</text:p>
          </table:table-cell>
          <table:table-cell table:formula="of:=[.B150]-[.C150]" office:value-type="float" office:value="0.000000284765933822144" calcext:value-type="float">
            <text:p>2.84765933822144E-07</text:p>
          </table:table-cell>
          <table:table-cell table:formula="of:=(([.F150] / [.G150]) + ([.D150] / [.E150])) / 2" office:value-type="float" office:value="0.496710383932823" calcext:value-type="float">
            <text:p>0.496710383932823</text:p>
          </table:table-cell>
          <table:table-cell table:number-columns-repeated="1637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00043003354261606" calcext:value-type="float">
            <text:p>4.3003354261606E-05</text:p>
          </table:table-cell>
          <table:table-cell office:value-type="float" office:value="0.0000424412189118069" calcext:value-type="float">
            <text:p>4.24412189118069E-05</text:p>
          </table:table-cell>
          <table:table-cell office:value-type="float" office:value="50" calcext:value-type="float">
            <text:p>50</text:p>
          </table:table-cell>
          <table:table-cell office:value-type="float" office:value="151" calcext:value-type="float">
            <text:p>151</text:p>
          </table:table-cell>
          <table:table-cell office:value-type="float" office:value="51" calcext:value-type="float">
            <text:p>51</text:p>
          </table:table-cell>
          <table:table-cell office:value-type="float" office:value="154" calcext:value-type="float">
            <text:p>154</text:p>
          </table:table-cell>
          <table:table-cell table:formula="of:=[.B151]-[.C151]" office:value-type="float" office:value="0.000000562135349799035" calcext:value-type="float">
            <text:p>5.62135349799035E-07</text:p>
          </table:table-cell>
          <table:table-cell table:formula="of:=(([.F151] / [.G151]) + ([.D151] / [.E151])) / 2" office:value-type="float" office:value="0.3311473294917" calcext:value-type="float">
            <text:p>0.3311473294917</text:p>
          </table:table-cell>
          <table:table-cell table:number-columns-repeated="1637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000421674045962273" calcext:value-type="float">
            <text:p>4.21674045962273E-05</text:p>
          </table:table-cell>
          <table:table-cell office:value-type="float" office:value="0.0000418935902806875" calcext:value-type="float">
            <text:p>4.18935902806875E-05</text:p>
          </table:table-cell>
          <table:table-cell office:value-type="float" office:value="76" calcext:value-type="float">
            <text:p>76</text:p>
          </table:table-cell>
          <table:table-cell office:value-type="float" office:value="153" calcext:value-type="float">
            <text:p>153</text:p>
          </table:table-cell>
          <table:table-cell office:value-type="float" office:value="77" calcext:value-type="float">
            <text:p>77</text:p>
          </table:table-cell>
          <table:table-cell office:value-type="float" office:value="155" calcext:value-type="float">
            <text:p>155</text:p>
          </table:table-cell>
          <table:table-cell table:formula="of:=[.B152]-[.C152]" office:value-type="float" office:value="0.000000273814315539765" calcext:value-type="float">
            <text:p>2.73814315539765E-07</text:p>
          </table:table-cell>
          <table:table-cell table:formula="of:=(([.F152] / [.G152]) + ([.D152] / [.E152])) / 2" office:value-type="float" office:value="0.496753109846089" calcext:value-type="float">
            <text:p>0.496753109846089</text:p>
          </table:table-cell>
          <table:table-cell table:number-columns-repeated="1637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000421674045962273" calcext:value-type="float">
            <text:p>4.21674045962273E-05</text:p>
          </table:table-cell>
          <table:table-cell office:value-type="float" office:value="0.0000413564929693964" calcext:value-type="float">
            <text:p>4.13564929693964E-05</text:p>
          </table:table-cell>
          <table:table-cell office:value-type="float" office:value="76" calcext:value-type="float">
            <text:p>76</text:p>
          </table:table-cell>
          <table:table-cell office:value-type="float" office:value="153" calcext:value-type="float">
            <text:p>153</text:p>
          </table:table-cell>
          <table:table-cell office:value-type="float" office:value="77" calcext:value-type="float">
            <text:p>77</text:p>
          </table:table-cell>
          <table:table-cell office:value-type="float" office:value="155" calcext:value-type="float">
            <text:p>155</text:p>
          </table:table-cell>
          <table:table-cell table:formula="of:=[.B153]-[.C153]" office:value-type="float" office:value="0.000000810911626830842" calcext:value-type="float">
            <text:p>8.10911626830842E-07</text:p>
          </table:table-cell>
          <table:table-cell table:formula="of:=(([.F153] / [.G153]) + ([.D153] / [.E153])) / 2" office:value-type="float" office:value="0.496753109846089" calcext:value-type="float">
            <text:p>0.496753109846089</text:p>
          </table:table-cell>
          <table:table-cell table:number-columns-repeated="1637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000410930758167338" calcext:value-type="float">
            <text:p>4.10930758167338E-05</text:p>
          </table:table-cell>
          <table:table-cell office:value-type="float" office:value="0.000040829658664053" calcext:value-type="float">
            <text:p>4.0829658664053E-05</text:p>
          </table:table-cell>
          <table:table-cell office:value-type="float" office:value="77" calcext:value-type="float">
            <text:p>77</text:p>
          </table:table-cell>
          <table:table-cell office:value-type="float" office:value="155" calcext:value-type="float">
            <text:p>155</text:p>
          </table:table-cell>
          <table:table-cell office:value-type="float" office:value="78" calcext:value-type="float">
            <text:p>78</text:p>
          </table:table-cell>
          <table:table-cell office:value-type="float" office:value="157" calcext:value-type="float">
            <text:p>157</text:p>
          </table:table-cell>
          <table:table-cell table:formula="of:=[.B154]-[.C154]" office:value-type="float" office:value="0.0000002634171526808" calcext:value-type="float">
            <text:p>2.634171526808E-07</text:p>
          </table:table-cell>
          <table:table-cell table:formula="of:=(([.F154] / [.G154]) + ([.D154] / [.E154])) / 2" office:value-type="float" office:value="0.496794740086295" calcext:value-type="float">
            <text:p>0.496794740086295</text:p>
          </table:table-cell>
          <table:table-cell table:number-columns-repeated="1637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000408329930584039" calcext:value-type="float">
            <text:p>4.08329930584039E-05</text:p>
          </table:table-cell>
          <table:table-cell office:value-type="float" office:value="0.0000403128275417242" calcext:value-type="float">
            <text:p>4.03128275417242E-05</text:p>
          </table:table-cell>
          <table:table-cell office:value-type="float" office:value="53" calcext:value-type="float">
            <text:p>53</text:p>
          </table:table-cell>
          <table:table-cell office:value-type="float" office:value="158" calcext:value-type="float">
            <text:p>158</text:p>
          </table:table-cell>
          <table:table-cell office:value-type="float" office:value="52" calcext:value-type="float">
            <text:p>52</text:p>
          </table:table-cell>
          <table:table-cell office:value-type="float" office:value="155" calcext:value-type="float">
            <text:p>155</text:p>
          </table:table-cell>
          <table:table-cell table:formula="of:=[.B155]-[.C155]" office:value-type="float" office:value="0.000000520165516679737" calcext:value-type="float">
            <text:p>5.20165516679737E-07</text:p>
          </table:table-cell>
          <table:table-cell table:formula="of:=(([.F155] / [.G155]) + ([.D155] / [.E155])) / 2" office:value-type="float" office:value="0.335463454471213" calcext:value-type="float">
            <text:p>0.335463454471213</text:p>
          </table:table-cell>
          <table:table-cell table:number-columns-repeated="1637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000400592877458639" calcext:value-type="float">
            <text:p>4.00592877458639E-05</text:p>
          </table:table-cell>
          <table:table-cell office:value-type="float" office:value="0.0000398057479500035" calcext:value-type="float">
            <text:p>3.98057479500035E-05</text:p>
          </table:table-cell>
          <table:table-cell office:value-type="float" office:value="78" calcext:value-type="float">
            <text:p>78</text:p>
          </table:table-cell>
          <table:table-cell office:value-type="float" office:value="157" calcext:value-type="float">
            <text:p>157</text:p>
          </table:table-cell>
          <table:table-cell office:value-type="float" office:value="79" calcext:value-type="float">
            <text:p>79</text:p>
          </table:table-cell>
          <table:table-cell office:value-type="float" office:value="159" calcext:value-type="float">
            <text:p>159</text:p>
          </table:table-cell>
          <table:table-cell table:formula="of:=[.B156]-[.C156]" office:value-type="float" office:value="0.000000253539795860326" calcext:value-type="float">
            <text:p>2.53539795860326E-07</text:p>
          </table:table-cell>
          <table:table-cell table:formula="of:=(([.F156] / [.G156]) + ([.D156] / [.E156])) / 2" office:value-type="float" office:value="0.496835316268077" calcext:value-type="float">
            <text:p>0.496835316268077</text:p>
          </table:table-cell>
          <table:table-cell table:number-columns-repeated="1637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00398089171974592" calcext:value-type="float">
            <text:p>3.98089171974592E-05</text:p>
          </table:table-cell>
          <table:table-cell office:value-type="float" office:value="0.0000393081761006289" calcext:value-type="float">
            <text:p>3.93081761006289E-05</text:p>
          </table:table-cell>
          <table:table-cell office:value-type="float" office:value="52" calcext:value-type="float">
            <text:p>52</text:p>
          </table:table-cell>
          <table:table-cell office:value-type="float" office:value="157" calcext:value-type="float">
            <text:p>157</text:p>
          </table:table-cell>
          <table:table-cell office:value-type="float" office:value="53" calcext:value-type="float">
            <text:p>53</text:p>
          </table:table-cell>
          <table:table-cell office:value-type="float" office:value="160" calcext:value-type="float">
            <text:p>160</text:p>
          </table:table-cell>
          <table:table-cell table:formula="of:=[.B157]-[.C157]" office:value-type="float" office:value="0.000000500741096830237" calcext:value-type="float">
            <text:p>5.00741096830237E-07</text:p>
          </table:table-cell>
          <table:table-cell table:formula="of:=(([.F157] / [.G157]) + ([.D157] / [.E157])) / 2" office:value-type="float" office:value="0.331230095541401" calcext:value-type="float">
            <text:p>0.331230095541401</text:p>
          </table:table-cell>
          <table:table-cell table:number-columns-repeated="1637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000390640259385067" calcext:value-type="float">
            <text:p>3.90640259385067E-05</text:p>
          </table:table-cell>
          <table:table-cell office:value-type="float" office:value="0.0000388198757763983" calcext:value-type="float">
            <text:p>3.88198757763983E-05</text:p>
          </table:table-cell>
          <table:table-cell office:value-type="float" office:value="79" calcext:value-type="float">
            <text:p>79</text:p>
          </table:table-cell>
          <table:table-cell office:value-type="float" office:value="159" calcext:value-type="float">
            <text:p>159</text:p>
          </table:table-cell>
          <table:table-cell office:value-type="float" office:value="80" calcext:value-type="float">
            <text:p>80</text:p>
          </table:table-cell>
          <table:table-cell office:value-type="float" office:value="161" calcext:value-type="float">
            <text:p>161</text:p>
          </table:table-cell>
          <table:table-cell table:formula="of:=[.B158]-[.C158]" office:value-type="float" office:value="0.000000244150162108381" calcext:value-type="float">
            <text:p>2.44150162108381E-07</text:p>
          </table:table-cell>
          <table:table-cell table:formula="of:=(([.F158] / [.G158]) + ([.D158] / [.E158])) / 2" office:value-type="float" office:value="0.496874877924919" calcext:value-type="float">
            <text:p>0.496874877924919</text:p>
          </table:table-cell>
          <table:table-cell table:number-columns-repeated="1637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000390640259385067" calcext:value-type="float">
            <text:p>3.90640259385067E-05</text:p>
          </table:table-cell>
          <table:table-cell office:value-type="float" office:value="0.0000383406180507629" calcext:value-type="float">
            <text:p>3.83406180507629E-05</text:p>
          </table:table-cell>
          <table:table-cell office:value-type="float" office:value="79" calcext:value-type="float">
            <text:p>79</text:p>
          </table:table-cell>
          <table:table-cell office:value-type="float" office:value="159" calcext:value-type="float">
            <text:p>159</text:p>
          </table:table-cell>
          <table:table-cell office:value-type="float" office:value="80" calcext:value-type="float">
            <text:p>80</text:p>
          </table:table-cell>
          <table:table-cell office:value-type="float" office:value="161" calcext:value-type="float">
            <text:p>161</text:p>
          </table:table-cell>
          <table:table-cell table:formula="of:=[.B159]-[.C159]" office:value-type="float" office:value="0.000000723407887743763" calcext:value-type="float">
            <text:p>7.23407887743763E-07</text:p>
          </table:table-cell>
          <table:table-cell table:formula="of:=(([.F159] / [.G159]) + ([.D159] / [.E159])) / 2" office:value-type="float" office:value="0.496874877924919" calcext:value-type="float">
            <text:p>0.496874877924919</text:p>
          </table:table-cell>
          <table:table-cell table:number-columns-repeated="1637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000381053995351377" calcext:value-type="float">
            <text:p>3.81053995351377E-05</text:p>
          </table:table-cell>
          <table:table-cell office:value-type="float" office:value="0.0000378701810194648" calcext:value-type="float">
            <text:p>3.78701810194648E-05</text:p>
          </table:table-cell>
          <table:table-cell office:value-type="float" office:value="80" calcext:value-type="float">
            <text:p>80</text:p>
          </table:table-cell>
          <table:table-cell office:value-type="float" office:value="161" calcext:value-type="float">
            <text:p>161</text:p>
          </table:table-cell>
          <table:table-cell office:value-type="float" office:value="81" calcext:value-type="float">
            <text:p>81</text:p>
          </table:table-cell>
          <table:table-cell office:value-type="float" office:value="163" calcext:value-type="float">
            <text:p>163</text:p>
          </table:table-cell>
          <table:table-cell table:formula="of:=[.B160]-[.C160]" office:value-type="float" office:value="0.000000235218515672909" calcext:value-type="float">
            <text:p>2.35218515672909E-07</text:p>
          </table:table-cell>
          <table:table-cell table:formula="of:=(([.F160] / [.G160]) + ([.D160] / [.E160])) / 2" office:value-type="float" office:value="0.496913462637656" calcext:value-type="float">
            <text:p>0.496913462637656</text:p>
          </table:table-cell>
          <table:table-cell table:number-columns-repeated="1637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000378730495379509" calcext:value-type="float">
            <text:p>3.78730495379509E-05</text:p>
          </table:table-cell>
          <table:table-cell office:value-type="float" office:value="0.0000374083495436181" calcext:value-type="float">
            <text:p>3.74083495436181E-05</text:p>
          </table:table-cell>
          <table:table-cell office:value-type="float" office:value="55" calcext:value-type="float">
            <text:p>55</text:p>
          </table:table-cell>
          <table:table-cell office:value-type="float" office:value="164" calcext:value-type="float">
            <text:p>164</text:p>
          </table:table-cell>
          <table:table-cell office:value-type="float" office:value="54" calcext:value-type="float">
            <text:p>54</text:p>
          </table:table-cell>
          <table:table-cell office:value-type="float" office:value="161" calcext:value-type="float">
            <text:p>161</text:p>
          </table:table-cell>
          <table:table-cell table:formula="of:=[.B161]-[.C161]" office:value-type="float" office:value="0.00000046469999433283" calcext:value-type="float">
            <text:p>4.6469999433283E-07</text:p>
          </table:table-cell>
          <table:table-cell table:formula="of:=(([.F161] / [.G161]) + ([.D161] / [.E161])) / 2" office:value-type="float" office:value="0.335384790183306" calcext:value-type="float">
            <text:p>0.335384790183306</text:p>
          </table:table-cell>
          <table:table-cell table:number-columns-repeated="1637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000371816322736196" calcext:value-type="float">
            <text:p>3.71816322736196E-05</text:p>
          </table:table-cell>
          <table:table-cell office:value-type="float" office:value="0.0000369549150036957" calcext:value-type="float">
            <text:p>3.69549150036957E-05</text:p>
          </table:table-cell>
          <table:table-cell office:value-type="float" office:value="81" calcext:value-type="float">
            <text:p>81</text:p>
          </table:table-cell>
          <table:table-cell office:value-type="float" office:value="163" calcext:value-type="float">
            <text:p>163</text:p>
          </table:table-cell>
          <table:table-cell office:value-type="float" office:value="82" calcext:value-type="float">
            <text:p>82</text:p>
          </table:table-cell>
          <table:table-cell office:value-type="float" office:value="165" calcext:value-type="float">
            <text:p>165</text:p>
          </table:table-cell>
          <table:table-cell table:formula="of:=[.B162]-[.C162]" office:value-type="float" office:value="0.000000226717269923883" calcext:value-type="float">
            <text:p>2.26717269923883E-07</text:p>
          </table:table-cell>
          <table:table-cell table:formula="of:=(([.F162] / [.G162]) + ([.D162] / [.E162])) / 2" office:value-type="float" office:value="0.49695110615356" calcext:value-type="float">
            <text:p>0.49695110615356</text:p>
          </table:table-cell>
          <table:table-cell table:number-columns-repeated="1637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000369576465371058" calcext:value-type="float">
            <text:p>3.69576465371058E-05</text:p>
          </table:table-cell>
          <table:table-cell office:value-type="float" office:value="0.0000365096750638916" calcext:value-type="float">
            <text:p>3.65096750638916E-05</text:p>
          </table:table-cell>
          <table:table-cell office:value-type="float" office:value="54" calcext:value-type="float">
            <text:p>54</text:p>
          </table:table-cell>
          <table:table-cell office:value-type="float" office:value="163" calcext:value-type="float">
            <text:p>163</text:p>
          </table:table-cell>
          <table:table-cell office:value-type="float" office:value="55" calcext:value-type="float">
            <text:p>55</text:p>
          </table:table-cell>
          <table:table-cell office:value-type="float" office:value="166" calcext:value-type="float">
            <text:p>166</text:p>
          </table:table-cell>
          <table:table-cell table:formula="of:=[.B163]-[.C163]" office:value-type="float" office:value="0.000000447971473214147" calcext:value-type="float">
            <text:p>4.47971473214147E-07</text:p>
          </table:table-cell>
          <table:table-cell table:formula="of:=(([.F163] / [.G163]) + ([.D163] / [.E163])) / 2" office:value-type="float" office:value="0.331306822381551" calcext:value-type="float">
            <text:p>0.331306822381551</text:p>
          </table:table-cell>
          <table:table-cell table:number-columns-repeated="1637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00036291054255122" calcext:value-type="float">
            <text:p>3.6291054255122E-05</text:p>
          </table:table-cell>
          <table:table-cell office:value-type="float" office:value="0.0000360724334463602" calcext:value-type="float">
            <text:p>3.60724334463602E-05</text:p>
          </table:table-cell>
          <table:table-cell office:value-type="float" office:value="82" calcext:value-type="float">
            <text:p>82</text:p>
          </table:table-cell>
          <table:table-cell office:value-type="float" office:value="165" calcext:value-type="float">
            <text:p>165</text:p>
          </table:table-cell>
          <table:table-cell office:value-type="float" office:value="83" calcext:value-type="float">
            <text:p>83</text:p>
          </table:table-cell>
          <table:table-cell office:value-type="float" office:value="167" calcext:value-type="float">
            <text:p>167</text:p>
          </table:table-cell>
          <table:table-cell table:formula="of:=[.B164]-[.C164]" office:value-type="float" office:value="0.000000218620808761782" calcext:value-type="float">
            <text:p>2.18620808761782E-07</text:p>
          </table:table-cell>
          <table:table-cell table:formula="of:=(([.F164] / [.G164]) + ([.D164] / [.E164])) / 2" office:value-type="float" office:value="0.496987842496825" calcext:value-type="float">
            <text:p>0.496987842496825</text:p>
          </table:table-cell>
          <table:table-cell table:number-columns-repeated="1637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00036291054255122" calcext:value-type="float">
            <text:p>3.6291054255122E-05</text:p>
          </table:table-cell>
          <table:table-cell office:value-type="float" office:value="0.0000356429997148567" calcext:value-type="float">
            <text:p>3.56429997148567E-05</text:p>
          </table:table-cell>
          <table:table-cell office:value-type="float" office:value="82" calcext:value-type="float">
            <text:p>82</text:p>
          </table:table-cell>
          <table:table-cell office:value-type="float" office:value="165" calcext:value-type="float">
            <text:p>165</text:p>
          </table:table-cell>
          <table:table-cell office:value-type="float" office:value="83" calcext:value-type="float">
            <text:p>83</text:p>
          </table:table-cell>
          <table:table-cell office:value-type="float" office:value="167" calcext:value-type="float">
            <text:p>167</text:p>
          </table:table-cell>
          <table:table-cell table:formula="of:=[.B165]-[.C165]" office:value-type="float" office:value="0.000000648054540265328" calcext:value-type="float">
            <text:p>6.48054540265328E-07</text:p>
          </table:table-cell>
          <table:table-cell table:formula="of:=(([.F165] / [.G165]) + ([.D165] / [.E165])) / 2" office:value-type="float" office:value="0.496987842496825" calcext:value-type="float">
            <text:p>0.496987842496825</text:p>
          </table:table-cell>
          <table:table-cell table:number-columns-repeated="1637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00035432094391108" calcext:value-type="float">
            <text:p>3.5432094391108E-05</text:p>
          </table:table-cell>
          <table:table-cell office:value-type="float" office:value="0.0000352211890673427" calcext:value-type="float">
            <text:p>3.52211890673427E-05</text:p>
          </table:table-cell>
          <table:table-cell office:value-type="float" office:value="83" calcext:value-type="float">
            <text:p>83</text:p>
          </table:table-cell>
          <table:table-cell office:value-type="float" office:value="167" calcext:value-type="float">
            <text:p>167</text:p>
          </table:table-cell>
          <table:table-cell office:value-type="float" office:value="84" calcext:value-type="float">
            <text:p>84</text:p>
          </table:table-cell>
          <table:table-cell office:value-type="float" office:value="169" calcext:value-type="float">
            <text:p>169</text:p>
          </table:table-cell>
          <table:table-cell table:formula="of:=[.B166]-[.C166]" office:value-type="float" office:value="0.000000210905323765227" calcext:value-type="float">
            <text:p>2.10905323765227E-07</text:p>
          </table:table-cell>
          <table:table-cell table:formula="of:=(([.F166] / [.G166]) + ([.D166] / [.E166])) / 2" office:value-type="float" office:value="0.497023704071148" calcext:value-type="float">
            <text:p>0.497023704071148</text:p>
          </table:table-cell>
          <table:table-cell table:number-columns-repeated="1637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000352236703064501" calcext:value-type="float">
            <text:p>3.52236703064501E-05</text:p>
          </table:table-cell>
          <table:table-cell office:value-type="float" office:value="0.0000348068221371388" calcext:value-type="float">
            <text:p>3.48068221371388E-05</text:p>
          </table:table-cell>
          <table:table-cell office:value-type="float" office:value="57" calcext:value-type="float">
            <text:p>57</text:p>
          </table:table-cell>
          <table:table-cell office:value-type="float" office:value="170" calcext:value-type="float">
            <text:p>170</text:p>
          </table:table-cell>
          <table:table-cell office:value-type="float" office:value="56" calcext:value-type="float">
            <text:p>56</text:p>
          </table:table-cell>
          <table:table-cell office:value-type="float" office:value="167" calcext:value-type="float">
            <text:p>167</text:p>
          </table:table-cell>
          <table:table-cell table:formula="of:=[.B167]-[.C167]" office:value-type="float" office:value="0.000000416848169311305" calcext:value-type="float">
            <text:p>4.16848169311305E-07</text:p>
          </table:table-cell>
          <table:table-cell table:formula="of:=(([.F167] / [.G167]) + ([.D167] / [.E167])) / 2" office:value-type="float" office:value="0.335311729482212" calcext:value-type="float">
            <text:p>0.335311729482212</text:p>
          </table:table-cell>
          <table:table-cell table:number-columns-repeated="1637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000346032734696578" calcext:value-type="float">
            <text:p>3.46032734696578E-05</text:p>
          </table:table-cell>
          <table:table-cell office:value-type="float" office:value="0.0000343997248022018" calcext:value-type="float">
            <text:p>3.43997248022018E-05</text:p>
          </table:table-cell>
          <table:table-cell office:value-type="float" office:value="84" calcext:value-type="float">
            <text:p>84</text:p>
          </table:table-cell>
          <table:table-cell office:value-type="float" office:value="169" calcext:value-type="float">
            <text:p>169</text:p>
          </table:table-cell>
          <table:table-cell office:value-type="float" office:value="85" calcext:value-type="float">
            <text:p>85</text:p>
          </table:table-cell>
          <table:table-cell office:value-type="float" office:value="171" calcext:value-type="float">
            <text:p>171</text:p>
          </table:table-cell>
          <table:table-cell table:formula="of:=[.B168]-[.C168]" office:value-type="float" office:value="0.000000203548667455922" calcext:value-type="float">
            <text:p>2.03548667455922E-07</text:p>
          </table:table-cell>
          <table:table-cell table:formula="of:=(([.F168] / [.G168]) + ([.D168] / [.E168])) / 2" office:value-type="float" office:value="0.497058721755078" calcext:value-type="float">
            <text:p>0.497058721755078</text:p>
          </table:table-cell>
          <table:table-cell table:number-columns-repeated="1637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000344020916471233" calcext:value-type="float">
            <text:p>3.44020916471233E-05</text:p>
          </table:table-cell>
          <table:table-cell office:value-type="float" office:value="0.0000339997280021757" calcext:value-type="float">
            <text:p>3.39997280021757E-05</text:p>
          </table:table-cell>
          <table:table-cell office:value-type="float" office:value="56" calcext:value-type="float">
            <text:p>56</text:p>
          </table:table-cell>
          <table:table-cell office:value-type="float" office:value="169" calcext:value-type="float">
            <text:p>169</text:p>
          </table:table-cell>
          <table:table-cell office:value-type="float" office:value="57" calcext:value-type="float">
            <text:p>57</text:p>
          </table:table-cell>
          <table:table-cell office:value-type="float" office:value="172" calcext:value-type="float">
            <text:p>172</text:p>
          </table:table-cell>
          <table:table-cell table:formula="of:=[.B169]-[.C169]" office:value-type="float" office:value="0.000000402363644947529" calcext:value-type="float">
            <text:p>4.02363644947529E-07</text:p>
          </table:table-cell>
          <table:table-cell table:formula="of:=(([.F169] / [.G169]) + ([.D169] / [.E169])) / 2" office:value-type="float" office:value="0.331378147791386" calcext:value-type="float">
            <text:p>0.331378147791386</text:p>
          </table:table-cell>
          <table:table-cell table:number-columns-repeated="1637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000338031977825115" calcext:value-type="float">
            <text:p>3.38031977825115E-05</text:p>
          </table:table-cell>
          <table:table-cell office:value-type="float" office:value="0.0000336066675628447" calcext:value-type="float">
            <text:p>3.36066675628447E-05</text:p>
          </table:table-cell>
          <table:table-cell office:value-type="float" office:value="85" calcext:value-type="float">
            <text:p>85</text:p>
          </table:table-cell>
          <table:table-cell office:value-type="float" office:value="171" calcext:value-type="float">
            <text:p>171</text:p>
          </table:table-cell>
          <table:table-cell office:value-type="float" office:value="86" calcext:value-type="float">
            <text:p>86</text:p>
          </table:table-cell>
          <table:table-cell office:value-type="float" office:value="173" calcext:value-type="float">
            <text:p>173</text:p>
          </table:table-cell>
          <table:table-cell table:formula="of:=[.B170]-[.C170]" office:value-type="float" office:value="0.000000196530219666834" calcext:value-type="float">
            <text:p>1.96530219666834E-07</text:p>
          </table:table-cell>
          <table:table-cell table:formula="of:=(([.F170] / [.G170]) + ([.D170] / [.E170])) / 2" office:value-type="float" office:value="0.497092924990704" calcext:value-type="float">
            <text:p>0.497092924990704</text:p>
          </table:table-cell>
          <table:table-cell table:number-columns-repeated="1637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000338031977825115" calcext:value-type="float">
            <text:p>3.38031977825115E-05</text:p>
          </table:table-cell>
          <table:table-cell office:value-type="float" office:value="0.0000332203840276392" calcext:value-type="float">
            <text:p>3.32203840276392E-05</text:p>
          </table:table-cell>
          <table:table-cell office:value-type="float" office:value="85" calcext:value-type="float">
            <text:p>85</text:p>
          </table:table-cell>
          <table:table-cell office:value-type="float" office:value="171" calcext:value-type="float">
            <text:p>171</text:p>
          </table:table-cell>
          <table:table-cell office:value-type="float" office:value="86" calcext:value-type="float">
            <text:p>86</text:p>
          </table:table-cell>
          <table:table-cell office:value-type="float" office:value="173" calcext:value-type="float">
            <text:p>173</text:p>
          </table:table-cell>
          <table:table-cell table:formula="of:=[.B171]-[.C171]" office:value-type="float" office:value="0.000000582813754872354" calcext:value-type="float">
            <text:p>5.82813754872354E-07</text:p>
          </table:table-cell>
          <table:table-cell table:formula="of:=(([.F171] / [.G171]) + ([.D171] / [.E171])) / 2" office:value-type="float" office:value="0.497092924990704" calcext:value-type="float">
            <text:p>0.497092924990704</text:p>
          </table:table-cell>
          <table:table-cell table:number-columns-repeated="1637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000330305532618147" calcext:value-type="float">
            <text:p>3.30305532618147E-05</text:p>
          </table:table-cell>
          <table:table-cell office:value-type="float" office:value="0.0000328407224958948" calcext:value-type="float">
            <text:p>3.28407224958948E-05</text:p>
          </table:table-cell>
          <table:table-cell office:value-type="float" office:value="86" calcext:value-type="float">
            <text:p>86</text:p>
          </table:table-cell>
          <table:table-cell office:value-type="float" office:value="173" calcext:value-type="float">
            <text:p>173</text:p>
          </table:table-cell>
          <table:table-cell office:value-type="float" office:value="87" calcext:value-type="float">
            <text:p>87</text:p>
          </table:table-cell>
          <table:table-cell office:value-type="float" office:value="175" calcext:value-type="float">
            <text:p>175</text:p>
          </table:table-cell>
          <table:table-cell table:formula="of:=[.B172]-[.C172]" office:value-type="float" office:value="0.000000189830765919864" calcext:value-type="float">
            <text:p>1.89830765919864E-07</text:p>
          </table:table-cell>
          <table:table-cell table:formula="of:=(([.F172] / [.G172]) + ([.D172] / [.E172])) / 2" office:value-type="float" office:value="0.497126341866226" calcext:value-type="float">
            <text:p>0.497126341866226</text:p>
          </table:table-cell>
          <table:table-cell table:number-columns-repeated="1637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000328428796637081" calcext:value-type="float">
            <text:p>3.28428796637081E-05</text:p>
          </table:table-cell>
          <table:table-cell office:value-type="float" office:value="0.0000324675324675323" calcext:value-type="float">
            <text:p>3.24675324675323E-05</text:p>
          </table:table-cell>
          <table:table-cell office:value-type="float" office:value="59" calcext:value-type="float">
            <text:p>5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office:value-type="float" office:value="173" calcext:value-type="float">
            <text:p>173</text:p>
          </table:table-cell>
          <table:table-cell table:formula="of:=[.B173]-[.C173]" office:value-type="float" office:value="0.000000375347196175831" calcext:value-type="float">
            <text:p>3.75347196175831E-07</text:p>
          </table:table-cell>
          <table:table-cell table:formula="of:=(([.F173] / [.G173]) + ([.D173] / [.E173])) / 2" office:value-type="float" office:value="0.335243694167105" calcext:value-type="float">
            <text:p>0.335243694167105</text:p>
          </table:table-cell>
          <table:table-cell table:number-columns-repeated="1637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00032284100080715" calcext:value-type="float">
            <text:p>3.2284100080715E-05</text:p>
          </table:table-cell>
          <table:table-cell office:value-type="float" office:value="0.0000321006676938882" calcext:value-type="float">
            <text:p>3.21006676938882E-05</text:p>
          </table:table-cell>
          <table:table-cell office:value-type="float" office:value="87" calcext:value-type="float">
            <text:p>87</text:p>
          </table:table-cell>
          <table:table-cell office:value-type="float" office:value="175" calcext:value-type="float">
            <text:p>175</text:p>
          </table:table-cell>
          <table:table-cell office:value-type="float" office:value="88" calcext:value-type="float">
            <text:p>88</text:p>
          </table:table-cell>
          <table:table-cell office:value-type="float" office:value="177" calcext:value-type="float">
            <text:p>177</text:p>
          </table:table-cell>
          <table:table-cell table:formula="of:=[.B174]-[.C174]" office:value-type="float" office:value="0.000000183432386826818" calcext:value-type="float">
            <text:p>1.83432386826818E-07</text:p>
          </table:table-cell>
          <table:table-cell table:formula="of:=(([.F174] / [.G174]) + ([.D174] / [.E174])) / 2" office:value-type="float" office:value="0.497158999192898" calcext:value-type="float">
            <text:p>0.497158999192898</text:p>
          </table:table-cell>
          <table:table-cell table:number-columns-repeated="1637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00032102728731942" calcext:value-type="float">
            <text:p>3.2102728731942E-05</text:p>
          </table:table-cell>
          <table:table-cell office:value-type="float" office:value="0.0000317399860344063" calcext:value-type="float">
            <text:p>3.17399860344063E-05</text:p>
          </table:table-cell>
          <table:table-cell office:value-type="float" office:value="58" calcext:value-type="float">
            <text:p>58</text:p>
          </table:table-cell>
          <table:table-cell office:value-type="float" office:value="175" calcext:value-type="float">
            <text:p>175</text:p>
          </table:table-cell>
          <table:table-cell office:value-type="float" office:value="59" calcext:value-type="float">
            <text:p>59</text:p>
          </table:table-cell>
          <table:table-cell office:value-type="float" office:value="178" calcext:value-type="float">
            <text:p>178</text:p>
          </table:table-cell>
          <table:table-cell table:formula="of:=[.B175]-[.C175]" office:value-type="float" office:value="0.000000362742697535695" calcext:value-type="float">
            <text:p>3.62742697535695E-07</text:p>
          </table:table-cell>
          <table:table-cell table:formula="of:=(([.F175] / [.G175]) + ([.D175] / [.E175])) / 2" office:value-type="float" office:value="0.331444622792937" calcext:value-type="float">
            <text:p>0.331444622792937</text:p>
          </table:table-cell>
          <table:table-cell table:number-columns-repeated="1637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000315626676766212" calcext:value-type="float">
            <text:p>3.15626676766212E-05</text:p>
          </table:table-cell>
          <table:table-cell office:value-type="float" office:value="0.0000313853493189376" calcext:value-type="float">
            <text:p>3.13853493189376E-05</text:p>
          </table:table-cell>
          <table:table-cell office:value-type="float" office:value="88" calcext:value-type="float">
            <text:p>88</text:p>
          </table:table-cell>
          <table:table-cell office:value-type="float" office:value="177" calcext:value-type="float">
            <text:p>177</text:p>
          </table:table-cell>
          <table:table-cell office:value-type="float" office:value="89" calcext:value-type="float">
            <text:p>89</text:p>
          </table:table-cell>
          <table:table-cell office:value-type="float" office:value="179" calcext:value-type="float">
            <text:p>179</text:p>
          </table:table-cell>
          <table:table-cell table:formula="of:=[.B176]-[.C176]" office:value-type="float" office:value="0.000000177318357683608" calcext:value-type="float">
            <text:p>1.77318357683608E-07</text:p>
          </table:table-cell>
          <table:table-cell table:formula="of:=(([.F176] / [.G176]) + ([.D176] / [.E176])) / 2" office:value-type="float" office:value="0.497190922576776" calcext:value-type="float">
            <text:p>0.497190922576776</text:p>
          </table:table-cell>
          <table:table-cell table:number-columns-repeated="1637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000315626676766212" calcext:value-type="float">
            <text:p>3.15626676766212E-05</text:p>
          </table:table-cell>
          <table:table-cell office:value-type="float" office:value="0.0000310366232153941" calcext:value-type="float">
            <text:p>3.10366232153941E-05</text:p>
          </table:table-cell>
          <table:table-cell office:value-type="float" office:value="88" calcext:value-type="float">
            <text:p>88</text:p>
          </table:table-cell>
          <table:table-cell office:value-type="float" office:value="177" calcext:value-type="float">
            <text:p>177</text:p>
          </table:table-cell>
          <table:table-cell office:value-type="float" office:value="89" calcext:value-type="float">
            <text:p>89</text:p>
          </table:table-cell>
          <table:table-cell office:value-type="float" office:value="179" calcext:value-type="float">
            <text:p>179</text:p>
          </table:table-cell>
          <table:table-cell table:formula="of:=[.B177]-[.C177]" office:value-type="float" office:value="0.00000052604446122706" calcext:value-type="float">
            <text:p>5.2604446122706E-07</text:p>
          </table:table-cell>
          <table:table-cell table:formula="of:=(([.F177] / [.G177]) + ([.D177] / [.E177])) / 2" office:value-type="float" office:value="0.497190922576776" calcext:value-type="float">
            <text:p>0.497190922576776</text:p>
          </table:table-cell>
          <table:table-cell table:number-columns-repeated="1637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000308651501589874" calcext:value-type="float">
            <text:p>3.08651501589874E-05</text:p>
          </table:table-cell>
          <table:table-cell office:value-type="float" office:value="0.0000306936771025173" calcext:value-type="float">
            <text:p>3.06936771025173E-05</text:p>
          </table:table-cell>
          <table:table-cell office:value-type="float" office:value="89" calcext:value-type="float">
            <text:p>89</text:p>
          </table:table-cell>
          <table:table-cell office:value-type="float" office:value="179" calcext:value-type="float">
            <text:p>179</text:p>
          </table:table-cell>
          <table:table-cell office:value-type="float" office:value="90" calcext:value-type="float">
            <text:p>90</text:p>
          </table:table-cell>
          <table:table-cell office:value-type="float" office:value="181" calcext:value-type="float">
            <text:p>181</text:p>
          </table:table-cell>
          <table:table-cell table:formula="of:=[.B178]-[.C178]" office:value-type="float" office:value="0.000000171473056470063" calcext:value-type="float">
            <text:p>1.71473056470063E-07</text:p>
          </table:table-cell>
          <table:table-cell table:formula="of:=(([.F178] / [.G178]) + ([.D178] / [.E178])) / 2" office:value-type="float" office:value="0.497222136485694" calcext:value-type="float">
            <text:p>0.497222136485694</text:p>
          </table:table-cell>
          <table:table-cell table:number-columns-repeated="1637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00030695561421823" calcext:value-type="float">
            <text:p>3.0695561421823E-05</text:p>
          </table:table-cell>
          <table:table-cell office:value-type="float" office:value="0.0000303563839475435" calcext:value-type="float">
            <text:p>3.03563839475435E-05</text:p>
          </table:table-cell>
          <table:table-cell office:value-type="float" office:value="61" calcext:value-type="float">
            <text:p>61</text:p>
          </table:table-cell>
          <table:table-cell office:value-type="float" office:value="182" calcext:value-type="float">
            <text:p>182</text:p>
          </table:table-cell>
          <table:table-cell office:value-type="float" office:value="60" calcext:value-type="float">
            <text:p>60</text:p>
          </table:table-cell>
          <table:table-cell office:value-type="float" office:value="179" calcext:value-type="float">
            <text:p>179</text:p>
          </table:table-cell>
          <table:table-cell table:formula="of:=[.B179]-[.C179]" office:value-type="float" office:value="0.000000339177474279438" calcext:value-type="float">
            <text:p>3.39177474279438E-07</text:p>
          </table:table-cell>
          <table:table-cell table:formula="of:=(([.F179] / [.G179]) + ([.D179] / [.E179])) / 2" office:value-type="float" office:value="0.335180182945546" calcext:value-type="float">
            <text:p>0.335180182945546</text:p>
          </table:table-cell>
          <table:table-cell table:number-columns-repeated="1637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000301905020680393" calcext:value-type="float">
            <text:p>3.01905020680393E-05</text:p>
          </table:table-cell>
          <table:table-cell office:value-type="float" office:value="0.0000300246201885551" calcext:value-type="float">
            <text:p>3.00246201885551E-05</text:p>
          </table:table-cell>
          <table:table-cell office:value-type="float" office:value="90" calcext:value-type="float">
            <text:p>90</text:p>
          </table:table-cell>
          <table:table-cell office:value-type="float" office:value="181" calcext:value-type="float">
            <text:p>181</text:p>
          </table:table-cell>
          <table:table-cell office:value-type="float" office:value="91" calcext:value-type="float">
            <text:p>91</text:p>
          </table:table-cell>
          <table:table-cell office:value-type="float" office:value="183" calcext:value-type="float">
            <text:p>183</text:p>
          </table:table-cell>
          <table:table-cell table:formula="of:=[.B180]-[.C180]" office:value-type="float" office:value="0.000000165881879484256" calcext:value-type="float">
            <text:p>1.65881879484256E-07</text:p>
          </table:table-cell>
          <table:table-cell table:formula="of:=(([.F180] / [.G180]) + ([.D180] / [.E180])) / 2" office:value-type="float" office:value="0.497252664311808" calcext:value-type="float">
            <text:p>0.497252664311808</text:p>
          </table:table-cell>
          <table:table-cell table:number-columns-repeated="1637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000300264232524494" calcext:value-type="float">
            <text:p>3.00264232524494E-05</text:p>
          </table:table-cell>
          <table:table-cell office:value-type="float" office:value="0.0000296982656212879" calcext:value-type="float">
            <text:p>2.96982656212879E-05</text:p>
          </table:table-cell>
          <table:table-cell office:value-type="float" office:value="60" calcext:value-type="float">
            <text:p>60</text:p>
          </table:table-cell>
          <table:table-cell office:value-type="float" office:value="181" calcext:value-type="float">
            <text:p>181</text:p>
          </table:table-cell>
          <table:table-cell office:value-type="float" office:value="61" calcext:value-type="float">
            <text:p>61</text:p>
          </table:table-cell>
          <table:table-cell office:value-type="float" office:value="184" calcext:value-type="float">
            <text:p>184</text:p>
          </table:table-cell>
          <table:table-cell table:formula="of:=[.B181]-[.C181]" office:value-type="float" office:value="0.000000328157631161556" calcext:value-type="float">
            <text:p>3.28157631161556E-07</text:p>
          </table:table-cell>
          <table:table-cell table:formula="of:=(([.F181] / [.G181]) + ([.D181] / [.E181])) / 2" office:value-type="float" office:value="0.331506725918809" calcext:value-type="float">
            <text:p>0.331506725918809</text:p>
          </table:table-cell>
          <table:table-cell table:number-columns-repeated="1637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000295377344557979" calcext:value-type="float">
            <text:p>2.95377344557979E-05</text:p>
          </table:table-cell>
          <table:table-cell office:value-type="float" office:value="0.0000293772032902463" calcext:value-type="float">
            <text:p>2.93772032902463E-05</text:p>
          </table:table-cell>
          <table:table-cell office:value-type="float" office:value="91" calcext:value-type="float">
            <text:p>91</text:p>
          </table:table-cell>
          <table:table-cell office:value-type="float" office:value="183" calcext:value-type="float">
            <text:p>183</text:p>
          </table:table-cell>
          <table:table-cell office:value-type="float" office:value="92" calcext:value-type="float">
            <text:p>92</text:p>
          </table:table-cell>
          <table:table-cell office:value-type="float" office:value="185" calcext:value-type="float">
            <text:p>185</text:p>
          </table:table-cell>
          <table:table-cell table:formula="of:=[.B182]-[.C182]" office:value-type="float" office:value="0.000000160531165551564" calcext:value-type="float">
            <text:p>1.60531165551564E-07</text:p>
          </table:table-cell>
          <table:table-cell table:formula="of:=(([.F182] / [.G182]) + ([.D182] / [.E182])) / 2" office:value-type="float" office:value="0.497282528430069" calcext:value-type="float">
            <text:p>0.497282528430069</text:p>
          </table:table-cell>
          <table:table-cell table:number-columns-repeated="1637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000295377344557979" calcext:value-type="float">
            <text:p>2.95377344557979E-05</text:p>
          </table:table-cell>
          <table:table-cell office:value-type="float" office:value="0.0000290613193838999" calcext:value-type="float">
            <text:p>0.0000290613193838999</text:p>
          </table:table-cell>
          <table:table-cell office:value-type="float" office:value="91" calcext:value-type="float">
            <text:p>91</text:p>
          </table:table-cell>
          <table:table-cell office:value-type="float" office:value="183" calcext:value-type="float">
            <text:p>183</text:p>
          </table:table-cell>
          <table:table-cell office:value-type="float" office:value="92" calcext:value-type="float">
            <text:p>92</text:p>
          </table:table-cell>
          <table:table-cell office:value-type="float" office:value="185" calcext:value-type="float">
            <text:p>185</text:p>
          </table:table-cell>
          <table:table-cell table:formula="of:=[.B183]-[.C183]" office:value-type="float" office:value="0.000000476415071897982" calcext:value-type="float">
            <text:p>4.76415071897982E-07</text:p>
          </table:table-cell>
          <table:table-cell table:formula="of:=(([.F183] / [.G183]) + ([.D183] / [.E183])) / 2" office:value-type="float" office:value="0.497282528430069" calcext:value-type="float">
            <text:p>0.497282528430069</text:p>
          </table:table-cell>
          <table:table-cell table:number-columns-repeated="1637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000289059112588141" calcext:value-type="float">
            <text:p>2.89059112588141E-05</text:p>
          </table:table-cell>
          <table:table-cell office:value-type="float" office:value="0.0000287505031338056" calcext:value-type="float">
            <text:p>2.87505031338056E-05</text:p>
          </table:table-cell>
          <table:table-cell office:value-type="float" office:value="92" calcext:value-type="float">
            <text:p>92</text:p>
          </table:table-cell>
          <table:table-cell office:value-type="float" office:value="185" calcext:value-type="float">
            <text:p>185</text:p>
          </table:table-cell>
          <table:table-cell office:value-type="float" office:value="93" calcext:value-type="float">
            <text:p>93</text:p>
          </table:table-cell>
          <table:table-cell office:value-type="float" office:value="187" calcext:value-type="float">
            <text:p>187</text:p>
          </table:table-cell>
          <table:table-cell table:formula="of:=[.B184]-[.C184]" office:value-type="float" office:value="0.000000155408125008562" calcext:value-type="float">
            <text:p>1.55408125008562E-07</text:p>
          </table:table-cell>
          <table:table-cell table:formula="of:=(([.F184] / [.G184]) + ([.D184] / [.E184])) / 2" office:value-type="float" office:value="0.497311750252927" calcext:value-type="float">
            <text:p>0.497311750252927</text:p>
          </table:table-cell>
          <table:table-cell table:number-columns-repeated="1637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000287521564117377" calcext:value-type="float">
            <text:p>2.87521564117377E-05</text:p>
          </table:table-cell>
          <table:table-cell office:value-type="float" office:value="0.0000284446467174876" calcext:value-type="float">
            <text:p>2.84446467174876E-05</text:p>
          </table:table-cell>
          <table:table-cell office:value-type="float" office:value="63" calcext:value-type="float">
            <text:p>63</text:p>
          </table:table-cell>
          <table:table-cell office:value-type="float" office:value="188" calcext:value-type="float">
            <text:p>188</text:p>
          </table:table-cell>
          <table:table-cell office:value-type="float" office:value="62" calcext:value-type="float">
            <text:p>62</text:p>
          </table:table-cell>
          <table:table-cell office:value-type="float" office:value="185" calcext:value-type="float">
            <text:p>185</text:p>
          </table:table-cell>
          <table:table-cell table:formula="of:=[.B185]-[.C185]" office:value-type="float" office:value="0.000000307509694250085" calcext:value-type="float">
            <text:p>3.07509694250085E-07</text:p>
          </table:table-cell>
          <table:table-cell table:formula="of:=(([.F185] / [.G185]) + ([.D185] / [.E185])) / 2" office:value-type="float" office:value="0.335120759056929" calcext:value-type="float">
            <text:p>0.335120759056929</text:p>
          </table:table-cell>
          <table:table-cell table:number-columns-repeated="1637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000282941459411878" calcext:value-type="float">
            <text:p>2.82941459411878E-05</text:p>
          </table:table-cell>
          <table:table-cell office:value-type="float" office:value="0.0000281436451649219" calcext:value-type="float">
            <text:p>2.81436451649219E-05</text:p>
          </table:table-cell>
          <table:table-cell office:value-type="float" office:value="93" calcext:value-type="float">
            <text:p>93</text:p>
          </table:table-cell>
          <table:table-cell office:value-type="float" office:value="187" calcext:value-type="float">
            <text:p>187</text:p>
          </table:table-cell>
          <table:table-cell office:value-type="float" office:value="94" calcext:value-type="float">
            <text:p>94</text:p>
          </table:table-cell>
          <table:table-cell office:value-type="float" office:value="189" calcext:value-type="float">
            <text:p>189</text:p>
          </table:table-cell>
          <table:table-cell table:formula="of:=[.B186]-[.C186]" office:value-type="float" office:value="0.000000150500776265917" calcext:value-type="float">
            <text:p>1.50500776265917E-07</text:p>
          </table:table-cell>
          <table:table-cell table:formula="of:=(([.F186] / [.G186]) + ([.D186] / [.E186])) / 2" office:value-type="float" office:value="0.497340350281527" calcext:value-type="float">
            <text:p>0.497340350281527</text:p>
          </table:table-cell>
          <table:table-cell table:number-columns-repeated="1637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000281452293836026" calcext:value-type="float">
            <text:p>2.81452293836026E-05</text:p>
          </table:table-cell>
          <table:table-cell office:value-type="float" office:value="0.0000278473962684487" calcext:value-type="float">
            <text:p>2.78473962684487E-05</text:p>
          </table:table-cell>
          <table:table-cell office:value-type="float" office:value="62" calcext:value-type="float">
            <text:p>62</text:p>
          </table:table-cell>
          <table:table-cell office:value-type="float" office:value="187" calcext:value-type="float">
            <text:p>187</text:p>
          </table:table-cell>
          <table:table-cell office:value-type="float" office:value="63" calcext:value-type="float">
            <text:p>63</text:p>
          </table:table-cell>
          <table:table-cell office:value-type="float" office:value="190" calcext:value-type="float">
            <text:p>190</text:p>
          </table:table-cell>
          <table:table-cell table:formula="of:=[.B187]-[.C187]" office:value-type="float" office:value="0.000000297833115153918" calcext:value-type="float">
            <text:p>2.97833115153918E-07</text:p>
          </table:table-cell>
          <table:table-cell table:formula="of:=(([.F187] / [.G187]) + ([.D187] / [.E187])) / 2" office:value-type="float" office:value="0.331564874753729" calcext:value-type="float">
            <text:p>0.331564874753729</text:p>
          </table:table-cell>
          <table:table-cell table:number-columns-repeated="1637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000277015983822793" calcext:value-type="float">
            <text:p>2.77015983822793E-05</text:p>
          </table:table-cell>
          <table:table-cell office:value-type="float" office:value="0.000027555800496004" calcext:value-type="float">
            <text:p>2.7555800496004E-05</text:p>
          </table:table-cell>
          <table:table-cell office:value-type="float" office:value="94" calcext:value-type="float">
            <text:p>94</text:p>
          </table:table-cell>
          <table:table-cell office:value-type="float" office:value="189" calcext:value-type="float">
            <text:p>189</text:p>
          </table:table-cell>
          <table:table-cell office:value-type="float" office:value="95" calcext:value-type="float">
            <text:p>95</text:p>
          </table:table-cell>
          <table:table-cell office:value-type="float" office:value="191" calcext:value-type="float">
            <text:p>191</text:p>
          </table:table-cell>
          <table:table-cell table:formula="of:=[.B188]-[.C188]" office:value-type="float" office:value="0.000000145797886275285" calcext:value-type="float">
            <text:p>1.45797886275285E-07</text:p>
          </table:table-cell>
          <table:table-cell table:formula="of:=(([.F188] / [.G188]) + ([.D188] / [.E188])) / 2" office:value-type="float" office:value="0.497368348153688" calcext:value-type="float">
            <text:p>0.497368348153688</text:p>
          </table:table-cell>
          <table:table-cell table:number-columns-repeated="1637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00277015983822793" calcext:value-type="float">
            <text:p>2.77015983822793E-05</text:p>
          </table:table-cell>
          <table:table-cell office:value-type="float" office:value="0.000027268760907505" calcext:value-type="float">
            <text:p>2.7268760907505E-05</text:p>
          </table:table-cell>
          <table:table-cell office:value-type="float" office:value="94" calcext:value-type="float">
            <text:p>94</text:p>
          </table:table-cell>
          <table:table-cell office:value-type="float" office:value="189" calcext:value-type="float">
            <text:p>189</text:p>
          </table:table-cell>
          <table:table-cell office:value-type="float" office:value="95" calcext:value-type="float">
            <text:p>95</text:p>
          </table:table-cell>
          <table:table-cell office:value-type="float" office:value="191" calcext:value-type="float">
            <text:p>191</text:p>
          </table:table-cell>
          <table:table-cell table:formula="of:=[.B189]-[.C189]" office:value-type="float" office:value="0.000000432837474774288" calcext:value-type="float">
            <text:p>4.32837474774288E-07</text:p>
          </table:table-cell>
          <table:table-cell table:formula="of:=(([.F189] / [.G189]) + ([.D189] / [.E189])) / 2" office:value-type="float" office:value="0.497368348153688" calcext:value-type="float">
            <text:p>0.497368348153688</text:p>
          </table:table-cell>
          <table:table-cell table:number-columns-repeated="1637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00027127471990851" calcext:value-type="float">
            <text:p>2.7127471990851E-05</text:p>
          </table:table-cell>
          <table:table-cell office:value-type="float" office:value="0.0000269861830742655" calcext:value-type="float">
            <text:p>2.69861830742655E-05</text:p>
          </table:table-cell>
          <table:table-cell office:value-type="float" office:value="95" calcext:value-type="float">
            <text:p>95</text:p>
          </table:table-cell>
          <table:table-cell office:value-type="float" office:value="191" calcext:value-type="float">
            <text:p>191</text:p>
          </table:table-cell>
          <table:table-cell office:value-type="float" office:value="96" calcext:value-type="float">
            <text:p>96</text:p>
          </table:table-cell>
          <table:table-cell office:value-type="float" office:value="193" calcext:value-type="float">
            <text:p>193</text:p>
          </table:table-cell>
          <table:table-cell table:formula="of:=[.B190]-[.C190]" office:value-type="float" office:value="0.000000141288916585477" calcext:value-type="float">
            <text:p>1.41288916585477E-07</text:p>
          </table:table-cell>
          <table:table-cell table:formula="of:=(([.F190] / [.G190]) + ([.D190] / [.E190])) / 2" office:value-type="float" office:value="0.497395762688875" calcext:value-type="float">
            <text:p>0.497395762688875</text:p>
          </table:table-cell>
          <table:table-cell table:number-columns-repeated="1637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000269876396610802" calcext:value-type="float">
            <text:p>2.69876396610802E-05</text:p>
          </table:table-cell>
          <table:table-cell office:value-type="float" office:value="0.0000267079750013357" calcext:value-type="float">
            <text:p>2.67079750013357E-05</text:p>
          </table:table-cell>
          <table:table-cell office:value-type="float" office:value="65" calcext:value-type="float">
            <text:p>65</text:p>
          </table:table-cell>
          <table:table-cell office:value-type="float" office:value="194" calcext:value-type="float">
            <text:p>194</text:p>
          </table:table-cell>
          <table:table-cell office:value-type="float" office:value="64" calcext:value-type="float">
            <text:p>64</text:p>
          </table:table-cell>
          <table:table-cell office:value-type="float" office:value="191" calcext:value-type="float">
            <text:p>191</text:p>
          </table:table-cell>
          <table:table-cell table:formula="of:=[.B191]-[.C191]" office:value-type="float" office:value="0.000000279664659744508" calcext:value-type="float">
            <text:p>2.79664659744508E-07</text:p>
          </table:table-cell>
          <table:table-cell table:formula="of:=(([.F191] / [.G191]) + ([.D191] / [.E191])) / 2" office:value-type="float" office:value="0.335065040211583" calcext:value-type="float">
            <text:p>0.335065040211583</text:p>
          </table:table-cell>
          <table:table-cell table:number-columns-repeated="1637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000265710110269879" calcext:value-type="float">
            <text:p>2.65710110269879E-05</text:p>
          </table:table-cell>
          <table:table-cell office:value-type="float" office:value="0.0000264340470526037" calcext:value-type="float">
            <text:p>2.64340470526037E-05</text:p>
          </table:table-cell>
          <table:table-cell office:value-type="float" office:value="96" calcext:value-type="float">
            <text:p>96</text:p>
          </table:table-cell>
          <table:table-cell office:value-type="float" office:value="193" calcext:value-type="float">
            <text:p>193</text:p>
          </table:table-cell>
          <table:table-cell office:value-type="float" office:value="97" calcext:value-type="float">
            <text:p>97</text:p>
          </table:table-cell>
          <table:table-cell office:value-type="float" office:value="195" calcext:value-type="float">
            <text:p>195</text:p>
          </table:table-cell>
          <table:table-cell table:formula="of:=[.B192]-[.C192]" office:value-type="float" office:value="0.00000013696397438423" calcext:value-type="float">
            <text:p>1.3696397438423E-07</text:p>
          </table:table-cell>
          <table:table-cell table:formula="of:=(([.F192] / [.G192]) + ([.D192] / [.E192])) / 2" office:value-type="float" office:value="0.497422611930384" calcext:value-type="float">
            <text:p>0.497422611930384</text:p>
          </table:table-cell>
          <table:table-cell table:number-columns-repeated="1637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000264354446441462" calcext:value-type="float">
            <text:p>2.64354446441462E-05</text:p>
          </table:table-cell>
          <table:table-cell office:value-type="float" office:value="0.000026164311878598" calcext:value-type="float">
            <text:p>2.6164311878598E-05</text:p>
          </table:table-cell>
          <table:table-cell office:value-type="float" office:value="64" calcext:value-type="float">
            <text:p>64</text:p>
          </table:table-cell>
          <table:table-cell office:value-type="float" office:value="193" calcext:value-type="float">
            <text:p>193</text:p>
          </table:table-cell>
          <table:table-cell office:value-type="float" office:value="65" calcext:value-type="float">
            <text:p>65</text:p>
          </table:table-cell>
          <table:table-cell office:value-type="float" office:value="196" calcext:value-type="float">
            <text:p>196</text:p>
          </table:table-cell>
          <table:table-cell table:formula="of:=[.B193]-[.C193]" office:value-type="float" office:value="0.00000027113276554816" calcext:value-type="float">
            <text:p>2.7113276554816E-07</text:p>
          </table:table-cell>
          <table:table-cell table:formula="of:=(([.F193] / [.G193]) + ([.D193] / [.E193])) / 2" office:value-type="float" office:value="0.331619435338902" calcext:value-type="float">
            <text:p>0.331619435338902</text:p>
          </table:table-cell>
          <table:table-cell table:number-columns-repeated="1637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000260314981126997" calcext:value-type="float">
            <text:p>2.60314981126997E-05</text:p>
          </table:table-cell>
          <table:table-cell office:value-type="float" office:value="0.0000258986843468352" calcext:value-type="float">
            <text:p>2.58986843468352E-05</text:p>
          </table:table-cell>
          <table:table-cell office:value-type="float" office:value="97" calcext:value-type="float">
            <text:p>97</text:p>
          </table:table-cell>
          <table:table-cell office:value-type="float" office:value="195" calcext:value-type="float">
            <text:p>195</text:p>
          </table:table-cell>
          <table:table-cell office:value-type="float" office:value="98" calcext:value-type="float">
            <text:p>98</text:p>
          </table:table-cell>
          <table:table-cell office:value-type="float" office:value="197" calcext:value-type="float">
            <text:p>197</text:p>
          </table:table-cell>
          <table:table-cell table:formula="of:=[.B194]-[.C194]" office:value-type="float" office:value="0.000000132813765864499" calcext:value-type="float">
            <text:p>1.32813765864499E-07</text:p>
          </table:table-cell>
          <table:table-cell table:formula="of:=(([.F194] / [.G194]) + ([.D194] / [.E194])) / 2" office:value-type="float" office:value="0.497448913184954" calcext:value-type="float">
            <text:p>0.497448913184954</text:p>
          </table:table-cell>
          <table:table-cell table:number-columns-repeated="1637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000260314981126997" calcext:value-type="float">
            <text:p>2.60314981126997E-05</text:p>
          </table:table-cell>
          <table:table-cell office:value-type="float" office:value="0.0000256370814746441" calcext:value-type="float">
            <text:p>2.56370814746441E-05</text:p>
          </table:table-cell>
          <table:table-cell office:value-type="float" office:value="97" calcext:value-type="float">
            <text:p>97</text:p>
          </table:table-cell>
          <table:table-cell office:value-type="float" office:value="195" calcext:value-type="float">
            <text:p>195</text:p>
          </table:table-cell>
          <table:table-cell office:value-type="float" office:value="98" calcext:value-type="float">
            <text:p>98</text:p>
          </table:table-cell>
          <table:table-cell office:value-type="float" office:value="197" calcext:value-type="float">
            <text:p>197</text:p>
          </table:table-cell>
          <table:table-cell table:formula="of:=[.B195]-[.C195]" office:value-type="float" office:value="0.000000394416638055568" calcext:value-type="float">
            <text:p>3.94416638055568E-07</text:p>
          </table:table-cell>
          <table:table-cell table:formula="of:=(([.F195] / [.G195]) + ([.D195] / [.E195])) / 2" office:value-type="float" office:value="0.497448913184954" calcext:value-type="float">
            <text:p>0.497448913184954</text:p>
          </table:table-cell>
          <table:table-cell table:number-columns-repeated="1637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000255082519194927" calcext:value-type="float">
            <text:p>2.55082519194927E-05</text:p>
          </table:table-cell>
          <table:table-cell office:value-type="float" office:value="0.0000253794223643473" calcext:value-type="float">
            <text:p>2.53794223643473E-05</text:p>
          </table:table-cell>
          <table:table-cell office:value-type="float" office:value="98" calcext:value-type="float">
            <text:p>98</text:p>
          </table:table-cell>
          <table:table-cell office:value-type="float" office:value="197" calcext:value-type="float">
            <text:p>197</text:p>
          </table:table-cell>
          <table:table-cell office:value-type="float" office:value="99" calcext:value-type="float">
            <text:p>99</text:p>
          </table:table-cell>
          <table:table-cell office:value-type="float" office:value="199" calcext:value-type="float">
            <text:p>199</text:p>
          </table:table-cell>
          <table:table-cell table:formula="of:=[.B196]-[.C196]" office:value-type="float" office:value="0.000000128829555145343" calcext:value-type="float">
            <text:p>1.28829555145343E-07</text:p>
          </table:table-cell>
          <table:table-cell table:formula="of:=(([.F196] / [.G196]) + ([.D196] / [.E196])) / 2" office:value-type="float" office:value="0.49747468305997" calcext:value-type="float">
            <text:p>0.49747468305997</text:p>
          </table:table-cell>
          <table:table-cell table:number-columns-repeated="1637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0253807106598836" calcext:value-type="float">
            <text:p>2.53807106598836E-05</text:p>
          </table:table-cell>
          <table:table-cell office:value-type="float" office:value="0.0000251256281407035" calcext:value-type="float">
            <text:p>2.51256281407035E-05</text:p>
          </table:table-cell>
          <table:table-cell office:value-type="float" office:value="67" calcext:value-type="float">
            <text:p>67</text:p>
          </table:table-cell>
          <table:table-cell office:value-type="float" office:value="200" calcext:value-type="float">
            <text:p>200</text:p>
          </table:table-cell>
          <table:table-cell office:value-type="float" office:value="66" calcext:value-type="float">
            <text:p>66</text:p>
          </table:table-cell>
          <table:table-cell office:value-type="float" office:value="197" calcext:value-type="float">
            <text:p>197</text:p>
          </table:table-cell>
          <table:table-cell table:formula="of:=[.B197]-[.C197]" office:value-type="float" office:value="0.000000255082519180078" calcext:value-type="float">
            <text:p>2.55082519180078E-07</text:p>
          </table:table-cell>
          <table:table-cell table:formula="of:=(([.F197] / [.G197]) + ([.D197] / [.E197])) / 2" office:value-type="float" office:value="0.33501269035533" calcext:value-type="float">
            <text:p>0.33501269035533</text:p>
          </table:table-cell>
          <table:table-cell table:number-columns-repeated="1637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2-12T13:56:47.013612928</dc:date>
    <meta:editing-duration>PT14M32S</meta:editing-duration>
    <meta:editing-cycles>3</meta:editing-cycles>
    <meta:generator>LibreOffice/24.2.7.2$Linux_X86_64 LibreOffice_project/420$Build-2</meta:generator>
    <meta:document-statistic meta:table-count="1" meta:cell-count="1773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aximum="2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211cm" svg:height="16.435cm" xlink:href=".." xlink:type="simple" chart:class="chart:scatter" chart:style-name="ch1">
        <chart:legend chart:legend-position="end" svg:x="26.359cm" svg:y="7.669cm" style:legend-expansion="high" chart:style-name="ch2"/>
        <chart:plot-area chart:style-name="ch3" table:cell-range-address="cr_data_200.A1:cr_data_200.C197" chart:data-source-has-labels="row" svg:x="0.969cm" svg:y="0.333cm" svg:width="24.884cm" svg:height="15.779cm">
          <chart:coordinate-region svg:x="2.437cm" svg:y="0.532cm" svg:width="23.137cm" svg:height="14.93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r_data_200.B2:cr_data_200.B197" chart:label-cell-address="cr_data_200.B1:cr_data_200.B1" chart:class="chart:scatter">
            <chart:domain table:cell-range-address="cr_data_200.A2:cr_data_200.A197"/>
            <chart:data-point chart:repeated="196"/>
          </chart:series>
          <chart:series chart:style-name="ch8" chart:values-cell-range-address="cr_data_200.C2:cr_data_200.C197" chart:label-cell-address="cr_data_200.C1:cr_data_200.C1" chart:class="chart:scatter">
            <chart:data-point chart:repeated="19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p_diff</text:p>
                <draw:g>
                  <svg:desc>cr_data_200.B1:cr_data_200.B1</svg:desc>
                </draw:g>
              </table:table-cell>
              <table:table-cell office:value-type="string">
                <text:p>extrm_diff</text:p>
                <draw:g>
                  <svg:desc>cr_data_200.C1:cr_data_200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cr_data_200.A2:cr_data_200.A197</svg:desc>
                </draw:g>
              </table:table-cell>
              <table:table-cell office:value-type="float" office:value="0.1">
                <text:p>0.1</text:p>
                <draw:g>
                  <svg:desc>cr_data_200.B2:cr_data_200.B197</svg:desc>
                </draw:g>
              </table:table-cell>
              <table:table-cell office:value-type="float" office:value="0.05">
                <text:p>0.05</text:p>
                <draw:g>
                  <svg:desc>cr_data_200.C2:cr_data_200.C1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333333333333334">
                <text:p>0.03333333333333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0285714285714285">
                <text:p>0.0285714285714285</text:p>
              </table:table-cell>
              <table:table-cell office:value-type="float" office:value="0.0238095238095238">
                <text:p>0.02380952380952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025">
                <text:p>0.025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0158730158730159">
                <text:p>0.0158730158730159</text:p>
              </table:table-cell>
              <table:table-cell office:value-type="float" office:value="0.0138888888888889">
                <text:p>0.01388888888888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0142857142857143">
                <text:p>0.0142857142857143</text:p>
              </table:table-cell>
              <table:table-cell office:value-type="float" office:value="0.0111111111111111">
                <text:p>0.01111111111111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0.0101010101010101">
                <text:p>0.0101010101010101</text:p>
              </table:table-cell>
              <table:table-cell office:value-type="float" office:value="0.00909090909090909">
                <text:p>0.009090909090909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0.0101010101010101">
                <text:p>0.0101010101010101</text:p>
              </table:table-cell>
              <table:table-cell office:value-type="float" office:value="0.00757575757575758">
                <text:p>0.007575757575757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0.00699300699300703">
                <text:p>0.00699300699300703</text:p>
              </table:table-cell>
              <table:table-cell office:value-type="float" office:value="0.0064102564102564">
                <text:p>0.00641025641025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0.0064935064935065">
                <text:p>0.0064935064935065</text:p>
              </table:table-cell>
              <table:table-cell office:value-type="float" office:value="0.0054945054945055">
                <text:p>0.00549450549450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0.00512820512820511">
                <text:p>0.00512820512820511</text:p>
              </table:table-cell>
              <table:table-cell office:value-type="float" office:value="0.00476190476190476">
                <text:p>0.004761904761904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0.00480769230769229">
                <text:p>0.00480769230769229</text:p>
              </table:table-cell>
              <table:table-cell office:value-type="float" office:value="0.00416666666666667">
                <text:p>0.00416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0.00392156862745097">
                <text:p>0.00392156862745097</text:p>
              </table:table-cell>
              <table:table-cell office:value-type="float" office:value="0.0036764705882353">
                <text:p>0.00367647058823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0.00392156862745097">
                <text:p>0.00392156862745097</text:p>
              </table:table-cell>
              <table:table-cell office:value-type="float" office:value="0.00326797385620915">
                <text:p>0.003267973856209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0.00309597523219812">
                <text:p>0.00309597523219812</text:p>
              </table:table-cell>
              <table:table-cell office:value-type="float" office:value="0.00292397660818713">
                <text:p>0.002923976608187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0.00294117647058828">
                <text:p>0.00294117647058828</text:p>
              </table:table-cell>
              <table:table-cell office:value-type="float" office:value="0.00263157894736842">
                <text:p>0.002631578947368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0.0025062656641604">
                <text:p>0.0025062656641604</text:p>
              </table:table-cell>
              <table:table-cell office:value-type="float" office:value="0.00238095238095239">
                <text:p>0.002380952380952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0.00239234449760767">
                <text:p>0.00239234449760767</text:p>
              </table:table-cell>
              <table:table-cell office:value-type="float" office:value="0.00216450216450216">
                <text:p>0.002164502164502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0.00207039337474124">
                <text:p>0.00207039337474124</text:p>
              </table:table-cell>
              <table:table-cell office:value-type="float" office:value="0.00197628458498024">
                <text:p>0.001976284584980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0.00207039337474124">
                <text:p>0.00207039337474124</text:p>
              </table:table-cell>
              <table:table-cell office:value-type="float" office:value="0.00181159420289855">
                <text:p>0.001811594202898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0.00173913043478258">
                <text:p>0.00173913043478258</text:p>
              </table:table-cell>
              <table:table-cell office:value-type="float" office:value="0.00166666666666666">
                <text:p>0.001666666666666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0.00167224080267558">
                <text:p>0.00167224080267558</text:p>
              </table:table-cell>
              <table:table-cell office:value-type="float" office:value="0.00153846153846154">
                <text:p>0.001538461538461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">
                <text:p>27</text:p>
              </table:table-cell>
              <table:table-cell office:value-type="float" office:value="0.00148148148148147">
                <text:p>0.00148148148148147</text:p>
              </table:table-cell>
              <table:table-cell office:value-type="float" office:value="0.00142450142450143">
                <text:p>0.001424501424501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0.00142857142857145">
                <text:p>0.00142857142857145</text:p>
              </table:table-cell>
              <table:table-cell office:value-type="float" office:value="0.00132275132275132">
                <text:p>0.001322751322751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0.00127713920817374">
                <text:p>0.00127713920817374</text:p>
              </table:table-cell>
              <table:table-cell office:value-type="float" office:value="0.00123152709359606">
                <text:p>0.001231527093596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0.00127713920817374">
                <text:p>0.00127713920817374</text:p>
              </table:table-cell>
              <table:table-cell office:value-type="float" office:value="0.00114942528735632">
                <text:p>0.001149425287356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">
                <text:p>31</text:p>
              </table:table-cell>
              <table:table-cell office:value-type="float" office:value="0.0011123470522803">
                <text:p>0.0011123470522803</text:p>
              </table:table-cell>
              <table:table-cell office:value-type="float" office:value="0.0010752688172043">
                <text:p>0.00107526881720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">
                <text:p>32</text:p>
              </table:table-cell>
              <table:table-cell office:value-type="float" office:value="0.00107758620689657">
                <text:p>0.00107758620689657</text:p>
              </table:table-cell>
              <table:table-cell office:value-type="float" office:value="0.00100806451612903">
                <text:p>0.001008064516129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">
                <text:p>33</text:p>
              </table:table-cell>
              <table:table-cell office:value-type="float" office:value="0.000977517106549364">
                <text:p>0.000977517106549364</text:p>
              </table:table-cell>
              <table:table-cell office:value-type="float" office:value="0.000946969696969696">
                <text:p>0.0009469696969696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0.000948766603415585">
                <text:p>0.000948766603415585</text:p>
              </table:table-cell>
              <table:table-cell office:value-type="float" office:value="0.000891265597147951">
                <text:p>0.0008912655971479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0.000865800865800848">
                <text:p>0.000865800865800848</text:p>
              </table:table-cell>
              <table:table-cell office:value-type="float" office:value="0.000840336134453782">
                <text:p>0.0008403361344537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">
                <text:p>36</text:p>
              </table:table-cell>
              <table:table-cell office:value-type="float" office:value="0.000865800865800848">
                <text:p>0.000865800865800848</text:p>
              </table:table-cell>
              <table:table-cell office:value-type="float" office:value="0.000793650793650794">
                <text:p>0.0007936507936507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">
                <text:p>37</text:p>
              </table:table-cell>
              <table:table-cell office:value-type="float" office:value="0.000772200772200804">
                <text:p>0.000772200772200804</text:p>
              </table:table-cell>
              <table:table-cell office:value-type="float" office:value="0.000750750750750748">
                <text:p>0.0007507507507507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">
                <text:p>38</text:p>
              </table:table-cell>
              <table:table-cell office:value-type="float" office:value="0.000751879699248115">
                <text:p>0.000751879699248115</text:p>
              </table:table-cell>
              <table:table-cell office:value-type="float" office:value="0.00071123755334282">
                <text:p>0.000711237553342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">
                <text:p>39</text:p>
              </table:table-cell>
              <table:table-cell office:value-type="float" office:value="0.000693000693000656">
                <text:p>0.000693000693000656</text:p>
              </table:table-cell>
              <table:table-cell office:value-type="float" office:value="0.000674763832658569">
                <text:p>0.0006747638326585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0.000675675675675669">
                <text:p>0.000675675675675669</text:p>
              </table:table-cell>
              <table:table-cell office:value-type="float" office:value="0.000641025641025639">
                <text:p>0.0006410256410256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">
                <text:p>41</text:p>
              </table:table-cell>
              <table:table-cell office:value-type="float" office:value="0.000625390869293307">
                <text:p>0.000625390869293307</text:p>
              </table:table-cell>
              <table:table-cell office:value-type="float" office:value="0.000609756097560976">
                <text:p>0.0006097560975609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">
                <text:p>42</text:p>
              </table:table-cell>
              <table:table-cell office:value-type="float" office:value="0.000625390869293307">
                <text:p>0.000625390869293307</text:p>
              </table:table-cell>
              <table:table-cell office:value-type="float" office:value="0.000580720092915217">
                <text:p>0.0005807200929152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0.000567214974475316">
                <text:p>0.000567214974475316</text:p>
              </table:table-cell>
              <table:table-cell office:value-type="float" office:value="0.000553709856035436">
                <text:p>0.0005537098560354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0.000554323725055483">
                <text:p>0.000554323725055483</text:p>
              </table:table-cell>
              <table:table-cell office:value-type="float" office:value="0.000528541226215644">
                <text:p>0.0005285412262156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0.00051679586563308">
                <text:p>0.00051679586563308</text:p>
              </table:table-cell>
              <table:table-cell office:value-type="float" office:value="0.000505050505050505">
                <text:p>0.0005050505050505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6">
                <text:p>46</text:p>
              </table:table-cell>
              <table:table-cell office:value-type="float" office:value="0.000505561172901903">
                <text:p>0.000505561172901903</text:p>
              </table:table-cell>
              <table:table-cell office:value-type="float" office:value="0.000483091787439615">
                <text:p>0.0004830917874396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7">
                <text:p>47</text:p>
              </table:table-cell>
              <table:table-cell office:value-type="float" office:value="0.000472813238770686">
                <text:p>0.000472813238770686</text:p>
              </table:table-cell>
              <table:table-cell office:value-type="float" office:value="0.000462534690101758">
                <text:p>0.0004625346901017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8">
                <text:p>48</text:p>
              </table:table-cell>
              <table:table-cell office:value-type="float" office:value="0.000472813238770686">
                <text:p>0.000472813238770686</text:p>
              </table:table-cell>
              <table:table-cell office:value-type="float" office:value="0.000443262411347518">
                <text:p>0.0004432624113475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">
                <text:p>49</text:p>
              </table:table-cell>
              <table:table-cell office:value-type="float" office:value="0.000434216239687368">
                <text:p>0.000434216239687368</text:p>
              </table:table-cell>
              <table:table-cell office:value-type="float" office:value="0.000425170068027211">
                <text:p>0.0004251700680272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0.000425531914893584">
                <text:p>0.000425531914893584</text:p>
              </table:table-cell>
              <table:table-cell office:value-type="float" office:value="0.00040816326530612">
                <text:p>0.000408163265306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1">
                <text:p>51</text:p>
              </table:table-cell>
              <table:table-cell office:value-type="float" office:value="0.000400160064025601">
                <text:p>0.000400160064025601</text:p>
              </table:table-cell>
              <table:table-cell office:value-type="float" office:value="0.000392156862745099">
                <text:p>0.0003921568627450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2">
                <text:p>52</text:p>
              </table:table-cell>
              <table:table-cell office:value-type="float" office:value="0.000392464678178994">
                <text:p>0.000392464678178994</text:p>
              </table:table-cell>
              <table:table-cell office:value-type="float" office:value="0.00037707390648567">
                <text:p>0.000377073906485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3">
                <text:p>53</text:p>
              </table:table-cell>
              <table:table-cell office:value-type="float" office:value="0.00036995930447653">
                <text:p>0.00036995930447653</text:p>
              </table:table-cell>
              <table:table-cell office:value-type="float" office:value="0.000362844702467346">
                <text:p>0.0003628447024673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0.00036995930447653">
                <text:p>0.00036995930447653</text:p>
              </table:table-cell>
              <table:table-cell office:value-type="float" office:value="0.000349406009783369">
                <text:p>0.0003494060097833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0.000343053173241847">
                <text:p>0.000343053173241847</text:p>
              </table:table-cell>
              <table:table-cell office:value-type="float" office:value="0.000336700336700337">
                <text:p>0.0003367003367003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6">
                <text:p>56</text:p>
              </table:table-cell>
              <table:table-cell office:value-type="float" office:value="0.000336927223719641">
                <text:p>0.000336927223719641</text:p>
              </table:table-cell>
              <table:table-cell office:value-type="float" office:value="0.000324675324675325">
                <text:p>0.0003246753246753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7">
                <text:p>57</text:p>
              </table:table-cell>
              <table:table-cell office:value-type="float" office:value="0.000318979266347663">
                <text:p>0.000318979266347663</text:p>
              </table:table-cell>
              <table:table-cell office:value-type="float" office:value="0.00031328320802005">
                <text:p>0.000313283208020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8">
                <text:p>58</text:p>
              </table:table-cell>
              <table:table-cell office:value-type="float" office:value="0.000313479623824442">
                <text:p>0.000313479623824442</text:p>
              </table:table-cell>
              <table:table-cell office:value-type="float" office:value="0.000302480338777979">
                <text:p>0.0003024803387779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0.000297353553375013">
                <text:p>0.000297353553375013</text:p>
              </table:table-cell>
              <table:table-cell office:value-type="float" office:value="0.000292226767971946">
                <text:p>0.0002922267679719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0">
                <text:p>60</text:p>
              </table:table-cell>
              <table:table-cell office:value-type="float" office:value="0.000297353553375013">
                <text:p>0.000297353553375013</text:p>
              </table:table-cell>
              <table:table-cell office:value-type="float" office:value="0.000282485875706215">
                <text:p>0.0002824858757062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1">
                <text:p>61</text:p>
              </table:table-cell>
              <table:table-cell office:value-type="float" office:value="0.000277854959710999">
                <text:p>0.000277854959710999</text:p>
              </table:table-cell>
              <table:table-cell office:value-type="float" office:value="0.000273224043715846">
                <text:p>0.0002732240437158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2">
                <text:p>62</text:p>
              </table:table-cell>
              <table:table-cell office:value-type="float" office:value="0.000273373428102797">
                <text:p>0.000273373428102797</text:p>
              </table:table-cell>
              <table:table-cell office:value-type="float" office:value="0.000264410364886305">
                <text:p>0.0002644103648863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3">
                <text:p>63</text:p>
              </table:table-cell>
              <table:table-cell office:value-type="float" office:value="0.000260213374967455">
                <text:p>0.000260213374967455</text:p>
              </table:table-cell>
              <table:table-cell office:value-type="float" office:value="0.000256016385048644">
                <text:p>0.0002560163850486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0.000256147540983631">
                <text:p>0.000256147540983631</text:p>
              </table:table-cell>
              <table:table-cell office:value-type="float" office:value="0.000248015873015872">
                <text:p>0.0002480158730158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5">
                <text:p>65</text:p>
              </table:table-cell>
              <table:table-cell office:value-type="float" office:value="0.000244200244200299">
                <text:p>0.000244200244200299</text:p>
              </table:table-cell>
              <table:table-cell office:value-type="float" office:value="0.000240384615384615">
                <text:p>0.0002403846153846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6">
                <text:p>66</text:p>
              </table:table-cell>
              <table:table-cell office:value-type="float" office:value="0.000244200244200299">
                <text:p>0.000244200244200299</text:p>
              </table:table-cell>
              <table:table-cell office:value-type="float" office:value="0.000233100233100234">
                <text:p>0.0002331002331002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0.000229621125143464">
                <text:p>0.000229621125143464</text:p>
              </table:table-cell>
              <table:table-cell office:value-type="float" office:value="0.000226142017186794">
                <text:p>0.0002261420171867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8">
                <text:p>68</text:p>
              </table:table-cell>
              <table:table-cell office:value-type="float" office:value="0.000226244343891402">
                <text:p>0.000226244343891402</text:p>
              </table:table-cell>
              <table:table-cell office:value-type="float" office:value="0.000219490781387182">
                <text:p>0.0002194907813871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9">
                <text:p>69</text:p>
              </table:table-cell>
              <table:table-cell office:value-type="float" office:value="0.000216309755570021">
                <text:p>0.000216309755570021</text:p>
              </table:table-cell>
              <table:table-cell office:value-type="float" office:value="0.00021312872975277">
                <text:p>0.000213128729752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">
                <text:p>70</text:p>
              </table:table-cell>
              <table:table-cell office:value-type="float" office:value="0.000213219616204685">
                <text:p>0.000213219616204685</text:p>
              </table:table-cell>
              <table:table-cell office:value-type="float" office:value="0.000207039337474121">
                <text:p>0.0002070393374741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1">
                <text:p>71</text:p>
              </table:table-cell>
              <table:table-cell office:value-type="float" office:value="0.000204123290467428">
                <text:p>0.000204123290467428</text:p>
              </table:table-cell>
              <table:table-cell office:value-type="float" office:value="0.000201207243460764">
                <text:p>0.0002012072434607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2">
                <text:p>72</text:p>
              </table:table-cell>
              <table:table-cell office:value-type="float" office:value="0.000204123290467428">
                <text:p>0.000204123290467428</text:p>
              </table:table-cell>
              <table:table-cell office:value-type="float" office:value="0.000195618153364633">
                <text:p>0.0001956181533646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3">
                <text:p>73</text:p>
              </table:table-cell>
              <table:table-cell office:value-type="float" office:value="0.000192938452633573">
                <text:p>0.000192938452633573</text:p>
              </table:table-cell>
              <table:table-cell office:value-type="float" office:value="0.000190258751902588">
                <text:p>0.0001902587519025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0.000190331176246672">
                <text:p>0.000190331176246672</text:p>
              </table:table-cell>
              <table:table-cell office:value-type="float" office:value="0.000185116623472786">
                <text:p>0.0001851166234727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5">
                <text:p>75</text:p>
              </table:table-cell>
              <table:table-cell office:value-type="float" office:value="0.000182648401826524">
                <text:p>0.000182648401826524</text:p>
              </table:table-cell>
              <table:table-cell office:value-type="float" office:value="0.00018018018018018">
                <text:p>0.000180180180180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6">
                <text:p>76</text:p>
              </table:table-cell>
              <table:table-cell office:value-type="float" office:value="0.00018024513338144">
                <text:p>0.00018024513338144</text:p>
              </table:table-cell>
              <table:table-cell office:value-type="float" office:value="0.00017543859649123">
                <text:p>0.000175438596491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7">
                <text:p>77</text:p>
              </table:table-cell>
              <table:table-cell office:value-type="float" office:value="0.000173160173160158">
                <text:p>0.000173160173160158</text:p>
              </table:table-cell>
              <table:table-cell office:value-type="float" office:value="0.000170881749829117">
                <text:p>0.00017088174982911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8">
                <text:p>78</text:p>
              </table:table-cell>
              <table:table-cell office:value-type="float" office:value="0.000173160173160158">
                <text:p>0.000173160173160158</text:p>
              </table:table-cell>
              <table:table-cell office:value-type="float" office:value="0.000166500166500168">
                <text:p>0.0001665001665001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9">
                <text:p>79</text:p>
              </table:table-cell>
              <table:table-cell office:value-type="float" office:value="0.000164392569455885">
                <text:p>0.000164392569455885</text:p>
              </table:table-cell>
              <table:table-cell office:value-type="float" office:value="0.000162284972411554">
                <text:p>0.0001622849724115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0">
                <text:p>80</text:p>
              </table:table-cell>
              <table:table-cell office:value-type="float" office:value="0.000162337662337642">
                <text:p>0.000162337662337642</text:p>
              </table:table-cell>
              <table:table-cell office:value-type="float" office:value="0.000158227848101265">
                <text:p>0.0001582278481012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0.000156274417877744">
                <text:p>0.000156274417877744</text:p>
              </table:table-cell>
              <table:table-cell office:value-type="float" office:value="0.000154320987654322">
                <text:p>0.0001543209876543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2">
                <text:p>82</text:p>
              </table:table-cell>
              <table:table-cell office:value-type="float" office:value="0.000154368632293955">
                <text:p>0.000154368632293955</text:p>
              </table:table-cell>
              <table:table-cell office:value-type="float" office:value="0.000150557061126166">
                <text:p>0.0001505570611261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3">
                <text:p>83</text:p>
              </table:table-cell>
              <table:table-cell office:value-type="float" office:value="0.000148743120630679">
                <text:p>0.000148743120630679</text:p>
              </table:table-cell>
              <table:table-cell office:value-type="float" office:value="0.000146929180135175">
                <text:p>0.0001469291801351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0.000148743120630679">
                <text:p>0.000148743120630679</text:p>
              </table:table-cell>
              <table:table-cell office:value-type="float" office:value="0.000143430866322434">
                <text:p>0.0001434308663224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0.000141743444365738">
                <text:p>0.000141743444365738</text:p>
              </table:table-cell>
              <table:table-cell office:value-type="float" office:value="0.000140056022408963">
                <text:p>0.0001400560224089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6">
                <text:p>86</text:p>
              </table:table-cell>
              <table:table-cell office:value-type="float" office:value="0.000140095264780038">
                <text:p>0.000140095264780038</text:p>
              </table:table-cell>
              <table:table-cell office:value-type="float" office:value="0.000136798905608755">
                <text:p>0.0001367989056087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7">
                <text:p>87</text:p>
              </table:table-cell>
              <table:table-cell office:value-type="float" office:value="0.000135226504394848">
                <text:p>0.000135226504394848</text:p>
              </table:table-cell>
              <table:table-cell office:value-type="float" office:value="0.000133654103180968">
                <text:p>0.0001336541031809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8">
                <text:p>88</text:p>
              </table:table-cell>
              <table:table-cell office:value-type="float" office:value="0.000133689839572182">
                <text:p>0.000133689839572182</text:p>
              </table:table-cell>
              <table:table-cell office:value-type="float" office:value="0.000130616509926854">
                <text:p>0.0001306165099268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0.000129148908691701">
                <text:p>0.000129148908691701</text:p>
              </table:table-cell>
              <table:table-cell office:value-type="float" office:value="0.000127681307456589">
                <text:p>0.0001276813074565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0">
                <text:p>90</text:p>
              </table:table-cell>
              <table:table-cell office:value-type="float" office:value="0.000129148908691701">
                <text:p>0.000129148908691701</text:p>
              </table:table-cell>
              <table:table-cell office:value-type="float" office:value="0.000124843945068663">
                <text:p>0.00012484394506866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1">
                <text:p>91</text:p>
              </table:table-cell>
              <table:table-cell office:value-type="float" office:value="0.000123472033584426">
                <text:p>0.000123472033584426</text:p>
              </table:table-cell>
              <table:table-cell office:value-type="float" office:value="0.000122100122100122">
                <text:p>0.0001221001221001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2">
                <text:p>92</text:p>
              </table:table-cell>
              <table:table-cell office:value-type="float" office:value="0.000122129946262817">
                <text:p>0.000122129946262817</text:p>
              </table:table-cell>
              <table:table-cell office:value-type="float" office:value="0.000119445771619686">
                <text:p>0.0001194457716196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3">
                <text:p>93</text:p>
              </table:table-cell>
              <table:table-cell office:value-type="float" office:value="0.000118161408483974">
                <text:p>0.000118161408483974</text:p>
              </table:table-cell>
              <table:table-cell office:value-type="float" office:value="0.000116877045348292">
                <text:p>0.0001168770453482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4">
                <text:p>94</text:p>
              </table:table-cell>
              <table:table-cell office:value-type="float" office:value="0.000116904372223503">
                <text:p>0.000116904372223503</text:p>
              </table:table-cell>
              <table:table-cell office:value-type="float" office:value="0.000114390299702586">
                <text:p>0.0001143902997025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5">
                <text:p>95</text:p>
              </table:table-cell>
              <table:table-cell office:value-type="float" office:value="0.000113186191284642">
                <text:p>0.000113186191284642</text:p>
              </table:table-cell>
              <table:table-cell office:value-type="float" office:value="0.000111982082866741">
                <text:p>0.00011198208286674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6">
                <text:p>96</text:p>
              </table:table-cell>
              <table:table-cell office:value-type="float" office:value="0.000113186191284642">
                <text:p>0.000113186191284642</text:p>
              </table:table-cell>
              <table:table-cell office:value-type="float" office:value="0.000109649122807018">
                <text:p>0.0001096491228070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0.000108518719479145">
                <text:p>0.000108518719479145</text:p>
              </table:table-cell>
              <table:table-cell office:value-type="float" office:value="0.000107388316151202">
                <text:p>0.0001073883161512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8">
                <text:p>98</text:p>
              </table:table-cell>
              <table:table-cell office:value-type="float" office:value="0.000107411385606881">
                <text:p>0.000107411385606881</text:p>
              </table:table-cell>
              <table:table-cell office:value-type="float" office:value="0.000105196717862403">
                <text:p>0.0001051967178624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9">
                <text:p>99</text:p>
              </table:table-cell>
              <table:table-cell office:value-type="float" office:value="0.000104134124752686">
                <text:p>0.000104134124752686</text:p>
              </table:table-cell>
              <table:table-cell office:value-type="float" office:value="0.000103071531642959">
                <text:p>0.0001030715316429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0">
                <text:p>100</text:p>
              </table:table-cell>
              <table:table-cell office:value-type="float" office:value="0.000103092783505176">
                <text:p>0.000103092783505176</text:p>
              </table:table-cell>
              <table:table-cell office:value-type="float" office:value="0.000101010101010102">
                <text:p>0.0001010101010101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1">
                <text:p>101</text:p>
              </table:table-cell>
              <table:table-cell office:value-type="float" office:value="0.000100010001000073">
                <text:p>0.000100010001000073</text:p>
              </table:table-cell>
              <table:table-cell office:value-type="float" office:value="0.0000990099009900991">
                <text:p>0.00009900990099009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2">
                <text:p>102</text:p>
              </table:table-cell>
              <table:table-cell office:value-type="float" office:value="0.000100010001000073">
                <text:p>0.000100010001000073</text:p>
              </table:table-cell>
              <table:table-cell office:value-type="float" office:value="0.0000970685303824503">
                <text:p>0.00009706853038245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3">
                <text:p>103</text:p>
              </table:table-cell>
              <table:table-cell office:value-type="float" office:value="0.0000961261174661221">
                <text:p>0.0000961261174661221</text:p>
              </table:table-cell>
              <table:table-cell office:value-type="float" office:value="0.0000951837045497818">
                <text:p>0.00009518370454978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4">
                <text:p>104</text:p>
              </table:table-cell>
              <table:table-cell office:value-type="float" office:value="0.000095201827875091">
                <text:p>0.000095201827875091</text:p>
              </table:table-cell>
              <table:table-cell office:value-type="float" office:value="0.0000933532486930531">
                <text:p>0.00009335324869305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5">
                <text:p>105</text:p>
              </table:table-cell>
              <table:table-cell office:value-type="float" office:value="0.0000924641701340878">
                <text:p>0.0000924641701340878</text:p>
              </table:table-cell>
              <table:table-cell office:value-type="float" office:value="0.0000915750915750913">
                <text:p>0.00009157509157509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6">
                <text:p>106</text:p>
              </table:table-cell>
              <table:table-cell office:value-type="float" office:value="0.0000915918666422044">
                <text:p>0.0000915918666422044</text:p>
              </table:table-cell>
              <table:table-cell office:value-type="float" office:value="0.0000898472596585816">
                <text:p>0.00008984725965858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7">
                <text:p>107</text:p>
              </table:table-cell>
              <table:table-cell office:value-type="float" office:value="0.0000890075656430622">
                <text:p>0.0000890075656430622</text:p>
              </table:table-cell>
              <table:table-cell office:value-type="float" office:value="0.0000881678716275793">
                <text:p>0.000088167871627579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8">
                <text:p>108</text:p>
              </table:table-cell>
              <table:table-cell office:value-type="float" office:value="0.0000890075656430622">
                <text:p>0.0000890075656430622</text:p>
              </table:table-cell>
              <table:table-cell office:value-type="float" office:value="0.000086535133264105">
                <text:p>0.0000865351332641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9">
                <text:p>109</text:p>
              </table:table-cell>
              <table:table-cell office:value-type="float" office:value="0.000085741232958958">
                <text:p>0.000085741232958958</text:p>
              </table:table-cell>
              <table:table-cell office:value-type="float" office:value="0.0000849473326537537">
                <text:p>0.000084947332653753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0">
                <text:p>110</text:p>
              </table:table-cell>
              <table:table-cell office:value-type="float" office:value="0.0000849617672047387">
                <text:p>0.0000849617672047387</text:p>
              </table:table-cell>
              <table:table-cell office:value-type="float" office:value="0.0000834028356964146">
                <text:p>0.000083402835696414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1">
                <text:p>111</text:p>
              </table:table-cell>
              <table:table-cell office:value-type="float" office:value="0.0000826514587982108">
                <text:p>0.0000826514587982108</text:p>
              </table:table-cell>
              <table:table-cell office:value-type="float" office:value="0.0000819000819000815">
                <text:p>0.000081900081900081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2">
                <text:p>112</text:p>
              </table:table-cell>
              <table:table-cell office:value-type="float" office:value="0.0000819134993446657">
                <text:p>0.0000819134993446657</text:p>
              </table:table-cell>
              <table:table-cell office:value-type="float" office:value="0.0000804375804375809">
                <text:p>0.000080437580437580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3">
                <text:p>113</text:p>
              </table:table-cell>
              <table:table-cell office:value-type="float" office:value="0.0000797257434425602">
                <text:p>0.0000797257434425602</text:p>
              </table:table-cell>
              <table:table-cell office:value-type="float" office:value="0.0000790139064475344">
                <text:p>0.00007901390644753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4">
                <text:p>114</text:p>
              </table:table-cell>
              <table:table-cell office:value-type="float" office:value="0.0000797257434425602">
                <text:p>0.0000797257434425602</text:p>
              </table:table-cell>
              <table:table-cell office:value-type="float" office:value="0.0000776276975624907">
                <text:p>0.000077627697562490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5">
                <text:p>115</text:p>
              </table:table-cell>
              <table:table-cell office:value-type="float" office:value="0.0000769526741054571">
                <text:p>0.0000769526741054571</text:p>
              </table:table-cell>
              <table:table-cell office:value-type="float" office:value="0.0000762776506483594">
                <text:p>0.000076277650648359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6">
                <text:p>116</text:p>
              </table:table-cell>
              <table:table-cell office:value-type="float" office:value="0.000076289288983844">
                <text:p>0.000076289288983844</text:p>
              </table:table-cell>
              <table:table-cell office:value-type="float" office:value="0.0000749625187406299">
                <text:p>0.000074962518740629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7">
                <text:p>117</text:p>
              </table:table-cell>
              <table:table-cell office:value-type="float" office:value="0.0000743218134522383">
                <text:p>0.0000743218134522383</text:p>
              </table:table-cell>
              <table:table-cell office:value-type="float" office:value="0.0000736811081638658">
                <text:p>0.000073681108163865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8">
                <text:p>118</text:p>
              </table:table-cell>
              <table:table-cell office:value-type="float" office:value="0.0000736919675755621">
                <text:p>0.0000736919675755621</text:p>
              </table:table-cell>
              <table:table-cell office:value-type="float" office:value="0.0000724322758221072">
                <text:p>0.000072432275822107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9">
                <text:p>119</text:p>
              </table:table-cell>
              <table:table-cell office:value-type="float" office:value="0.0000718236012353657">
                <text:p>0.0000718236012353657</text:p>
              </table:table-cell>
              <table:table-cell office:value-type="float" office:value="0.0000712149266486259">
                <text:p>0.000071214926648625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0">
                <text:p>120</text:p>
              </table:table-cell>
              <table:table-cell office:value-type="float" office:value="0.0000718236012353657">
                <text:p>0.0000718236012353657</text:p>
              </table:table-cell>
              <table:table-cell office:value-type="float" office:value="0.0000700280112044815">
                <text:p>0.00007002801120448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1">
                <text:p>121</text:p>
              </table:table-cell>
              <table:table-cell office:value-type="float" office:value="0.0000694492673102287">
                <text:p>0.0000694492673102287</text:p>
              </table:table-cell>
              <table:table-cell office:value-type="float" office:value="0.0000688705234159776">
                <text:p>0.000068870523415977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0.0000688800110208443">
                <text:p>0.0000688800110208443</text:p>
              </table:table-cell>
              <table:table-cell office:value-type="float" office:value="0.0000677414984419453">
                <text:p>0.00006774149844194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3">
                <text:p>123</text:p>
              </table:table-cell>
              <table:table-cell office:value-type="float" office:value="0.0000671907545521377">
                <text:p>0.0000671907545521377</text:p>
              </table:table-cell>
              <table:table-cell office:value-type="float" office:value="0.0000666400106624013">
                <text:p>0.000066640010662401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4">
                <text:p>124</text:p>
              </table:table-cell>
              <table:table-cell office:value-type="float" office:value="0.0000666488936283405">
                <text:p>0.0000666488936283405</text:p>
              </table:table-cell>
              <table:table-cell office:value-type="float" office:value="0.0000655651717807512">
                <text:p>0.00006556517178075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0.0000650406504065226">
                <text:p>0.0000650406504065226</text:p>
              </table:table-cell>
              <table:table-cell office:value-type="float" office:value="0.0000645161290322577">
                <text:p>0.000064516129032257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6">
                <text:p>126</text:p>
              </table:table-cell>
              <table:table-cell office:value-type="float" office:value="0.0000650406504065226">
                <text:p>0.0000650406504065226</text:p>
              </table:table-cell>
              <table:table-cell office:value-type="float" office:value="0.0000634920634920641">
                <text:p>0.000063492063492064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7">
                <text:p>127</text:p>
              </table:table-cell>
              <table:table-cell office:value-type="float" office:value="0.0000629921259842625">
                <text:p>0.0000629921259842625</text:p>
              </table:table-cell>
              <table:table-cell office:value-type="float" office:value="0.0000624921884764401">
                <text:p>0.000062492188476440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8">
                <text:p>128</text:p>
              </table:table-cell>
              <table:table-cell office:value-type="float" office:value="0.0000625000000000209">
                <text:p>0.0000625000000000209</text:p>
              </table:table-cell>
              <table:table-cell office:value-type="float" office:value="0.000061515748031496">
                <text:p>0.0000615157480314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9">
                <text:p>129</text:p>
              </table:table-cell>
              <table:table-cell office:value-type="float" office:value="0.0000610388817676721">
                <text:p>0.0000610388817676721</text:p>
              </table:table-cell>
              <table:table-cell office:value-type="float" office:value="0.0000605620155038761">
                <text:p>0.000060562015503876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0">
                <text:p>130</text:p>
              </table:table-cell>
              <table:table-cell office:value-type="float" office:value="0.000060569351907902">
                <text:p>0.000060569351907902</text:p>
              </table:table-cell>
              <table:table-cell office:value-type="float" office:value="0.0000596302921884312">
                <text:p>0.000059630292188431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1">
                <text:p>131</text:p>
              </table:table-cell>
              <table:table-cell office:value-type="float" office:value="0.0000591750991182916">
                <text:p>0.0000591750991182916</text:p>
              </table:table-cell>
              <table:table-cell office:value-type="float" office:value="0.0000587199060481511">
                <text:p>0.000058719906048151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2">
                <text:p>132</text:p>
              </table:table-cell>
              <table:table-cell office:value-type="float" office:value="0.0000591750991182916">
                <text:p>0.0000591750991182916</text:p>
              </table:table-cell>
              <table:table-cell office:value-type="float" office:value="0.0000578302105019657">
                <text:p>0.000057830210501965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3">
                <text:p>133</text:p>
              </table:table-cell>
              <table:table-cell office:value-type="float" office:value="0.0000573953968891483">
                <text:p>0.0000573953968891483</text:p>
              </table:table-cell>
              <table:table-cell office:value-type="float" office:value="0.0000569605832763734">
                <text:p>0.000056960583276373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4">
                <text:p>134</text:p>
              </table:table-cell>
              <table:table-cell office:value-type="float" office:value="0.0000569670730317662">
                <text:p>0.0000569670730317662</text:p>
              </table:table-cell>
              <table:table-cell office:value-type="float" office:value="0.0000561104253170236">
                <text:p>0.000056110425317023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5">
                <text:p>135</text:p>
              </table:table-cell>
              <table:table-cell office:value-type="float" office:value="0.00005569479253692">
                <text:p>0.00005569479253692</text:p>
              </table:table-cell>
              <table:table-cell office:value-type="float" office:value="0.0000552791597567713">
                <text:p>0.000055279159756771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6">
                <text:p>136</text:p>
              </table:table-cell>
              <table:table-cell office:value-type="float" office:value="0.0000552852720035468">
                <text:p>0.0000552852720035468</text:p>
              </table:table-cell>
              <table:table-cell office:value-type="float" office:value="0.0000544662309368196">
                <text:p>0.000054466230936819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7">
                <text:p>137</text:p>
              </table:table-cell>
              <table:table-cell office:value-type="float" office:value="0.0000540686672073631">
                <text:p>0.0000540686672073631</text:p>
              </table:table-cell>
              <table:table-cell office:value-type="float" office:value="0.0000536711034778876">
                <text:p>0.000053671103477887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8">
                <text:p>138</text:p>
              </table:table-cell>
              <table:table-cell office:value-type="float" office:value="0.0000540686672073631">
                <text:p>0.0000540686672073631</text:p>
              </table:table-cell>
              <table:table-cell office:value-type="float" office:value="0.0000528932613984975">
                <text:p>0.00005289326139849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9">
                <text:p>139</text:p>
              </table:table-cell>
              <table:table-cell office:value-type="float" office:value="0.0000525127343380949">
                <text:p>0.0000525127343380949</text:p>
              </table:table-cell>
              <table:table-cell office:value-type="float" office:value="0.0000521322072776559">
                <text:p>0.00005213220727765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0">
                <text:p>140</text:p>
              </table:table-cell>
              <table:table-cell office:value-type="float" office:value="0.0000521376433785248">
                <text:p>0.0000521376433785248</text:p>
              </table:table-cell>
              <table:table-cell office:value-type="float" office:value="0.0000513874614594045">
                <text:p>0.000051387461459404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1">
                <text:p>141</text:p>
              </table:table-cell>
              <table:table-cell office:value-type="float" office:value="0.0000510230113781041">
                <text:p>0.0000510230113781041</text:p>
              </table:table-cell>
              <table:table-cell office:value-type="float" office:value="0.0000506585612968591">
                <text:p>0.000050658561296859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2">
                <text:p>142</text:p>
              </table:table-cell>
              <table:table-cell office:value-type="float" office:value="0.0000506636943966021">
                <text:p>0.0000506636943966021</text:p>
              </table:table-cell>
              <table:table-cell office:value-type="float" office:value="0.0000499450604335228">
                <text:p>0.00004994506043352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3">
                <text:p>143</text:p>
              </table:table-cell>
              <table:table-cell office:value-type="float" office:value="0.0000495957942766578">
                <text:p>0.0000495957942766578</text:p>
              </table:table-cell>
              <table:table-cell office:value-type="float" office:value="0.0000492465281197677">
                <text:p>0.000049246528119767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4">
                <text:p>144</text:p>
              </table:table-cell>
              <table:table-cell office:value-type="float" office:value="0.0000495957942766578">
                <text:p>0.0000495957942766578</text:p>
              </table:table-cell>
              <table:table-cell office:value-type="float" office:value="0.0000485625485625489">
                <text:p>0.000048562548562548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5">
                <text:p>145</text:p>
              </table:table-cell>
              <table:table-cell office:value-type="float" office:value="0.0000482276344345167">
                <text:p>0.0000482276344345167</text:p>
              </table:table-cell>
              <table:table-cell office:value-type="float" office:value="0.0000478927203065131">
                <text:p>0.000047892720306513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6">
                <text:p>146</text:p>
              </table:table-cell>
              <table:table-cell office:value-type="float" office:value="0.0000478973081712852">
                <text:p>0.0000478973081712852</text:p>
              </table:table-cell>
              <table:table-cell office:value-type="float" office:value="0.0000472366556447806">
                <text:p>0.000047236655644780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7">
                <text:p>147</text:p>
              </table:table-cell>
              <table:table-cell office:value-type="float" office:value="0.0000469153178512816">
                <text:p>0.0000469153178512816</text:p>
              </table:table-cell>
              <table:table-cell office:value-type="float" office:value="0.0000465939800577764">
                <text:p>0.000046593980057776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8">
                <text:p>148</text:p>
              </table:table-cell>
              <table:table-cell office:value-type="float" office:value="0.0000465983224604005">
                <text:p>0.0000465983224604005</text:p>
              </table:table-cell>
              <table:table-cell office:value-type="float" office:value="0.0000459643316786168">
                <text:p>0.00004596433167861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9">
                <text:p>149</text:p>
              </table:table-cell>
              <table:table-cell office:value-type="float" office:value="0.0000456558462311185">
                <text:p>0.0000456558462311185</text:p>
              </table:table-cell>
              <table:table-cell office:value-type="float" office:value="0.0000453473607836029">
                <text:p>0.000045347360783602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0">
                <text:p>150</text:p>
              </table:table-cell>
              <table:table-cell office:value-type="float" office:value="0.0000456558462311185">
                <text:p>0.0000456558462311185</text:p>
              </table:table-cell>
              <table:table-cell office:value-type="float" office:value="0.0000447427293064871">
                <text:p>0.000044742729306487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1">
                <text:p>151</text:p>
              </table:table-cell>
              <table:table-cell office:value-type="float" office:value="0.0000444464198408601">
                <text:p>0.0000444464198408601</text:p>
              </table:table-cell>
              <table:table-cell office:value-type="float" office:value="0.0000441501103752764">
                <text:p>0.000044150110375276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2">
                <text:p>152</text:p>
              </table:table-cell>
              <table:table-cell office:value-type="float" office:value="0.0000441540091840609">
                <text:p>0.0000441540091840609</text:p>
              </table:table-cell>
              <table:table-cell office:value-type="float" office:value="0.0000435691878703385">
                <text:p>0.000043569187870338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3">
                <text:p>153</text:p>
              </table:table-cell>
              <table:table-cell office:value-type="float" office:value="0.0000432844219365736">
                <text:p>0.0000432844219365736</text:p>
              </table:table-cell>
              <table:table-cell office:value-type="float" office:value="0.0000429996560027514">
                <text:p>0.000042999656002751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4">
                <text:p>154</text:p>
              </table:table-cell>
              <table:table-cell office:value-type="float" office:value="0.000043003354261606">
                <text:p>0.000043003354261606</text:p>
              </table:table-cell>
              <table:table-cell office:value-type="float" office:value="0.0000424412189118069">
                <text:p>0.000042441218911806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5">
                <text:p>155</text:p>
              </table:table-cell>
              <table:table-cell office:value-type="float" office:value="0.0000421674045962273">
                <text:p>0.0000421674045962273</text:p>
              </table:table-cell>
              <table:table-cell office:value-type="float" office:value="0.0000418935902806875">
                <text:p>0.00004189359028068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6">
                <text:p>156</text:p>
              </table:table-cell>
              <table:table-cell office:value-type="float" office:value="0.0000421674045962273">
                <text:p>0.0000421674045962273</text:p>
              </table:table-cell>
              <table:table-cell office:value-type="float" office:value="0.0000413564929693964">
                <text:p>0.000041356492969396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7">
                <text:p>157</text:p>
              </table:table-cell>
              <table:table-cell office:value-type="float" office:value="0.0000410930758167338">
                <text:p>0.0000410930758167338</text:p>
              </table:table-cell>
              <table:table-cell office:value-type="float" office:value="0.000040829658664053">
                <text:p>0.00004082965866405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8">
                <text:p>158</text:p>
              </table:table-cell>
              <table:table-cell office:value-type="float" office:value="0.0000408329930584039">
                <text:p>0.0000408329930584039</text:p>
              </table:table-cell>
              <table:table-cell office:value-type="float" office:value="0.0000403128275417242">
                <text:p>0.000040312827541724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9">
                <text:p>159</text:p>
              </table:table-cell>
              <table:table-cell office:value-type="float" office:value="0.0000400592877458639">
                <text:p>0.0000400592877458639</text:p>
              </table:table-cell>
              <table:table-cell office:value-type="float" office:value="0.0000398057479500035">
                <text:p>0.000039805747950003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0">
                <text:p>160</text:p>
              </table:table-cell>
              <table:table-cell office:value-type="float" office:value="0.0000398089171974592">
                <text:p>0.0000398089171974592</text:p>
              </table:table-cell>
              <table:table-cell office:value-type="float" office:value="0.0000393081761006289">
                <text:p>0.000039308176100628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1">
                <text:p>161</text:p>
              </table:table-cell>
              <table:table-cell office:value-type="float" office:value="0.0000390640259385067">
                <text:p>0.0000390640259385067</text:p>
              </table:table-cell>
              <table:table-cell office:value-type="float" office:value="0.0000388198757763983">
                <text:p>0.000038819875776398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2">
                <text:p>162</text:p>
              </table:table-cell>
              <table:table-cell office:value-type="float" office:value="0.0000390640259385067">
                <text:p>0.0000390640259385067</text:p>
              </table:table-cell>
              <table:table-cell office:value-type="float" office:value="0.0000383406180507629">
                <text:p>0.000038340618050762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3">
                <text:p>163</text:p>
              </table:table-cell>
              <table:table-cell office:value-type="float" office:value="0.0000381053995351377">
                <text:p>0.0000381053995351377</text:p>
              </table:table-cell>
              <table:table-cell office:value-type="float" office:value="0.0000378701810194648">
                <text:p>0.000037870181019464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4">
                <text:p>164</text:p>
              </table:table-cell>
              <table:table-cell office:value-type="float" office:value="0.0000378730495379509">
                <text:p>0.0000378730495379509</text:p>
              </table:table-cell>
              <table:table-cell office:value-type="float" office:value="0.0000374083495436181">
                <text:p>0.000037408349543618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5">
                <text:p>165</text:p>
              </table:table-cell>
              <table:table-cell office:value-type="float" office:value="0.0000371816322736196">
                <text:p>0.0000371816322736196</text:p>
              </table:table-cell>
              <table:table-cell office:value-type="float" office:value="0.0000369549150036957">
                <text:p>0.000036954915003695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6">
                <text:p>166</text:p>
              </table:table-cell>
              <table:table-cell office:value-type="float" office:value="0.0000369576465371058">
                <text:p>0.0000369576465371058</text:p>
              </table:table-cell>
              <table:table-cell office:value-type="float" office:value="0.0000365096750638916">
                <text:p>0.000036509675063891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7">
                <text:p>167</text:p>
              </table:table-cell>
              <table:table-cell office:value-type="float" office:value="0.000036291054255122">
                <text:p>0.000036291054255122</text:p>
              </table:table-cell>
              <table:table-cell office:value-type="float" office:value="0.0000360724334463602">
                <text:p>0.000036072433446360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8">
                <text:p>168</text:p>
              </table:table-cell>
              <table:table-cell office:value-type="float" office:value="0.000036291054255122">
                <text:p>0.000036291054255122</text:p>
              </table:table-cell>
              <table:table-cell office:value-type="float" office:value="0.0000356429997148567">
                <text:p>0.00003564299971485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9">
                <text:p>169</text:p>
              </table:table-cell>
              <table:table-cell office:value-type="float" office:value="0.000035432094391108">
                <text:p>0.000035432094391108</text:p>
              </table:table-cell>
              <table:table-cell office:value-type="float" office:value="0.0000352211890673427">
                <text:p>0.000035221189067342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0">
                <text:p>170</text:p>
              </table:table-cell>
              <table:table-cell office:value-type="float" office:value="0.0000352236703064501">
                <text:p>0.0000352236703064501</text:p>
              </table:table-cell>
              <table:table-cell office:value-type="float" office:value="0.0000348068221371388">
                <text:p>0.000034806822137138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1">
                <text:p>171</text:p>
              </table:table-cell>
              <table:table-cell office:value-type="float" office:value="0.0000346032734696578">
                <text:p>0.0000346032734696578</text:p>
              </table:table-cell>
              <table:table-cell office:value-type="float" office:value="0.0000343997248022018">
                <text:p>0.000034399724802201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2">
                <text:p>172</text:p>
              </table:table-cell>
              <table:table-cell office:value-type="float" office:value="0.0000344020916471233">
                <text:p>0.0000344020916471233</text:p>
              </table:table-cell>
              <table:table-cell office:value-type="float" office:value="0.0000339997280021757">
                <text:p>0.000033999728002175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3">
                <text:p>173</text:p>
              </table:table-cell>
              <table:table-cell office:value-type="float" office:value="0.0000338031977825115">
                <text:p>0.0000338031977825115</text:p>
              </table:table-cell>
              <table:table-cell office:value-type="float" office:value="0.0000336066675628447">
                <text:p>0.000033606667562844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4">
                <text:p>174</text:p>
              </table:table-cell>
              <table:table-cell office:value-type="float" office:value="0.0000338031977825115">
                <text:p>0.0000338031977825115</text:p>
              </table:table-cell>
              <table:table-cell office:value-type="float" office:value="0.0000332203840276392">
                <text:p>0.000033220384027639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5">
                <text:p>175</text:p>
              </table:table-cell>
              <table:table-cell office:value-type="float" office:value="0.0000330305532618147">
                <text:p>0.0000330305532618147</text:p>
              </table:table-cell>
              <table:table-cell office:value-type="float" office:value="0.0000328407224958948">
                <text:p>0.000032840722495894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6">
                <text:p>176</text:p>
              </table:table-cell>
              <table:table-cell office:value-type="float" office:value="0.0000328428796637081">
                <text:p>0.0000328428796637081</text:p>
              </table:table-cell>
              <table:table-cell office:value-type="float" office:value="0.0000324675324675323">
                <text:p>0.000032467532467532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7">
                <text:p>177</text:p>
              </table:table-cell>
              <table:table-cell office:value-type="float" office:value="0.000032284100080715">
                <text:p>0.000032284100080715</text:p>
              </table:table-cell>
              <table:table-cell office:value-type="float" office:value="0.0000321006676938882">
                <text:p>0.000032100667693888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8">
                <text:p>178</text:p>
              </table:table-cell>
              <table:table-cell office:value-type="float" office:value="0.000032102728731942">
                <text:p>0.000032102728731942</text:p>
              </table:table-cell>
              <table:table-cell office:value-type="float" office:value="0.0000317399860344063">
                <text:p>0.000031739986034406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9">
                <text:p>179</text:p>
              </table:table-cell>
              <table:table-cell office:value-type="float" office:value="0.0000315626676766212">
                <text:p>0.0000315626676766212</text:p>
              </table:table-cell>
              <table:table-cell office:value-type="float" office:value="0.0000313853493189376">
                <text:p>0.000031385349318937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0">
                <text:p>180</text:p>
              </table:table-cell>
              <table:table-cell office:value-type="float" office:value="0.0000315626676766212">
                <text:p>0.0000315626676766212</text:p>
              </table:table-cell>
              <table:table-cell office:value-type="float" office:value="0.0000310366232153941">
                <text:p>0.000031036623215394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1">
                <text:p>181</text:p>
              </table:table-cell>
              <table:table-cell office:value-type="float" office:value="0.0000308651501589874">
                <text:p>0.0000308651501589874</text:p>
              </table:table-cell>
              <table:table-cell office:value-type="float" office:value="0.0000306936771025173">
                <text:p>0.000030693677102517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2">
                <text:p>182</text:p>
              </table:table-cell>
              <table:table-cell office:value-type="float" office:value="0.000030695561421823">
                <text:p>0.000030695561421823</text:p>
              </table:table-cell>
              <table:table-cell office:value-type="float" office:value="0.0000303563839475435">
                <text:p>0.000030356383947543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3">
                <text:p>183</text:p>
              </table:table-cell>
              <table:table-cell office:value-type="float" office:value="0.0000301905020680393">
                <text:p>0.0000301905020680393</text:p>
              </table:table-cell>
              <table:table-cell office:value-type="float" office:value="0.0000300246201885551">
                <text:p>0.000030024620188555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4">
                <text:p>184</text:p>
              </table:table-cell>
              <table:table-cell office:value-type="float" office:value="0.0000300264232524494">
                <text:p>0.0000300264232524494</text:p>
              </table:table-cell>
              <table:table-cell office:value-type="float" office:value="0.0000296982656212879">
                <text:p>0.000029698265621287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5">
                <text:p>185</text:p>
              </table:table-cell>
              <table:table-cell office:value-type="float" office:value="0.0000295377344557979">
                <text:p>0.0000295377344557979</text:p>
              </table:table-cell>
              <table:table-cell office:value-type="float" office:value="0.0000293772032902463">
                <text:p>0.000029377203290246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6">
                <text:p>186</text:p>
              </table:table-cell>
              <table:table-cell office:value-type="float" office:value="0.0000295377344557979">
                <text:p>0.0000295377344557979</text:p>
              </table:table-cell>
              <table:table-cell office:value-type="float" office:value="0.0000290613193838999">
                <text:p>0.000029061319383899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7">
                <text:p>187</text:p>
              </table:table-cell>
              <table:table-cell office:value-type="float" office:value="0.0000289059112588141">
                <text:p>0.0000289059112588141</text:p>
              </table:table-cell>
              <table:table-cell office:value-type="float" office:value="0.0000287505031338056">
                <text:p>0.000028750503133805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8">
                <text:p>188</text:p>
              </table:table-cell>
              <table:table-cell office:value-type="float" office:value="0.0000287521564117377">
                <text:p>0.0000287521564117377</text:p>
              </table:table-cell>
              <table:table-cell office:value-type="float" office:value="0.0000284446467174876">
                <text:p>0.000028444646717487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9">
                <text:p>189</text:p>
              </table:table-cell>
              <table:table-cell office:value-type="float" office:value="0.0000282941459411878">
                <text:p>0.0000282941459411878</text:p>
              </table:table-cell>
              <table:table-cell office:value-type="float" office:value="0.0000281436451649219">
                <text:p>0.000028143645164921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0">
                <text:p>190</text:p>
              </table:table-cell>
              <table:table-cell office:value-type="float" office:value="0.0000281452293836026">
                <text:p>0.0000281452293836026</text:p>
              </table:table-cell>
              <table:table-cell office:value-type="float" office:value="0.0000278473962684487">
                <text:p>0.000027847396268448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1">
                <text:p>191</text:p>
              </table:table-cell>
              <table:table-cell office:value-type="float" office:value="0.0000277015983822793">
                <text:p>0.0000277015983822793</text:p>
              </table:table-cell>
              <table:table-cell office:value-type="float" office:value="0.000027555800496004">
                <text:p>0.00002755580049600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2">
                <text:p>192</text:p>
              </table:table-cell>
              <table:table-cell office:value-type="float" office:value="0.0000277015983822793">
                <text:p>0.0000277015983822793</text:p>
              </table:table-cell>
              <table:table-cell office:value-type="float" office:value="0.000027268760907505">
                <text:p>0.00002726876090750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3">
                <text:p>193</text:p>
              </table:table-cell>
              <table:table-cell office:value-type="float" office:value="0.000027127471990851">
                <text:p>0.000027127471990851</text:p>
              </table:table-cell>
              <table:table-cell office:value-type="float" office:value="0.0000269861830742655">
                <text:p>0.000026986183074265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4">
                <text:p>194</text:p>
              </table:table-cell>
              <table:table-cell office:value-type="float" office:value="0.0000269876396610802">
                <text:p>0.0000269876396610802</text:p>
              </table:table-cell>
              <table:table-cell office:value-type="float" office:value="0.0000267079750013357">
                <text:p>0.000026707975001335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5">
                <text:p>195</text:p>
              </table:table-cell>
              <table:table-cell office:value-type="float" office:value="0.0000265710110269879">
                <text:p>0.0000265710110269879</text:p>
              </table:table-cell>
              <table:table-cell office:value-type="float" office:value="0.0000264340470526037">
                <text:p>0.000026434047052603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6">
                <text:p>196</text:p>
              </table:table-cell>
              <table:table-cell office:value-type="float" office:value="0.0000264354446441462">
                <text:p>0.0000264354446441462</text:p>
              </table:table-cell>
              <table:table-cell office:value-type="float" office:value="0.000026164311878598">
                <text:p>0.00002616431187859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7">
                <text:p>197</text:p>
              </table:table-cell>
              <table:table-cell office:value-type="float" office:value="0.0000260314981126997">
                <text:p>0.0000260314981126997</text:p>
              </table:table-cell>
              <table:table-cell office:value-type="float" office:value="0.0000258986843468352">
                <text:p>0.000025898684346835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8">
                <text:p>198</text:p>
              </table:table-cell>
              <table:table-cell office:value-type="float" office:value="0.0000260314981126997">
                <text:p>0.0000260314981126997</text:p>
              </table:table-cell>
              <table:table-cell office:value-type="float" office:value="0.0000256370814746441">
                <text:p>0.000025637081474644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9">
                <text:p>199</text:p>
              </table:table-cell>
              <table:table-cell office:value-type="float" office:value="0.0000255082519194927">
                <text:p>0.0000255082519194927</text:p>
              </table:table-cell>
              <table:table-cell office:value-type="float" office:value="0.0000253794223643473">
                <text:p>0.000025379422364347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0">
                <text:p>200</text:p>
              </table:table-cell>
              <table:table-cell office:value-type="float" office:value="0.0000253807106598836">
                <text:p>0.0000253807106598836</text:p>
              </table:table-cell>
              <table:table-cell office:value-type="float" office:value="0.0000251256281407035">
                <text:p>0.00002512562814070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2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211cm" svg:height="16.435cm" xlink:href=".." xlink:type="simple" chart:class="chart:scatter" chart:style-name="ch1">
        <chart:legend chart:legend-position="end" svg:x="26.465cm" svg:y="7.918cm" style:legend-expansion="high" chart:style-name="ch2"/>
        <chart:plot-area chart:style-name="ch3" table:cell-range-address="cr_data_200.A1:cr_data_200.A197 cr_data_200.H1:cr_data_200.H197" chart:data-source-has-labels="row" svg:x="0.584cm" svg:y="0.328cm" svg:width="25.297cm" svg:height="15.779cm">
          <chart:coordinate-region svg:x="2.449cm" svg:y="0.528cm" svg:width="23.152cm" svg:height="14.93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r_data_200.H2:cr_data_200.H197" chart:label-cell-address="cr_data_200.H1:cr_data_200.H1" chart:class="chart:scatter">
            <chart:domain table:cell-range-address="cr_data_200.A2:cr_data_200.A197"/>
            <chart:data-point chart:repeated="1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p_delta</text:p>
                <draw:g>
                  <svg:desc>cr_data_200.H1:cr_data_200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cr_data_200.A2:cr_data_200.A197</svg:desc>
                </draw:g>
              </table:table-cell>
              <table:table-cell office:value-type="float" office:value="0.05">
                <text:p>0.05</text:p>
                <draw:g>
                  <svg:desc>cr_data_200.H2:cr_data_200.H1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333333333333334">
                <text:p>0.03333333333333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00476190476190472">
                <text:p>0.004761904761904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00714285714285717">
                <text:p>0.007142857142857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00198412698412698">
                <text:p>0.001984126984126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00317460317460319">
                <text:p>0.003174603174603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0.00101010101010102">
                <text:p>0.001010101010101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0.00252525252525253">
                <text:p>0.002525252525252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0.000582750582750632">
                <text:p>0.0005827505827506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0.000999000999000993">
                <text:p>0.0009990009990009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0.000366300366300351">
                <text:p>0.0003663003663003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0.000641025641025625">
                <text:p>0.000641025641025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0.000245098039215672">
                <text:p>0.0002450980392156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0.000653594771241814">
                <text:p>0.0006535947712418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0.000171998624010988">
                <text:p>0.0001719986240109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0.000309597523219865">
                <text:p>0.0003095975232198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0.000125313283208015">
                <text:p>0.0001253132832080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0.000227842333105507">
                <text:p>0.0002278423331055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0.0000941087897610021">
                <text:p>0.00009410878976100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0.00025879917184269">
                <text:p>0.000258799171842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0.0000724637681159129">
                <text:p>0.00007246376811591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0.000133779264214047">
                <text:p>0.0001337792642140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">
                <text:p>27</text:p>
              </table:table-cell>
              <table:table-cell office:value-type="float" office:value="0.0000569800569800438">
                <text:p>0.00005698005698004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0.000105820105820123">
                <text:p>0.0001058201058201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0.0000456121145776811">
                <text:p>0.00004561211457768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0.000127713920817417">
                <text:p>0.0001277139208174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">
                <text:p>31</text:p>
              </table:table-cell>
              <table:table-cell office:value-type="float" office:value="0.0000370782350760032">
                <text:p>0.00003707823507600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">
                <text:p>32</text:p>
              </table:table-cell>
              <table:table-cell office:value-type="float" office:value="0.0000695216907675433">
                <text:p>0.00006952169076754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">
                <text:p>33</text:p>
              </table:table-cell>
              <table:table-cell office:value-type="float" office:value="0.0000305474095796676">
                <text:p>0.00003054740957966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0.0000575010062676337">
                <text:p>0.00005750100626763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0.0000254647313470656">
                <text:p>0.00002546473134706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">
                <text:p>36</text:p>
              </table:table-cell>
              <table:table-cell office:value-type="float" office:value="0.0000721500721500533">
                <text:p>0.00007215007215005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">
                <text:p>37</text:p>
              </table:table-cell>
              <table:table-cell office:value-type="float" office:value="0.0000214500214500563">
                <text:p>0.00002145002145005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">
                <text:p>38</text:p>
              </table:table-cell>
              <table:table-cell office:value-type="float" office:value="0.0000406421459052952">
                <text:p>0.00004064214590529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">
                <text:p>39</text:p>
              </table:table-cell>
              <table:table-cell office:value-type="float" office:value="0.0000182368603420871">
                <text:p>0.00001823686034208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0.00003465003465003">
                <text:p>0.000034650034650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">
                <text:p>41</text:p>
              </table:table-cell>
              <table:table-cell office:value-type="float" office:value="0.0000156347717323313">
                <text:p>0.00001563477173233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">
                <text:p>42</text:p>
              </table:table-cell>
              <table:table-cell office:value-type="float" office:value="0.0000446707763780904">
                <text:p>0.00004467077637809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0.0000135051184398799">
                <text:p>0.00001350511843987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0.0000257824988398395">
                <text:p>0.00002578249883983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0.0000117453605825747">
                <text:p>0.00001174536058257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6">
                <text:p>46</text:p>
              </table:table-cell>
              <table:table-cell office:value-type="float" office:value="0.0000224693854622877">
                <text:p>0.00002246938546228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7">
                <text:p>47</text:p>
              </table:table-cell>
              <table:table-cell office:value-type="float" office:value="0.0000102785486689287">
                <text:p>0.00001027854866892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8">
                <text:p>48</text:p>
              </table:table-cell>
              <table:table-cell office:value-type="float" office:value="0.0000295508274231679">
                <text:p>0.00002955082742316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">
                <text:p>49</text:p>
              </table:table-cell>
              <table:table-cell office:value-type="float" office:value="0.00000904617166015698">
                <text:p>0.000009046171660156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0.0000173686495874639">
                <text:p>0.00001736864958746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1">
                <text:p>51</text:p>
              </table:table-cell>
              <table:table-cell office:value-type="float" office:value="0.00000800320128050217">
                <text:p>0.000008003201280502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2">
                <text:p>52</text:p>
              </table:table-cell>
              <table:table-cell office:value-type="float" office:value="0.0000153907716933244">
                <text:p>0.00001539077169332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3">
                <text:p>53</text:p>
              </table:table-cell>
              <table:table-cell office:value-type="float" office:value="0.0000071146020091846">
                <text:p>0.00000711460200918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0.0000205532946931618">
                <text:p>0.00002055329469316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0.00000635283654151081">
                <text:p>0.000006352836541510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6">
                <text:p>56</text:p>
              </table:table-cell>
              <table:table-cell office:value-type="float" office:value="0.000012251899044316">
                <text:p>0.0000122518990443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7">
                <text:p>57</text:p>
              </table:table-cell>
              <table:table-cell office:value-type="float" office:value="0.00000569605832761305">
                <text:p>0.000005696058327613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8">
                <text:p>58</text:p>
              </table:table-cell>
              <table:table-cell office:value-type="float" office:value="0.0000109992850464632">
                <text:p>0.00001099928504646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0.00000512678540306663">
                <text:p>0.000005126785403066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0">
                <text:p>60</text:p>
              </table:table-cell>
              <table:table-cell office:value-type="float" office:value="0.0000148676776687978">
                <text:p>0.00001486767766879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1">
                <text:p>61</text:p>
              </table:table-cell>
              <table:table-cell office:value-type="float" office:value="0.00000463091599515325">
                <text:p>0.000004630915995153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2">
                <text:p>62</text:p>
              </table:table-cell>
              <table:table-cell office:value-type="float" office:value="0.00000896306321649179">
                <text:p>0.000008963063216491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3">
                <text:p>63</text:p>
              </table:table-cell>
              <table:table-cell office:value-type="float" office:value="0.00000419698991881157">
                <text:p>0.000004196989918811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0.00000813166796775899">
                <text:p>0.000008131667967758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5">
                <text:p>65</text:p>
              </table:table-cell>
              <table:table-cell office:value-type="float" office:value="0.00000381562881568431">
                <text:p>0.000003815628815684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6">
                <text:p>66</text:p>
              </table:table-cell>
              <table:table-cell office:value-type="float" office:value="0.0000111000111000653">
                <text:p>0.00001110001110006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0.00000347910795667032">
                <text:p>0.000003479107956670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8">
                <text:p>68</text:p>
              </table:table-cell>
              <table:table-cell office:value-type="float" office:value="0.00000675356250422025">
                <text:p>0.000006753562504220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9">
                <text:p>69</text:p>
              </table:table-cell>
              <table:table-cell office:value-type="float" office:value="0.00000318102581725079">
                <text:p>0.000003181025817250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">
                <text:p>70</text:p>
              </table:table-cell>
              <table:table-cell office:value-type="float" office:value="0.0000061802787305644">
                <text:p>0.00000618027873056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1">
                <text:p>71</text:p>
              </table:table-cell>
              <table:table-cell office:value-type="float" office:value="0.00000291604700666456">
                <text:p>0.000002916047006664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2">
                <text:p>72</text:p>
              </table:table-cell>
              <table:table-cell office:value-type="float" office:value="0.00000850513710279506">
                <text:p>0.000008505137102795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3">
                <text:p>73</text:p>
              </table:table-cell>
              <table:table-cell office:value-type="float" office:value="0.00000267970073098561">
                <text:p>0.000002679700730985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0.00000521455277388561">
                <text:p>0.000005214552773885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5">
                <text:p>75</text:p>
              </table:table-cell>
              <table:table-cell office:value-type="float" office:value="0.0000024682216463439">
                <text:p>0.00000246822164634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6">
                <text:p>76</text:p>
              </table:table-cell>
              <table:table-cell office:value-type="float" office:value="0.00000480653689021067">
                <text:p>0.000004806536890210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7">
                <text:p>77</text:p>
              </table:table-cell>
              <table:table-cell office:value-type="float" office:value="0.00000227842333104175">
                <text:p>0.000002278423331041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8">
                <text:p>78</text:p>
              </table:table-cell>
              <table:table-cell office:value-type="float" office:value="0.00000666000665999061">
                <text:p>0.000006660006659990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9">
                <text:p>79</text:p>
              </table:table-cell>
              <table:table-cell office:value-type="float" office:value="0.0000021075970443301">
                <text:p>0.00000210759704433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0">
                <text:p>80</text:p>
              </table:table-cell>
              <table:table-cell office:value-type="float" office:value="0.00000410981423637664">
                <text:p>0.000004109814236376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0.00000195343022342184">
                <text:p>0.000001953430223421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2">
                <text:p>82</text:p>
              </table:table-cell>
              <table:table-cell office:value-type="float" office:value="0.00000381157116778955">
                <text:p>0.000003811571167789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3">
                <text:p>83</text:p>
              </table:table-cell>
              <table:table-cell office:value-type="float" office:value="0.00000181394049550421">
                <text:p>0.000001813940495504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0.00000531225430824497">
                <text:p>0.000005312254308244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0.00000168742195677529">
                <text:p>0.000001687421956775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6">
                <text:p>86</text:p>
              </table:table-cell>
              <table:table-cell office:value-type="float" office:value="0.00000329635917128285">
                <text:p>0.000003296359171282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7">
                <text:p>87</text:p>
              </table:table-cell>
              <table:table-cell office:value-type="float" office:value="0.00000157240121387986">
                <text:p>0.0000015724012138798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8">
                <text:p>88</text:p>
              </table:table-cell>
              <table:table-cell office:value-type="float" office:value="0.00000307332964532767">
                <text:p>0.000003073329645327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0.00000146760123511183">
                <text:p>0.0000014676012351118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0">
                <text:p>90</text:p>
              </table:table-cell>
              <table:table-cell office:value-type="float" office:value="0.00000430496362303738">
                <text:p>0.000004304963623037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1">
                <text:p>91</text:p>
              </table:table-cell>
              <table:table-cell office:value-type="float" office:value="0.00000137191148430471">
                <text:p>0.0000013719114843047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2">
                <text:p>92</text:p>
              </table:table-cell>
              <table:table-cell office:value-type="float" office:value="0.00000268417464313088">
                <text:p>0.000002684174643130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3">
                <text:p>93</text:p>
              </table:table-cell>
              <table:table-cell office:value-type="float" office:value="0.00000128436313568195">
                <text:p>0.000001284363135681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4">
                <text:p>94</text:p>
              </table:table-cell>
              <table:table-cell office:value-type="float" office:value="0.00000251407252091669">
                <text:p>0.0000025140725209166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5">
                <text:p>95</text:p>
              </table:table-cell>
              <table:table-cell office:value-type="float" office:value="0.00000120410841790083">
                <text:p>0.0000012041084179008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6">
                <text:p>96</text:p>
              </table:table-cell>
              <table:table-cell office:value-type="float" office:value="0.00000353706847762425">
                <text:p>0.000003537068477624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0.00000113040332794245">
                <text:p>0.000001130403327942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8">
                <text:p>98</text:p>
              </table:table-cell>
              <table:table-cell office:value-type="float" office:value="0.00000221466774447815">
                <text:p>0.000002214667744478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9">
                <text:p>99</text:p>
              </table:table-cell>
              <table:table-cell office:value-type="float" office:value="0.00000106259310972759">
                <text:p>0.000001062593109727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0">
                <text:p>100</text:p>
              </table:table-cell>
              <table:table-cell office:value-type="float" office:value="0.00000208268249507482">
                <text:p>0.000002082682495074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1">
                <text:p>101</text:p>
              </table:table-cell>
              <table:table-cell office:value-type="float" office:value="0.00000100010000997353">
                <text:p>0.000001000100009973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2">
                <text:p>102</text:p>
              </table:table-cell>
              <table:table-cell office:value-type="float" office:value="0.00000294147061762236">
                <text:p>0.000002941470617622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3">
                <text:p>103</text:p>
              </table:table-cell>
              <table:table-cell office:value-type="float" office:value="0.000000942412916340313">
                <text:p>0.0000009424129163403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4">
                <text:p>104</text:p>
              </table:table-cell>
              <table:table-cell office:value-type="float" office:value="0.00000184857918203787">
                <text:p>0.0000018485791820378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5">
                <text:p>105</text:p>
              </table:table-cell>
              <table:table-cell office:value-type="float" office:value="0.000000889078558996559">
                <text:p>0.00000088907855899655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6">
                <text:p>106</text:p>
              </table:table-cell>
              <table:table-cell office:value-type="float" office:value="0.00000174460698362279">
                <text:p>0.0000017446069836227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7">
                <text:p>107</text:p>
              </table:table-cell>
              <table:table-cell office:value-type="float" office:value="0.000000839694015482978">
                <text:p>0.00000083969401548297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8">
                <text:p>108</text:p>
              </table:table-cell>
              <table:table-cell office:value-type="float" office:value="0.00000247243237895718">
                <text:p>0.0000024724323789571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9">
                <text:p>109</text:p>
              </table:table-cell>
              <table:table-cell office:value-type="float" office:value="0.00000079390030520432">
                <text:p>0.0000007939003052043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0">
                <text:p>110</text:p>
              </table:table-cell>
              <table:table-cell office:value-type="float" office:value="0.00000155893150832406">
                <text:p>0.0000015589315083240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1">
                <text:p>111</text:p>
              </table:table-cell>
              <table:table-cell office:value-type="float" office:value="0.00000075137689812925">
                <text:p>0.000000751376898129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2">
                <text:p>112</text:p>
              </table:table-cell>
              <table:table-cell office:value-type="float" office:value="0.00000147591890708489">
                <text:p>0.0000014759189070848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3">
                <text:p>113</text:p>
              </table:table-cell>
              <table:table-cell office:value-type="float" office:value="0.000000711836995025833">
                <text:p>0.0000007118369950258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4">
                <text:p>114</text:p>
              </table:table-cell>
              <table:table-cell office:value-type="float" office:value="0.00000209804588006957">
                <text:p>0.0000020980458800695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5">
                <text:p>115</text:p>
              </table:table-cell>
              <table:table-cell office:value-type="float" office:value="0.000000675023457097704">
                <text:p>0.00000067502345709770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6">
                <text:p>116</text:p>
              </table:table-cell>
              <table:table-cell office:value-type="float" office:value="0.00000132677024321411">
                <text:p>0.0000013267702432141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7">
                <text:p>117</text:p>
              </table:table-cell>
              <table:table-cell office:value-type="float" office:value="0.000000640705288372512">
                <text:p>0.0000006407052883725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8">
                <text:p>118</text:p>
              </table:table-cell>
              <table:table-cell office:value-type="float" office:value="0.00000125969175345485">
                <text:p>0.0000012596917534548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9">
                <text:p>119</text:p>
              </table:table-cell>
              <table:table-cell office:value-type="float" office:value="0.000000608674586739799">
                <text:p>0.00000060867458673979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0">
                <text:p>120</text:p>
              </table:table-cell>
              <table:table-cell office:value-type="float" office:value="0.00000179559003088414">
                <text:p>0.000001795590030884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1">
                <text:p>121</text:p>
              </table:table-cell>
              <table:table-cell office:value-type="float" office:value="0.000000578743894251096">
                <text:p>0.00000057874389425109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0.00000113851257889895">
                <text:p>0.000001138512578898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3">
                <text:p>123</text:p>
              </table:table-cell>
              <table:table-cell office:value-type="float" office:value="0.000000550743889736471">
                <text:p>0.00000055074388973647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4">
                <text:p>124</text:p>
              </table:table-cell>
              <table:table-cell office:value-type="float" office:value="0.00000108372184758933">
                <text:p>0.000001083721847589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0.000000524521374264952">
                <text:p>0.0000005245213742649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6">
                <text:p>126</text:p>
              </table:table-cell>
              <table:table-cell office:value-type="float" office:value="0.00000154858691445853">
                <text:p>0.0000015485869144585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7">
                <text:p>127</text:p>
              </table:table-cell>
              <table:table-cell office:value-type="float" office:value="0.000000499937507822401">
                <text:p>0.00000049993750782240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8">
                <text:p>128</text:p>
              </table:table-cell>
              <table:table-cell office:value-type="float" office:value="0.000000984251968524919">
                <text:p>0.00000098425196852491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9">
                <text:p>129</text:p>
              </table:table-cell>
              <table:table-cell office:value-type="float" office:value="0.000000476866263796061">
                <text:p>0.00000047686626379606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0">
                <text:p>130</text:p>
              </table:table-cell>
              <table:table-cell office:value-type="float" office:value="0.000000939059719470836">
                <text:p>0.00000093905971947083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1">
                <text:p>131</text:p>
              </table:table-cell>
              <table:table-cell office:value-type="float" office:value="0.000000455193070140504">
                <text:p>0.00000045519307014050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2">
                <text:p>132</text:p>
              </table:table-cell>
              <table:table-cell office:value-type="float" office:value="0.00000134488861632583">
                <text:p>0.0000013448886163258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3">
                <text:p>133</text:p>
              </table:table-cell>
              <table:table-cell office:value-type="float" office:value="0.00000043481361277492">
                <text:p>0.0000004348136127749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4">
                <text:p>134</text:p>
              </table:table-cell>
              <table:table-cell office:value-type="float" office:value="0.000000856647714742552">
                <text:p>0.00000085664771474255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5">
                <text:p>135</text:p>
              </table:table-cell>
              <table:table-cell office:value-type="float" office:value="0.000000415632780148729">
                <text:p>0.00000041563278014872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6">
                <text:p>136</text:p>
              </table:table-cell>
              <table:table-cell office:value-type="float" office:value="0.000000819041066727269">
                <text:p>0.00000081904106672726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7">
                <text:p>137</text:p>
              </table:table-cell>
              <table:table-cell office:value-type="float" office:value="0.000000397563729475497">
                <text:p>0.00000039756372947549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8">
                <text:p>138</text:p>
              </table:table-cell>
              <table:table-cell office:value-type="float" office:value="0.00000117540580886564">
                <text:p>0.000001175405808865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9">
                <text:p>139</text:p>
              </table:table-cell>
              <table:table-cell office:value-type="float" office:value="0.000000380527060439041">
                <text:p>0.00000038052706043904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0">
                <text:p>140</text:p>
              </table:table-cell>
              <table:table-cell office:value-type="float" office:value="0.000000750181919120276">
                <text:p>0.00000075018191912027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1">
                <text:p>141</text:p>
              </table:table-cell>
              <table:table-cell office:value-type="float" office:value="0.000000364450081244937">
                <text:p>0.00000036445008124493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2">
                <text:p>142</text:p>
              </table:table-cell>
              <table:table-cell office:value-type="float" office:value="0.000000718633963079328">
                <text:p>0.0000007186339630793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3">
                <text:p>143</text:p>
              </table:table-cell>
              <table:table-cell office:value-type="float" office:value="0.000000349266156890113">
                <text:p>0.00000034926615689011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4">
                <text:p>144</text:p>
              </table:table-cell>
              <table:table-cell office:value-type="float" office:value="0.00000103324571410889">
                <text:p>0.0000010332457141088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5">
                <text:p>145</text:p>
              </table:table-cell>
              <table:table-cell office:value-type="float" office:value="0.000000334914128003599">
                <text:p>0.00000033491412800359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6">
                <text:p>146</text:p>
              </table:table-cell>
              <table:table-cell office:value-type="float" office:value="0.000000660652526504602">
                <text:p>0.00000066065252650460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7">
                <text:p>147</text:p>
              </table:table-cell>
              <table:table-cell office:value-type="float" office:value="0.000000321337793505148">
                <text:p>0.00000032133779350514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8">
                <text:p>148</text:p>
              </table:table-cell>
              <table:table-cell office:value-type="float" office:value="0.000000633990781783757">
                <text:p>0.00000063399078178375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9">
                <text:p>149</text:p>
              </table:table-cell>
              <table:table-cell office:value-type="float" office:value="0.000000308485447515598">
                <text:p>0.00000030848544751559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0">
                <text:p>150</text:p>
              </table:table-cell>
              <table:table-cell office:value-type="float" office:value="0.000000913116924631391">
                <text:p>0.00000091311692463139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1">
                <text:p>151</text:p>
              </table:table-cell>
              <table:table-cell office:value-type="float" office:value="0.000000296309465583691">
                <text:p>0.00000029630946558369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2">
                <text:p>152</text:p>
              </table:table-cell>
              <table:table-cell office:value-type="float" office:value="0.000000584821313722415">
                <text:p>0.00000058482131372241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3">
                <text:p>153</text:p>
              </table:table-cell>
              <table:table-cell office:value-type="float" office:value="0.000000284765933822144">
                <text:p>0.00000028476593382214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4">
                <text:p>154</text:p>
              </table:table-cell>
              <table:table-cell office:value-type="float" office:value="0.000000562135349799035">
                <text:p>0.00000056213534979903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5">
                <text:p>155</text:p>
              </table:table-cell>
              <table:table-cell office:value-type="float" office:value="0.000000273814315539765">
                <text:p>0.00000027381431553976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6">
                <text:p>156</text:p>
              </table:table-cell>
              <table:table-cell office:value-type="float" office:value="0.000000810911626830842">
                <text:p>0.00000081091162683084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7">
                <text:p>157</text:p>
              </table:table-cell>
              <table:table-cell office:value-type="float" office:value="0.0000002634171526808">
                <text:p>0.000000263417152680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8">
                <text:p>158</text:p>
              </table:table-cell>
              <table:table-cell office:value-type="float" office:value="0.000000520165516679737">
                <text:p>0.00000052016551667973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9">
                <text:p>159</text:p>
              </table:table-cell>
              <table:table-cell office:value-type="float" office:value="0.000000253539795860326">
                <text:p>0.00000025353979586032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0">
                <text:p>160</text:p>
              </table:table-cell>
              <table:table-cell office:value-type="float" office:value="0.000000500741096830237">
                <text:p>0.00000050074109683023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1">
                <text:p>161</text:p>
              </table:table-cell>
              <table:table-cell office:value-type="float" office:value="0.000000244150162108381">
                <text:p>0.00000024415016210838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2">
                <text:p>162</text:p>
              </table:table-cell>
              <table:table-cell office:value-type="float" office:value="0.000000723407887743763">
                <text:p>0.00000072340788774376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3">
                <text:p>163</text:p>
              </table:table-cell>
              <table:table-cell office:value-type="float" office:value="0.000000235218515672909">
                <text:p>0.00000023521851567290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4">
                <text:p>164</text:p>
              </table:table-cell>
              <table:table-cell office:value-type="float" office:value="0.00000046469999433283">
                <text:p>0.0000004646999943328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5">
                <text:p>165</text:p>
              </table:table-cell>
              <table:table-cell office:value-type="float" office:value="0.000000226717269923883">
                <text:p>0.00000022671726992388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6">
                <text:p>166</text:p>
              </table:table-cell>
              <table:table-cell office:value-type="float" office:value="0.000000447971473214147">
                <text:p>0.00000044797147321414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7">
                <text:p>167</text:p>
              </table:table-cell>
              <table:table-cell office:value-type="float" office:value="0.000000218620808761782">
                <text:p>0.00000021862080876178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8">
                <text:p>168</text:p>
              </table:table-cell>
              <table:table-cell office:value-type="float" office:value="0.000000648054540265328">
                <text:p>0.00000064805454026532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9">
                <text:p>169</text:p>
              </table:table-cell>
              <table:table-cell office:value-type="float" office:value="0.000000210905323765227">
                <text:p>0.00000021090532376522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0">
                <text:p>170</text:p>
              </table:table-cell>
              <table:table-cell office:value-type="float" office:value="0.000000416848169311305">
                <text:p>0.00000041684816931130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1">
                <text:p>171</text:p>
              </table:table-cell>
              <table:table-cell office:value-type="float" office:value="0.000000203548667455922">
                <text:p>0.00000020354866745592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2">
                <text:p>172</text:p>
              </table:table-cell>
              <table:table-cell office:value-type="float" office:value="0.000000402363644947529">
                <text:p>0.00000040236364494752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3">
                <text:p>173</text:p>
              </table:table-cell>
              <table:table-cell office:value-type="float" office:value="0.000000196530219666834">
                <text:p>0.00000019653021966683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4">
                <text:p>174</text:p>
              </table:table-cell>
              <table:table-cell office:value-type="float" office:value="0.000000582813754872354">
                <text:p>0.00000058281375487235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5">
                <text:p>175</text:p>
              </table:table-cell>
              <table:table-cell office:value-type="float" office:value="0.000000189830765919864">
                <text:p>0.00000018983076591986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6">
                <text:p>176</text:p>
              </table:table-cell>
              <table:table-cell office:value-type="float" office:value="0.000000375347196175831">
                <text:p>0.00000037534719617583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7">
                <text:p>177</text:p>
              </table:table-cell>
              <table:table-cell office:value-type="float" office:value="0.000000183432386826818">
                <text:p>0.00000018343238682681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8">
                <text:p>178</text:p>
              </table:table-cell>
              <table:table-cell office:value-type="float" office:value="0.000000362742697535695">
                <text:p>0.00000036274269753569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9">
                <text:p>179</text:p>
              </table:table-cell>
              <table:table-cell office:value-type="float" office:value="0.000000177318357683608">
                <text:p>0.00000017731835768360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0">
                <text:p>180</text:p>
              </table:table-cell>
              <table:table-cell office:value-type="float" office:value="0.00000052604446122706">
                <text:p>0.0000005260444612270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1">
                <text:p>181</text:p>
              </table:table-cell>
              <table:table-cell office:value-type="float" office:value="0.000000171473056470063">
                <text:p>0.00000017147305647006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2">
                <text:p>182</text:p>
              </table:table-cell>
              <table:table-cell office:value-type="float" office:value="0.000000339177474279438">
                <text:p>0.00000033917747427943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3">
                <text:p>183</text:p>
              </table:table-cell>
              <table:table-cell office:value-type="float" office:value="0.000000165881879484256">
                <text:p>0.00000016588187948425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4">
                <text:p>184</text:p>
              </table:table-cell>
              <table:table-cell office:value-type="float" office:value="0.000000328157631161556">
                <text:p>0.00000032815763116155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5">
                <text:p>185</text:p>
              </table:table-cell>
              <table:table-cell office:value-type="float" office:value="0.000000160531165551564">
                <text:p>0.00000016053116555156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6">
                <text:p>186</text:p>
              </table:table-cell>
              <table:table-cell office:value-type="float" office:value="0.000000476415071897982">
                <text:p>0.00000047641507189798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7">
                <text:p>187</text:p>
              </table:table-cell>
              <table:table-cell office:value-type="float" office:value="0.000000155408125008562">
                <text:p>0.00000015540812500856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8">
                <text:p>188</text:p>
              </table:table-cell>
              <table:table-cell office:value-type="float" office:value="0.000000307509694250085">
                <text:p>0.00000030750969425008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9">
                <text:p>189</text:p>
              </table:table-cell>
              <table:table-cell office:value-type="float" office:value="0.000000150500776265917">
                <text:p>0.00000015050077626591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0">
                <text:p>190</text:p>
              </table:table-cell>
              <table:table-cell office:value-type="float" office:value="0.000000297833115153918">
                <text:p>0.00000029783311515391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1">
                <text:p>191</text:p>
              </table:table-cell>
              <table:table-cell office:value-type="float" office:value="0.000000145797886275285">
                <text:p>0.00000014579788627528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2">
                <text:p>192</text:p>
              </table:table-cell>
              <table:table-cell office:value-type="float" office:value="0.000000432837474774288">
                <text:p>0.00000043283747477428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3">
                <text:p>193</text:p>
              </table:table-cell>
              <table:table-cell office:value-type="float" office:value="0.000000141288916585477">
                <text:p>0.00000014128891658547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4">
                <text:p>194</text:p>
              </table:table-cell>
              <table:table-cell office:value-type="float" office:value="0.000000279664659744508">
                <text:p>0.00000027966465974450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5">
                <text:p>195</text:p>
              </table:table-cell>
              <table:table-cell office:value-type="float" office:value="0.00000013696397438423">
                <text:p>0.0000001369639743842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6">
                <text:p>196</text:p>
              </table:table-cell>
              <table:table-cell office:value-type="float" office:value="0.00000027113276554816">
                <text:p>0.0000002711327655481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7">
                <text:p>197</text:p>
              </table:table-cell>
              <table:table-cell office:value-type="float" office:value="0.000000132813765864499">
                <text:p>0.00000013281376586449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8">
                <text:p>198</text:p>
              </table:table-cell>
              <table:table-cell office:value-type="float" office:value="0.000000394416638055568">
                <text:p>0.00000039441663805556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9">
                <text:p>199</text:p>
              </table:table-cell>
              <table:table-cell office:value-type="float" office:value="0.000000128829555145343">
                <text:p>0.00000012882955514534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0">
                <text:p>200</text:p>
              </table:table-cell>
              <table:table-cell office:value-type="float" office:value="0.000000255082519180078">
                <text:p>0.0000002550825191800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aximum="2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25" chart:max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211cm" svg:height="16.435cm" xlink:href=".." xlink:type="simple" chart:class="chart:scatter" chart:style-name="ch1">
        <chart:legend chart:legend-position="end" svg:x="26.544cm" svg:y="7.918cm" style:legend-expansion="high" chart:style-name="ch2"/>
        <chart:plot-area chart:style-name="ch3" table:cell-range-address="cr_data_200.A1:cr_data_200.A197 cr_data_200.I1:cr_data_200.I197" chart:data-source-has-labels="row" svg:x="1.525cm" svg:y="0.333cm" svg:width="24.328cm" svg:height="15.779cm">
          <chart:coordinate-region svg:x="2.437cm" svg:y="0.532cm" svg:width="23.137cm" svg:height="14.93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r_data_200.I2:cr_data_200.I197" chart:label-cell-address="cr_data_200.I1:cr_data_200.I1" chart:class="chart:scatter">
            <chart:domain table:cell-range-address="cr_data_200.A2:cr_data_200.A197"/>
            <chart:data-point chart:repeated="1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p_ratio</text:p>
                <draw:g>
                  <svg:desc>cr_data_200.I1:cr_data_200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cr_data_200.A2:cr_data_200.A197</svg:desc>
                </draw:g>
              </table:table-cell>
              <table:table-cell office:value-type="float" office:value="0.45">
                <text:p>0.45</text:p>
                <draw:g>
                  <svg:desc>cr_data_200.I2:cr_data_200.I1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366666666666667">
                <text:p>0.36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414285714285714">
                <text:p>0.4142857142857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3875">
                <text:p>0.3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436507936507937">
                <text:p>0.4365079365079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292857142857143">
                <text:p>0.2928571428571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0.44949494949495">
                <text:p>0.449494949494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0.44949494949495">
                <text:p>0.449494949494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0.458041958041958">
                <text:p>0.4580419580419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0.36038961038961">
                <text:p>0.360389610389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0.464102564102564">
                <text:p>0.4641025641025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0.310096153846154">
                <text:p>0.3100961538461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0.468627450980392">
                <text:p>0.4686274509803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0.468627450980392">
                <text:p>0.4686274509803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0.472136222910217">
                <text:p>0.4721362229102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0.351470588235294">
                <text:p>0.3514705882352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0.474937343358396">
                <text:p>0.4749373433583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0.316985645933014">
                <text:p>0.3169856459330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0.477225672877847">
                <text:p>0.4772256728778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0.477225672877847">
                <text:p>0.4772256728778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0.479130434782609">
                <text:p>0.4791304347826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0.346989966555184">
                <text:p>0.3469899665551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">
                <text:p>27</text:p>
              </table:table-cell>
              <table:table-cell office:value-type="float" office:value="0.480740740740741">
                <text:p>0.4807407407407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0.320714285714286">
                <text:p>0.3207142857142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0.482120051085568">
                <text:p>0.4821200510855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0.482120051085568">
                <text:p>0.4821200510855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">
                <text:p>31</text:p>
              </table:table-cell>
              <table:table-cell office:value-type="float" office:value="0.483314794215795">
                <text:p>0.4833147942157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">
                <text:p>32</text:p>
              </table:table-cell>
              <table:table-cell office:value-type="float" office:value="0.344288793103448">
                <text:p>0.3442887931034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">
                <text:p>33</text:p>
              </table:table-cell>
              <table:table-cell office:value-type="float" office:value="0.48435972629521">
                <text:p>0.484359726295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0.323055028462998">
                <text:p>0.3230550284629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0.485281385281385">
                <text:p>0.4852813852813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">
                <text:p>36</text:p>
              </table:table-cell>
              <table:table-cell office:value-type="float" office:value="0.485281385281385">
                <text:p>0.4852813852813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">
                <text:p>37</text:p>
              </table:table-cell>
              <table:table-cell office:value-type="float" office:value="0.486100386100386">
                <text:p>0.4861003861003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">
                <text:p>38</text:p>
              </table:table-cell>
              <table:table-cell office:value-type="float" office:value="0.342481203007519">
                <text:p>0.3424812030075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">
                <text:p>39</text:p>
              </table:table-cell>
              <table:table-cell office:value-type="float" office:value="0.486832986832987">
                <text:p>0.4868329868329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0.324662162162162">
                <text:p>0.3246621621621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">
                <text:p>41</text:p>
              </table:table-cell>
              <table:table-cell office:value-type="float" office:value="0.487492182614134">
                <text:p>0.4874921826141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">
                <text:p>42</text:p>
              </table:table-cell>
              <table:table-cell office:value-type="float" office:value="0.487492182614134">
                <text:p>0.4874921826141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0.488088485536018">
                <text:p>0.4880884855360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0.341186252771619">
                <text:p>0.3411862527716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0.488630490956072">
                <text:p>0.4886304909560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6">
                <text:p>46</text:p>
              </table:table-cell>
              <table:table-cell office:value-type="float" office:value="0.325834175935288">
                <text:p>0.3258341759352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7">
                <text:p>47</text:p>
              </table:table-cell>
              <table:table-cell office:value-type="float" office:value="0.489125295508274">
                <text:p>0.4891252955082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8">
                <text:p>48</text:p>
              </table:table-cell>
              <table:table-cell office:value-type="float" office:value="0.489125295508274">
                <text:p>0.4891252955082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">
                <text:p>49</text:p>
              </table:table-cell>
              <table:table-cell office:value-type="float" office:value="0.489578810247503">
                <text:p>0.4895788102475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0.340212765957447">
                <text:p>0.3402127659574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1">
                <text:p>51</text:p>
              </table:table-cell>
              <table:table-cell office:value-type="float" office:value="0.48999599839936">
                <text:p>0.489995998399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2">
                <text:p>52</text:p>
              </table:table-cell>
              <table:table-cell office:value-type="float" office:value="0.326726844583987">
                <text:p>0.3267268445839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3">
                <text:p>53</text:p>
              </table:table-cell>
              <table:table-cell office:value-type="float" office:value="0.490381058083611">
                <text:p>0.4903810580836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0.490381058083611">
                <text:p>0.4903810580836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0.49073756432247">
                <text:p>0.490737564322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6">
                <text:p>56</text:p>
              </table:table-cell>
              <table:table-cell office:value-type="float" office:value="0.339454177897574">
                <text:p>0.3394541778975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7">
                <text:p>57</text:p>
              </table:table-cell>
              <table:table-cell office:value-type="float" office:value="0.491068580542265">
                <text:p>0.4910685805422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8">
                <text:p>58</text:p>
              </table:table-cell>
              <table:table-cell office:value-type="float" office:value="0.32742946708464">
                <text:p>0.327429467084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0.491376746952126">
                <text:p>0.4913767469521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0">
                <text:p>60</text:p>
              </table:table-cell>
              <table:table-cell office:value-type="float" office:value="0.491376746952126">
                <text:p>0.4913767469521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1">
                <text:p>61</text:p>
              </table:table-cell>
              <table:table-cell office:value-type="float" office:value="0.491664351208669">
                <text:p>0.4916643512086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2">
                <text:p>62</text:p>
              </table:table-cell>
              <table:table-cell office:value-type="float" office:value="0.338846364133406">
                <text:p>0.3388463641334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3">
                <text:p>63</text:p>
              </table:table-cell>
              <table:table-cell office:value-type="float" office:value="0.491933385376008">
                <text:p>0.4919333853760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0.327996926229508">
                <text:p>0.3279969262295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5">
                <text:p>65</text:p>
              </table:table-cell>
              <table:table-cell office:value-type="float" office:value="0.492185592185592">
                <text:p>0.4921855921855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6">
                <text:p>66</text:p>
              </table:table-cell>
              <table:table-cell office:value-type="float" office:value="0.492185592185592">
                <text:p>0.4921855921855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0.492422502870264">
                <text:p>0.4924225028702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8">
                <text:p>68</text:p>
              </table:table-cell>
              <table:table-cell office:value-type="float" office:value="0.338348416289593">
                <text:p>0.3383484162895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9">
                <text:p>69</text:p>
              </table:table-cell>
              <table:table-cell office:value-type="float" office:value="0.492645468310621">
                <text:p>0.4926454683106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">
                <text:p>70</text:p>
              </table:table-cell>
              <table:table-cell office:value-type="float" office:value="0.328464818763326">
                <text:p>0.3284648187633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1">
                <text:p>71</text:p>
              </table:table-cell>
              <table:table-cell office:value-type="float" office:value="0.49285568483364">
                <text:p>0.492855684833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2">
                <text:p>72</text:p>
              </table:table-cell>
              <table:table-cell office:value-type="float" office:value="0.49285568483364">
                <text:p>0.492855684833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3">
                <text:p>73</text:p>
              </table:table-cell>
              <table:table-cell office:value-type="float" office:value="0.49305421570519">
                <text:p>0.493054215705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0.337933003425961">
                <text:p>0.3379330034259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5">
                <text:p>75</text:p>
              </table:table-cell>
              <table:table-cell office:value-type="float" office:value="0.49324200913242">
                <text:p>0.493242009132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6">
                <text:p>76</text:p>
              </table:table-cell>
              <table:table-cell office:value-type="float" office:value="0.328857245854362">
                <text:p>0.3288572458543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7">
                <text:p>77</text:p>
              </table:table-cell>
              <table:table-cell office:value-type="float" office:value="0.493419913419913">
                <text:p>0.4934199134199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8">
                <text:p>78</text:p>
              </table:table-cell>
              <table:table-cell office:value-type="float" office:value="0.493419913419913">
                <text:p>0.4934199134199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9">
                <text:p>79</text:p>
              </table:table-cell>
              <table:table-cell office:value-type="float" office:value="0.493588689791221">
                <text:p>0.4935886897912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0">
                <text:p>80</text:p>
              </table:table-cell>
              <table:table-cell office:value-type="float" office:value="0.337581168831169">
                <text:p>0.3375811688311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0.493749023284888">
                <text:p>0.49374902328488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2">
                <text:p>82</text:p>
              </table:table-cell>
              <table:table-cell office:value-type="float" office:value="0.32919110836678">
                <text:p>0.329191108366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3">
                <text:p>83</text:p>
              </table:table-cell>
              <table:table-cell office:value-type="float" office:value="0.493901532054142">
                <text:p>0.4939015320541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0.493901532054142">
                <text:p>0.4939015320541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0.494046775336641">
                <text:p>0.4940467753366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6">
                <text:p>86</text:p>
              </table:table-cell>
              <table:table-cell office:value-type="float" office:value="0.337279349957971">
                <text:p>0.3372793499579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7">
                <text:p>87</text:p>
              </table:table-cell>
              <table:table-cell office:value-type="float" office:value="0.494185260311021">
                <text:p>0.4941852603110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8">
                <text:p>88</text:p>
              </table:table-cell>
              <table:table-cell office:value-type="float" office:value="0.329478609625668">
                <text:p>0.3294786096256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0.494317448017564">
                <text:p>0.4943174480175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0">
                <text:p>90</text:p>
              </table:table-cell>
              <table:table-cell office:value-type="float" office:value="0.494317448017564">
                <text:p>0.4943174480175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1">
                <text:p>91</text:p>
              </table:table-cell>
              <table:table-cell office:value-type="float" office:value="0.494443758488702">
                <text:p>0.4944437584887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2">
                <text:p>92</text:p>
              </table:table-cell>
              <table:table-cell office:value-type="float" office:value="0.337017586712262">
                <text:p>0.3370175867122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3">
                <text:p>93</text:p>
              </table:table-cell>
              <table:table-cell office:value-type="float" office:value="0.494564575209737">
                <text:p>0.4945645752097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4">
                <text:p>94</text:p>
              </table:table-cell>
              <table:table-cell office:value-type="float" office:value="0.329728781856441">
                <text:p>0.3297287818564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5">
                <text:p>95</text:p>
              </table:table-cell>
              <table:table-cell office:value-type="float" office:value="0.494680249009621">
                <text:p>0.4946802490096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6">
                <text:p>96</text:p>
              </table:table-cell>
              <table:table-cell office:value-type="float" office:value="0.494680249009621">
                <text:p>0.4946802490096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0.494791101465003">
                <text:p>0.4947911014650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8">
                <text:p>98</text:p>
              </table:table-cell>
              <table:table-cell office:value-type="float" office:value="0.336788399570354">
                <text:p>0.3367883995703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9">
                <text:p>99</text:p>
              </table:table-cell>
              <table:table-cell office:value-type="float" office:value="0.494897427887119">
                <text:p>0.4948974278871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0">
                <text:p>100</text:p>
              </table:table-cell>
              <table:table-cell office:value-type="float" office:value="0.329948453608247">
                <text:p>0.3299484536082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1">
                <text:p>101</text:p>
              </table:table-cell>
              <table:table-cell office:value-type="float" office:value="0.494999499949995">
                <text:p>0.4949994999499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2">
                <text:p>102</text:p>
              </table:table-cell>
              <table:table-cell office:value-type="float" office:value="0.494999499949995">
                <text:p>0.4949994999499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3">
                <text:p>103</text:p>
              </table:table-cell>
              <table:table-cell office:value-type="float" office:value="0.495097568009228">
                <text:p>0.4950975680092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4">
                <text:p>104</text:p>
              </table:table-cell>
              <table:table-cell office:value-type="float" office:value="0.336586062452399">
                <text:p>0.3365860624523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5">
                <text:p>105</text:p>
              </table:table-cell>
              <table:table-cell office:value-type="float" office:value="0.495191863153028">
                <text:p>0.49519186315302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6">
                <text:p>106</text:p>
              </table:table-cell>
              <table:table-cell office:value-type="float" office:value="0.330142883311962">
                <text:p>0.33014288331196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7">
                <text:p>107</text:p>
              </table:table-cell>
              <table:table-cell office:value-type="float" office:value="0.495282599020917">
                <text:p>0.4952825990209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8">
                <text:p>108</text:p>
              </table:table-cell>
              <table:table-cell office:value-type="float" office:value="0.495282599020917">
                <text:p>0.49528259902091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9">
                <text:p>109</text:p>
              </table:table-cell>
              <table:table-cell office:value-type="float" office:value="0.495369973420218">
                <text:p>0.4953699734202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0">
                <text:p>110</text:p>
              </table:table-cell>
              <table:table-cell office:value-type="float" office:value="0.336406117247239">
                <text:p>0.33640611724723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1">
                <text:p>111</text:p>
              </table:table-cell>
              <table:table-cell office:value-type="float" office:value="0.495454169766096">
                <text:p>0.49545416976609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2">
                <text:p>112</text:p>
              </table:table-cell>
              <table:table-cell office:value-type="float" office:value="0.330316186107471">
                <text:p>0.33031618610747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3">
                <text:p>113</text:p>
              </table:table-cell>
              <table:table-cell office:value-type="float" office:value="0.495535358367217">
                <text:p>0.49553535836721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4">
                <text:p>114</text:p>
              </table:table-cell>
              <table:table-cell office:value-type="float" office:value="0.495535358367217">
                <text:p>0.49553535836721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5">
                <text:p>115</text:p>
              </table:table-cell>
              <table:table-cell office:value-type="float" office:value="0.495613697575991">
                <text:p>0.4956136975759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6">
                <text:p>116</text:p>
              </table:table-cell>
              <table:table-cell office:value-type="float" office:value="0.336245041196216">
                <text:p>0.3362450411962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7">
                <text:p>117</text:p>
              </table:table-cell>
              <table:table-cell office:value-type="float" office:value="0.49568933481977">
                <text:p>0.4956893348197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8">
                <text:p>118</text:p>
              </table:table-cell>
              <table:table-cell office:value-type="float" office:value="0.330471628592483">
                <text:p>0.33047162859248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9">
                <text:p>119</text:p>
              </table:table-cell>
              <table:table-cell office:value-type="float" office:value="0.495762407527113">
                <text:p>0.4957624075271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0">
                <text:p>120</text:p>
              </table:table-cell>
              <table:table-cell office:value-type="float" office:value="0.495762407527113">
                <text:p>0.49576240752711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1">
                <text:p>121</text:p>
              </table:table-cell>
              <table:table-cell office:value-type="float" office:value="0.495833043961386">
                <text:p>0.49583304396138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0.336100013776002">
                <text:p>0.33610001377600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3">
                <text:p>123</text:p>
              </table:table-cell>
              <table:table-cell office:value-type="float" office:value="0.495901363972317">
                <text:p>0.49590136397231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4">
                <text:p>124</text:p>
              </table:table-cell>
              <table:table-cell office:value-type="float" office:value="0.330611836843508">
                <text:p>0.33061183684350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0.495967479674797">
                <text:p>0.4959674796747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6">
                <text:p>126</text:p>
              </table:table-cell>
              <table:table-cell office:value-type="float" office:value="0.495967479674797">
                <text:p>0.49596747967479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7">
                <text:p>127</text:p>
              </table:table-cell>
              <table:table-cell office:value-type="float" office:value="0.496031496062992">
                <text:p>0.49603149606299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8">
                <text:p>128</text:p>
              </table:table-cell>
              <table:table-cell office:value-type="float" office:value="0.33596875">
                <text:p>0.335968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9">
                <text:p>129</text:p>
              </table:table-cell>
              <table:table-cell office:value-type="float" office:value="0.496093511566868">
                <text:p>0.49609351156686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0">
                <text:p>130</text:p>
              </table:table-cell>
              <table:table-cell office:value-type="float" office:value="0.330738946093277">
                <text:p>0.33073894609327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1">
                <text:p>131</text:p>
              </table:table-cell>
              <table:table-cell office:value-type="float" office:value="0.496153618557311">
                <text:p>0.49615361855731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2">
                <text:p>132</text:p>
              </table:table-cell>
              <table:table-cell office:value-type="float" office:value="0.496153618557311">
                <text:p>0.49615361855731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3">
                <text:p>133</text:p>
              </table:table-cell>
              <table:table-cell office:value-type="float" office:value="0.496211903805315">
                <text:p>0.4962119038053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4">
                <text:p>134</text:p>
              </table:table-cell>
              <table:table-cell office:value-type="float" office:value="0.335849379058904">
                <text:p>0.33584937905890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5">
                <text:p>135</text:p>
              </table:table-cell>
              <table:table-cell office:value-type="float" office:value="0.496268448900028">
                <text:p>0.49626844890002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6">
                <text:p>136</text:p>
              </table:table-cell>
              <table:table-cell office:value-type="float" office:value="0.330854710305175">
                <text:p>0.3308547103051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7">
                <text:p>137</text:p>
              </table:table-cell>
              <table:table-cell office:value-type="float" office:value="0.4963233306299">
                <text:p>0.496323330629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8">
                <text:p>138</text:p>
              </table:table-cell>
              <table:table-cell office:value-type="float" office:value="0.4963233306299">
                <text:p>0.496323330629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9">
                <text:p>139</text:p>
              </table:table-cell>
              <table:table-cell office:value-type="float" office:value="0.496376621330673">
                <text:p>0.49637662133067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0">
                <text:p>140</text:p>
              </table:table-cell>
              <table:table-cell office:value-type="float" office:value="0.335740354535975">
                <text:p>0.3357403545359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1">
                <text:p>141</text:p>
              </table:table-cell>
              <table:table-cell office:value-type="float" office:value="0.496428389203531">
                <text:p>0.49642838920353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2">
                <text:p>142</text:p>
              </table:table-cell>
              <table:table-cell office:value-type="float" office:value="0.330960583645759">
                <text:p>0.33096058364575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3">
                <text:p>143</text:p>
              </table:table-cell>
              <table:table-cell office:value-type="float" office:value="0.496478698606358">
                <text:p>0.49647869860635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4">
                <text:p>144</text:p>
              </table:table-cell>
              <table:table-cell office:value-type="float" office:value="0.496478698606358">
                <text:p>0.49647869860635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5">
                <text:p>145</text:p>
              </table:table-cell>
              <table:table-cell office:value-type="float" office:value="0.496527610320714">
                <text:p>0.49652761032071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6">
                <text:p>146</text:p>
              </table:table-cell>
              <table:table-cell office:value-type="float" office:value="0.33564038701025">
                <text:p>0.335640387010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7">
                <text:p>147</text:p>
              </table:table-cell>
              <table:table-cell office:value-type="float" office:value="0.496575181796857">
                <text:p>0.49657518179685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8">
                <text:p>148</text:p>
              </table:table-cell>
              <table:table-cell office:value-type="float" office:value="0.331057781919851">
                <text:p>0.33105778191985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9">
                <text:p>149</text:p>
              </table:table-cell>
              <table:table-cell office:value-type="float" office:value="0.496621467378898">
                <text:p>0.49662146737889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0">
                <text:p>150</text:p>
              </table:table-cell>
              <table:table-cell office:value-type="float" office:value="0.496621467378898">
                <text:p>0.49662146737889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1">
                <text:p>151</text:p>
              </table:table-cell>
              <table:table-cell office:value-type="float" office:value="0.496666518511934">
                <text:p>0.49666651851193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2">
                <text:p>152</text:p>
              </table:table-cell>
              <table:table-cell office:value-type="float" office:value="0.335548392794066">
                <text:p>0.33554839279406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3">
                <text:p>153</text:p>
              </table:table-cell>
              <table:table-cell office:value-type="float" office:value="0.496710383932823">
                <text:p>0.49671038393282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4">
                <text:p>154</text:p>
              </table:table-cell>
              <table:table-cell office:value-type="float" office:value="0.3311473294917">
                <text:p>0.331147329491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5">
                <text:p>155</text:p>
              </table:table-cell>
              <table:table-cell office:value-type="float" office:value="0.496753109846089">
                <text:p>0.49675310984608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6">
                <text:p>156</text:p>
              </table:table-cell>
              <table:table-cell office:value-type="float" office:value="0.496753109846089">
                <text:p>0.4967531098460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7">
                <text:p>157</text:p>
              </table:table-cell>
              <table:table-cell office:value-type="float" office:value="0.496794740086295">
                <text:p>0.49679474008629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8">
                <text:p>158</text:p>
              </table:table-cell>
              <table:table-cell office:value-type="float" office:value="0.335463454471213">
                <text:p>0.3354634544712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9">
                <text:p>159</text:p>
              </table:table-cell>
              <table:table-cell office:value-type="float" office:value="0.496835316268077">
                <text:p>0.49683531626807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0">
                <text:p>160</text:p>
              </table:table-cell>
              <table:table-cell office:value-type="float" office:value="0.331230095541401">
                <text:p>0.33123009554140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1">
                <text:p>161</text:p>
              </table:table-cell>
              <table:table-cell office:value-type="float" office:value="0.496874877924919">
                <text:p>0.49687487792491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2">
                <text:p>162</text:p>
              </table:table-cell>
              <table:table-cell office:value-type="float" office:value="0.496874877924919">
                <text:p>0.49687487792491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3">
                <text:p>163</text:p>
              </table:table-cell>
              <table:table-cell office:value-type="float" office:value="0.496913462637656">
                <text:p>0.49691346263765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4">
                <text:p>164</text:p>
              </table:table-cell>
              <table:table-cell office:value-type="float" office:value="0.335384790183306">
                <text:p>0.33538479018330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5">
                <text:p>165</text:p>
              </table:table-cell>
              <table:table-cell office:value-type="float" office:value="0.49695110615356">
                <text:p>0.4969511061535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6">
                <text:p>166</text:p>
              </table:table-cell>
              <table:table-cell office:value-type="float" office:value="0.331306822381551">
                <text:p>0.33130682238155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7">
                <text:p>167</text:p>
              </table:table-cell>
              <table:table-cell office:value-type="float" office:value="0.496987842496825">
                <text:p>0.4969878424968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8">
                <text:p>168</text:p>
              </table:table-cell>
              <table:table-cell office:value-type="float" office:value="0.496987842496825">
                <text:p>0.4969878424968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9">
                <text:p>169</text:p>
              </table:table-cell>
              <table:table-cell office:value-type="float" office:value="0.497023704071148">
                <text:p>0.49702370407114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0">
                <text:p>170</text:p>
              </table:table-cell>
              <table:table-cell office:value-type="float" office:value="0.335311729482212">
                <text:p>0.3353117294822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1">
                <text:p>171</text:p>
              </table:table-cell>
              <table:table-cell office:value-type="float" office:value="0.497058721755078">
                <text:p>0.49705872175507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2">
                <text:p>172</text:p>
              </table:table-cell>
              <table:table-cell office:value-type="float" office:value="0.331378147791386">
                <text:p>0.33137814779138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3">
                <text:p>173</text:p>
              </table:table-cell>
              <table:table-cell office:value-type="float" office:value="0.497092924990704">
                <text:p>0.49709292499070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4">
                <text:p>174</text:p>
              </table:table-cell>
              <table:table-cell office:value-type="float" office:value="0.497092924990704">
                <text:p>0.49709292499070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5">
                <text:p>175</text:p>
              </table:table-cell>
              <table:table-cell office:value-type="float" office:value="0.497126341866226">
                <text:p>0.49712634186622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6">
                <text:p>176</text:p>
              </table:table-cell>
              <table:table-cell office:value-type="float" office:value="0.335243694167105">
                <text:p>0.33524369416710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7">
                <text:p>177</text:p>
              </table:table-cell>
              <table:table-cell office:value-type="float" office:value="0.497158999192898">
                <text:p>0.49715899919289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8">
                <text:p>178</text:p>
              </table:table-cell>
              <table:table-cell office:value-type="float" office:value="0.331444622792937">
                <text:p>0.33144462279293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9">
                <text:p>179</text:p>
              </table:table-cell>
              <table:table-cell office:value-type="float" office:value="0.497190922576776">
                <text:p>0.49719092257677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0">
                <text:p>180</text:p>
              </table:table-cell>
              <table:table-cell office:value-type="float" office:value="0.497190922576776">
                <text:p>0.49719092257677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1">
                <text:p>181</text:p>
              </table:table-cell>
              <table:table-cell office:value-type="float" office:value="0.497222136485694">
                <text:p>0.4972221364856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2">
                <text:p>182</text:p>
              </table:table-cell>
              <table:table-cell office:value-type="float" office:value="0.335180182945546">
                <text:p>0.33518018294554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3">
                <text:p>183</text:p>
              </table:table-cell>
              <table:table-cell office:value-type="float" office:value="0.497252664311808">
                <text:p>0.49725266431180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4">
                <text:p>184</text:p>
              </table:table-cell>
              <table:table-cell office:value-type="float" office:value="0.331506725918809">
                <text:p>0.33150672591880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5">
                <text:p>185</text:p>
              </table:table-cell>
              <table:table-cell office:value-type="float" office:value="0.497282528430069">
                <text:p>0.49728252843006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6">
                <text:p>186</text:p>
              </table:table-cell>
              <table:table-cell office:value-type="float" office:value="0.497282528430069">
                <text:p>0.49728252843006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7">
                <text:p>187</text:p>
              </table:table-cell>
              <table:table-cell office:value-type="float" office:value="0.497311750252927">
                <text:p>0.49731175025292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8">
                <text:p>188</text:p>
              </table:table-cell>
              <table:table-cell office:value-type="float" office:value="0.335120759056929">
                <text:p>0.33512075905692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9">
                <text:p>189</text:p>
              </table:table-cell>
              <table:table-cell office:value-type="float" office:value="0.497340350281527">
                <text:p>0.49734035028152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0">
                <text:p>190</text:p>
              </table:table-cell>
              <table:table-cell office:value-type="float" office:value="0.331564874753729">
                <text:p>0.33156487475372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1">
                <text:p>191</text:p>
              </table:table-cell>
              <table:table-cell office:value-type="float" office:value="0.497368348153688">
                <text:p>0.49736834815368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2">
                <text:p>192</text:p>
              </table:table-cell>
              <table:table-cell office:value-type="float" office:value="0.497368348153688">
                <text:p>0.49736834815368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3">
                <text:p>193</text:p>
              </table:table-cell>
              <table:table-cell office:value-type="float" office:value="0.497395762688875">
                <text:p>0.4973957626888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4">
                <text:p>194</text:p>
              </table:table-cell>
              <table:table-cell office:value-type="float" office:value="0.335065040211583">
                <text:p>0.33506504021158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5">
                <text:p>195</text:p>
              </table:table-cell>
              <table:table-cell office:value-type="float" office:value="0.497422611930384">
                <text:p>0.49742261193038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6">
                <text:p>196</text:p>
              </table:table-cell>
              <table:table-cell office:value-type="float" office:value="0.331619435338902">
                <text:p>0.33161943533890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7">
                <text:p>197</text:p>
              </table:table-cell>
              <table:table-cell office:value-type="float" office:value="0.497448913184954">
                <text:p>0.49744891318495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8">
                <text:p>198</text:p>
              </table:table-cell>
              <table:table-cell office:value-type="float" office:value="0.497448913184954">
                <text:p>0.49744891318495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9">
                <text:p>199</text:p>
              </table:table-cell>
              <table:table-cell office:value-type="float" office:value="0.49747468305997">
                <text:p>0.4974746830599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0">
                <text:p>200</text:p>
              </table:table-cell>
              <table:table-cell office:value-type="float" office:value="0.33501269035533">
                <text:p>0.335012690355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